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8535in"/>
    </style:style>
    <style:style style:name="co3" style:family="table-column">
      <style:table-column-properties fo:break-before="auto" style:column-width="0.8646in"/>
    </style:style>
    <style:style style:name="co4" style:family="table-column">
      <style:table-column-properties fo:break-before="auto" style:column-width="0.7035in"/>
    </style:style>
    <style:style style:name="co5" style:family="table-column">
      <style:table-column-properties fo:break-before="auto" style:column-width="0.7417in"/>
    </style:style>
    <style:style style:name="co6" style:family="table-column">
      <style:table-column-properties fo:break-before="auto" style:column-width="0.7028in"/>
    </style:style>
    <style:style style:name="co7" style:family="table-column">
      <style:table-column-properties fo:break-before="auto" style:column-width="0.7547in"/>
    </style:style>
    <style:style style:name="co8" style:family="table-column">
      <style:table-column-properties fo:break-before="auto" style:column-width="0.4984in"/>
    </style:style>
    <style:style style:name="co9" style:family="table-column">
      <style:table-column-properties fo:break-before="auto" style:column-width="0.5236in"/>
    </style:style>
    <style:style style:name="co10" style:family="table-column">
      <style:table-column-properties fo:break-before="auto" style:column-width="0.2409in"/>
    </style:style>
    <style:style style:name="co11" style:family="table-column">
      <style:table-column-properties fo:break-before="auto" style:column-width="0.7571in"/>
    </style:style>
    <style:style style:name="co12" style:family="table-column">
      <style:table-column-properties fo:break-before="auto" style:column-width="0.7189in"/>
    </style:style>
    <style:style style:name="co13" style:family="table-column">
      <style:table-column-properties fo:break-before="auto" style:column-width="0.6673in"/>
    </style:style>
    <style:style style:name="co14" style:family="table-column">
      <style:table-column-properties fo:break-before="auto" style:column-width="0.3083in"/>
    </style:style>
    <style:style style:name="co15" style:family="table-column">
      <style:table-column-properties fo:break-before="auto" style:column-width="0.5646in"/>
    </style:style>
    <style:style style:name="co16" style:family="table-column">
      <style:table-column-properties fo:break-before="auto" style:column-width="0.302in"/>
    </style:style>
    <style:style style:name="co17" style:family="table-column">
      <style:table-column-properties fo:break-before="auto" style:column-width="0.5in"/>
    </style:style>
    <style:style style:name="co18" style:family="table-column">
      <style:table-column-properties fo:break-before="auto" style:column-width="0.2in"/>
    </style:style>
    <style:style style:name="co19" style:family="table-column">
      <style:table-column-properties fo:break-before="auto" style:column-width="0.75in"/>
    </style:style>
    <style:style style:name="co20" style:family="table-column">
      <style:table-column-properties fo:break-before="auto" style:column-width="0.1783in"/>
    </style:style>
    <style:style style:name="co21" style:family="table-column">
      <style:table-column-properties fo:break-before="auto" style:column-width="0.25in"/>
    </style:style>
    <style:style style:name="co22" style:family="table-column">
      <style:table-column-properties fo:break-before="auto" style:column-width="0.898in"/>
    </style:style>
    <style:style style:name="co23" style:family="table-column">
      <style:table-column-properties fo:break-before="auto" style:column-width="5.2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9in" fo:break-before="auto" style:use-optimal-row-height="true"/>
    </style:style>
    <style:style style:name="ro3" style:family="table-row">
      <style:table-row-properties style:row-height="0.3291in" fo:break-before="auto" style:use-optimal-row-height="false"/>
    </style:style>
    <style:style style:name="ro4" style:family="table-row">
      <style:table-row-properties style:row-height="0.4in" fo:break-before="auto" style:use-optimal-row-height="false"/>
    </style:style>
    <style:style style:name="ro5" style:family="table-row">
      <style:table-row-properties style:row-height="0.2in" fo:break-before="auto" style:use-optimal-row-height="false"/>
    </style:style>
    <style:style style:name="ro6" style:family="table-row">
      <style:table-row-properties style:row-height="0.5in" fo:break-before="auto" style:use-optimal-row-height="false"/>
    </style:style>
    <style:style style:name="ro7" style:family="table-row">
      <style:table-row-properties style:row-height="0.178in" fo:break-before="auto" style:use-optimal-row-height="false"/>
    </style:style>
    <style:style style:name="ro8" style:family="table-row">
      <style:table-row-properties style:row-height="0.3in" fo:break-before="auto" style:use-optimal-row-height="false"/>
    </style:style>
    <style:style style:name="ro9" style:family="table-row">
      <style:table-row-properties style:row-height="0.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/>
      <style:text-properties style:text-position="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fo:color="#808080" style:text-position="" fo:font-weight="normal" style:font-weight-asian="normal" style:font-weight-complex="normal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in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order-left="none" fo:border-right="none" fo:border-top="0.06pt solid #000000"/>
      <style:text-properties style:text-position=""/>
    </style:style>
    <style:style style:name="ce13" style:family="table-cell" style:parent-style-name="Default">
      <style:table-cell-properties fo:wrap-option="wrap"/>
      <style:text-properties style:text-position="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3" style:family="table-cell" style:parent-style-name="Default">
      <style:table-cell-properties fo:border="0.06pt solid #000000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text-position=""/>
    </style:style>
    <style:style style:name="ce6" style:family="table-cell" style:parent-style-name="Default">
      <style:table-cell-properties fo:wrap-option="wrap" fo:border="none"/>
      <style:text-properties style:text-position=""/>
    </style:style>
    <style:style style:name="ce7" style:family="table-cell" style:parent-style-name="Default">
      <style:table-cell-properties fo:border="none"/>
      <style:text-properties style:text-position=""/>
    </style:style>
    <style:style style:name="ce8" style:family="table-cell" style:parent-style-name="Default">
      <style:table-cell-properties fo:border="0.06pt solid #000000"/>
      <style:text-properties fo:color="#808080" style:text-position="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text-position="" fo:font-weight="normal" style:font-weight-asian="normal" style:font-weight-complex="normal"/>
    </style:style>
    <style:style style:name="ce14" style:family="table-cell" style:parent-style-name="Default">
      <style:table-cell-properties fo:border-bottom="none" fo:border-left="0.06pt solid #000000" fo:border-right="0.06pt solid #000000" fo:border-top="0.06pt solid #000000"/>
      <style:text-properties style:text-position=""/>
    </style:style>
    <style:style style:name="ce15" style:family="table-cell" style:parent-style-name="Default" style:data-style-name="N122">
      <style:text-properties style:text-position="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text-position=""/>
    </style:style>
    <style:style style:name="ce18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2.01pt solid #000000" style:vertical-align="middle"/>
      <style:paragraph-properties fo:text-align="center"/>
      <style:text-properties style:text-position=""/>
    </style:style>
    <style:style style:name="ce19" style:family="table-cell" style:parent-style-name="Default">
      <style:table-cell-properties fo:border-bottom="none" style:text-align-source="fix" style:repeat-content="false" fo:background-color="transparent" fo:border-left="2.01pt solid #000000" fo:border-right="2.01pt solid #000000" fo:border-top="none" style:vertical-align="middle"/>
      <style:paragraph-properties fo:text-align="center"/>
      <style:text-properties style:text-position=""/>
    </style:style>
    <style:style style:name="ce20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none" fo:border-top="none" style:vertical-align="middle"/>
      <style:paragraph-properties fo:text-align="center"/>
      <style:text-properties style:text-position=""/>
    </style:style>
    <style:style style:name="ce21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2.01pt solid #000000" style:vertical-align="middle"/>
      <style:paragraph-properties fo:text-align="center"/>
      <style:text-properties style:text-position=""/>
    </style:style>
    <style:style style:name="ce22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none" style:vertical-align="middle"/>
      <style:paragraph-properties fo:text-align="center"/>
      <style:text-properties style:text-position=""/>
    </style:style>
    <style:style style:name="ce23" style:family="table-cell" style:parent-style-name="Default">
      <style:table-cell-properties fo:border-bottom="2.01pt solid #000000" style:text-align-source="fix" style:repeat-content="false" fo:background-color="transparent" fo:border-left="none" fo:border-right="2.01pt solid #000000" fo:border-top="none" style:vertical-align="middle"/>
      <style:paragraph-properties fo:text-align="center"/>
      <style:text-properties style:text-position=""/>
    </style:style>
    <style:style style:name="ce24" style:family="table-cell" style:parent-style-name="Default">
      <style:table-cell-properties fo:background-color="transparent"/>
      <style:text-properties style:text-position=""/>
    </style:style>
    <style:style style:name="ce25" style:family="table-cell" style:parent-style-name="Default">
      <style:table-cell-properties fo:border-bottom="none" fo:background-color="#ffff99" style:text-align-source="fix" style:repeat-content="false" fo:border-left="2.01pt solid #000000" fo:border-right="none" fo:border-top="2.01pt solid #000000" style:vertical-align="middle"/>
      <style:paragraph-properties fo:text-align="center"/>
      <style:text-properties style:text-position=""/>
    </style:style>
    <style:style style:name="ce26" style:family="table-cell" style:parent-style-name="Default">
      <style:table-cell-properties fo:border-bottom="none" fo:background-color="#ffff99" style:text-align-source="fix" style:repeat-content="false" fo:border-left="2.01pt solid #000000" fo:border-right="2.01pt solid #000000" fo:border-top="none" style:vertical-align="middle"/>
      <style:paragraph-properties fo:text-align="center"/>
      <style:text-properties style:text-position=""/>
    </style:style>
    <style:style style:name="ce27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none" fo:border-top="none" style:vertical-align="middle"/>
      <style:paragraph-properties fo:text-align="center"/>
      <style:text-properties style:text-position=""/>
    </style:style>
    <style:style style:name="ce28" style:family="table-cell" style:parent-style-name="Default">
      <style:table-cell-properties fo:border-bottom="none" fo:background-color="#ffff99" style:text-align-source="fix" style:repeat-content="false" fo:border-left="none" fo:border-right="2.01pt solid #000000" fo:border-top="2.01pt solid #000000" style:vertical-align="middle"/>
      <style:paragraph-properties fo:text-align="center"/>
      <style:text-properties style:text-position=""/>
    </style:style>
    <style:style style:name="ce29" style:family="table-cell" style:parent-style-name="Default">
      <style:table-cell-properties fo:border-bottom="none" fo:background-color="#ffff99" style:text-align-source="fix" style:repeat-content="false" fo:border-left="none" fo:border-right="2.01pt solid #000000" fo:border-top="none" style:vertical-align="middle"/>
      <style:paragraph-properties fo:text-align="center"/>
      <style:text-properties style:text-position=""/>
    </style:style>
    <style:style style:name="ce30" style:family="table-cell" style:parent-style-name="Default">
      <style:table-cell-properties fo:border-bottom="2.01pt solid #000000" fo:background-color="#ffff99" style:text-align-source="fix" style:repeat-content="false" fo:border-left="none" fo:border-right="2.01pt solid #000000" fo:border-top="none" style:vertical-align="middle"/>
      <style:paragraph-properties fo:text-align="center"/>
      <style:text-properties style:text-position="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80" style:text-position=""/>
    </style:style>
    <style:style style:name="ce33" style:family="table-cell" style:parent-style-name="Default">
      <style:text-properties fo:color="#000080" style:text-position=""/>
    </style:style>
    <style:style style:name="ce34" style:family="table-cell" style:parent-style-name="Default">
      <style:text-properties style:text-position="" fo:font-weight="bold" style:font-weight-asian="bold" style:font-weight-complex="bold"/>
    </style:style>
    <style:style style:name="ce35" style:family="table-cell" style:parent-style-name="Default">
      <style:text-properties fo:color="#000080" style:text-position="" fo:font-weight="bold" style:font-weight-asian="bold" style:font-weight-complex="bold"/>
    </style:style>
    <style:style style:name="ce36" style:family="table-cell" style:parent-style-name="Default">
      <style:text-properties style:use-window-font-color="true" style:text-position=""/>
    </style:style>
    <style:style style:name="ce37" style:family="table-cell" style:parent-style-name="Default">
      <style:text-properties style:use-window-font-color="true" style:text-position="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position="" fo:font-weight="bold" style:font-weight-asian="bold" style:font-weight-complex="bold"/>
    </style:style>
    <style:style style:name="ce39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none" style:vertical-align="middle"/>
      <style:paragraph-properties fo:text-align="center"/>
      <style:text-properties style:text-position=""/>
    </style:style>
    <style:style style:name="ce40" style:family="table-cell" style:parent-style-name="Default">
      <style:table-cell-properties fo:border-bottom="none" style:text-align-source="fix" style:repeat-content="false" fo:background-color="transparent" fo:border-left="2.01pt solid #000000" fo:border-right="2.01pt solid #000000" fo:border-top="non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41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non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42" style:family="table-cell" style:parent-style-name="Default">
      <style:table-cell-properties fo:border-bottom="2.01pt solid #000000" fo:border-left="2.01pt solid #000000" fo:border-right="none" fo:border-top="none"/>
      <style:text-properties style:text-position=""/>
    </style:style>
    <style:style style:name="ce43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non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44" style:family="table-cell" style:parent-style-name="Default">
      <style:table-cell-properties fo:border-bottom="2.01pt solid #000000" fo:border-left="none" fo:border-right="2.01pt solid #000000" fo:border-top="none"/>
      <style:text-properties style:text-position="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/>
    </style:style>
    <style:style style:name="ce46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text-position=""/>
    </style:style>
    <style:style style:name="ce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text-position="" style:font-name="Liberation Sans" fo:font-size="12pt" fo:font-weight="bold" style:font-name-asian="DejaVu Sans" style:font-size-asian="12pt" style:font-weight-asian="bold" style:font-name-complex="Lohit Devanagari" style:font-size-complex="12pt" style:font-weight-complex="bold"/>
    </style:style>
    <style:style style:name="ce48" style:family="table-cell" style:parent-style-name="Default">
      <style:table-cell-properties fo:border-bottom="2.01pt solid #000000" fo:background-color="transparent" fo:border-left="2.01pt solid #000000" fo:border-right="none" fo:border-top="none"/>
      <style:text-properties style:text-position=""/>
    </style:style>
    <style:style style:name="ce49" style:family="table-cell" style:parent-style-name="Default">
      <style:table-cell-properties fo:border-bottom="2.01pt solid #000000" fo:background-color="transparent" fo:border-left="none" fo:border-right="2.01pt solid #000000" fo:border-top="none"/>
      <style:text-properties style:text-position=""/>
    </style:style>
    <style:style style:name="ce50" style:family="table-cell" style:parent-style-name="Default">
      <style:table-cell-properties fo:background-color="transparent"/>
      <style:text-properties style:use-window-font-color="true" style:text-position="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text-position=""/>
    </style:style>
    <style:style style:name="ce56" style:family="table-cell" style:parent-style-name="Default">
      <style:table-cell-properties fo:wrap-option="wrap" fo:border="0.06pt solid #000000"/>
    </style:style>
    <style:style style:name="ce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8" style:family="table-cell" style:parent-style-name="Default">
      <style:table-cell-properties fo:border="0.06pt solid #000000"/>
    </style:style>
    <style:style style:name="ce5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60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61" style:family="table-cell" style:parent-style-name="Default">
      <style:table-cell-properties fo:wrap-option="wrap" fo:border="none"/>
    </style:style>
    <style:style style:name="ce62" style:family="table-cell" style:parent-style-name="Default">
      <style:table-cell-properties fo:border="none"/>
    </style:style>
    <style:style style:name="ce63" style:family="table-cell" style:parent-style-name="Default">
      <style:table-cell-properties fo:border="0.06pt solid #000000"/>
      <style:text-properties fo:color="#808080"/>
    </style:style>
    <style:style style:name="ce64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fo:font-weight="normal" style:font-weight-asian="normal" style:font-weight-complex="normal"/>
    </style:style>
    <style:style style:name="ce65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fo:color="#808080" fo:font-weight="normal" style:font-weight-asian="normal" style:font-weight-complex="normal"/>
    </style:style>
    <style:style style:name="ce6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in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-bottom="0.06pt solid #000000" fo:border-left="none" fo:border-right="none" fo:border-top="0.06pt solid #000000"/>
    </style:style>
    <style:style style:name="ce68" style:family="table-cell" style:parent-style-name="Default">
      <style:table-cell-properties fo:wrap-option="wrap"/>
    </style:style>
    <style:style style:name="ce69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70" style:family="table-cell" style:parent-style-name="Default" style:data-style-name="N122"/>
    <style:style style:name="ce7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73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2.01pt solid #000000" style:vertical-align="middle"/>
      <style:paragraph-properties fo:text-align="center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01pt solid #000000" fo:border-right="2.01pt solid #000000" fo:border-top="none" style:vertical-align="middle"/>
      <style:paragraph-properties fo:text-align="center"/>
    </style:style>
    <style:style style:name="ce75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none" fo:border-top="none" style:vertical-align="middle"/>
      <style:paragraph-properties fo:text-align="center"/>
    </style:style>
    <style:style style:name="ce76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2.01pt solid #000000" style:vertical-align="middle"/>
      <style:paragraph-properties fo:text-align="center"/>
    </style:style>
    <style:style style:name="ce77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none" style:vertical-align="middle"/>
      <style:paragraph-properties fo:text-align="center"/>
    </style:style>
    <style:style style:name="ce78" style:family="table-cell" style:parent-style-name="Default">
      <style:table-cell-properties fo:border-bottom="2.01pt solid #000000" style:text-align-source="fix" style:repeat-content="false" fo:background-color="transparent" fo:border-left="none" fo:border-right="2.01pt solid #000000" fo:border-top="none" style:vertical-align="middle"/>
      <style:paragraph-properties fo:text-align="center"/>
    </style:style>
    <style:style style:name="ce79" style:family="table-cell" style:parent-style-name="Default">
      <style:table-cell-properties fo:background-color="transparent"/>
    </style:style>
    <style:style style:name="ce80" style:family="table-cell" style:parent-style-name="Default">
      <style:table-cell-properties fo:border-bottom="none" fo:background-color="#ffff99" style:text-align-source="fix" style:repeat-content="false" fo:border-left="2.01pt solid #000000" fo:border-right="none" fo:border-top="2.01pt solid #000000" style:vertical-align="middle"/>
      <style:paragraph-properties fo:text-align="center"/>
    </style:style>
    <style:style style:name="ce81" style:family="table-cell" style:parent-style-name="Default">
      <style:table-cell-properties fo:border-bottom="none" fo:background-color="#ffff99" style:text-align-source="fix" style:repeat-content="false" fo:border-left="2.01pt solid #000000" fo:border-right="2.01pt solid #000000" fo:border-top="none" style:vertical-align="middle"/>
      <style:paragraph-properties fo:text-align="center"/>
    </style:style>
    <style:style style:name="ce82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none" fo:border-top="none" style:vertical-align="middle"/>
      <style:paragraph-properties fo:text-align="center"/>
    </style:style>
    <style:style style:name="ce83" style:family="table-cell" style:parent-style-name="Default">
      <style:table-cell-properties fo:border-bottom="none" fo:background-color="#ffff99" style:text-align-source="fix" style:repeat-content="false" fo:border-left="none" fo:border-right="2.01pt solid #000000" fo:border-top="2.01pt solid #000000" style:vertical-align="middle"/>
      <style:paragraph-properties fo:text-align="center"/>
    </style:style>
    <style:style style:name="ce84" style:family="table-cell" style:parent-style-name="Default">
      <style:table-cell-properties fo:border-bottom="none" fo:background-color="#ffff99" style:text-align-source="fix" style:repeat-content="false" fo:border-left="none" fo:border-right="2.01pt solid #000000" fo:border-top="none" style:vertical-align="middle"/>
      <style:paragraph-properties fo:text-align="center"/>
    </style:style>
    <style:style style:name="ce85" style:family="table-cell" style:parent-style-name="Default">
      <style:table-cell-properties fo:border-bottom="2.01pt solid #000000" fo:background-color="#ffff99" style:text-align-source="fix" style:repeat-content="false" fo:border-left="none" fo:border-right="2.01pt solid #000000" fo:border-top="none" style:vertical-align="middle"/>
      <style:paragraph-properties fo:text-align="center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80"/>
    </style:style>
    <style:style style:name="ce88" style:family="table-cell" style:parent-style-name="Default">
      <style:text-properties fo:color="#000080"/>
    </style:style>
    <style:style style:name="ce89" style:family="table-cell" style:parent-style-name="Default">
      <style:text-properties fo:font-weight="bold" style:font-weight-asian="bold" style:font-weight-complex="bold"/>
    </style:style>
    <style:style style:name="ce90" style:family="table-cell" style:parent-style-name="Default">
      <style:text-properties fo:color="#000080" fo:font-weight="bold" style:font-weight-asian="bold" style:font-weight-complex="bold"/>
    </style:style>
    <style:style style:name="ce91" style:family="table-cell" style:parent-style-name="Default">
      <style:text-properties style:use-window-font-color="true"/>
    </style:style>
    <style:style style:name="ce92" style:family="table-cell" style:parent-style-name="Default">
      <style:text-properties style:use-window-font-color="true" fo:font-weight="bold" style:font-weight-asian="bold" style:font-weight-complex="bold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94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none" style:vertical-align="middle"/>
      <style:paragraph-properties fo:text-align="center"/>
    </style:style>
    <style:style style:name="ce95" style:family="table-cell" style:parent-style-name="Default">
      <style:table-cell-properties fo:border-bottom="none" style:text-align-source="fix" style:repeat-content="false" fo:background-color="transparent" fo:border-left="2.01pt solid #000000" fo:border-right="2.01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96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-bottom="2.01pt solid #000000" fo:border-left="2.01pt solid #000000" fo:border-right="none" fo:border-top="none"/>
    </style:style>
    <style:style style:name="ce98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99" style:family="table-cell" style:parent-style-name="Default">
      <style:table-cell-properties fo:border-bottom="2.01pt solid #000000" fo:border-left="none" fo:border-right="2.01pt solid #000000" fo:border-top="none"/>
    </style:style>
    <style:style style:name="ce10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1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0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Liberation Sans" fo:font-size="12pt" fo:font-weight="bold" style:font-name-asian="DejaVu Sans" style:font-size-asian="12pt" style:font-weight-asian="bold" style:font-name-complex="Lohit Devanagari" style:font-size-complex="12pt" style:font-weight-complex="bold"/>
    </style:style>
    <style:style style:name="ce103" style:family="table-cell" style:parent-style-name="Default">
      <style:table-cell-properties fo:border-bottom="2.01pt solid #000000" fo:background-color="transparent" fo:border-left="2.01pt solid #000000" fo:border-right="none" fo:border-top="none"/>
    </style:style>
    <style:style style:name="ce104" style:family="table-cell" style:parent-style-name="Default">
      <style:table-cell-properties fo:border-bottom="2.01pt solid #000000" fo:background-color="transparent" fo:border-left="none" fo:border-right="2.01pt solid #000000" fo:border-top="none"/>
    </style:style>
    <style:style style:name="ce105" style:family="table-cell" style:parent-style-name="Default">
      <style:table-cell-properties fo:background-color="transparent"/>
      <style:text-properties style:use-window-font-color="true"/>
    </style:style>
    <style:style style:name="ce106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07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</style:style>
    <style:style style:name="ce108" style:family="table-cell" style:parent-style-name="Default" style:data-style-name="N122">
      <style:table-cell-properties fo:border-bottom="0.06pt solid #000000" fo:border-left="none" fo:border-right="none" fo:border-top="none"/>
    </style:style>
    <style:style style:name="ce109" style:family="table-cell" style:parent-style-name="Default" style:data-style-name="N122">
      <style:table-cell-properties fo:background-color="transparent"/>
    </style:style>
    <style:style style:name="ce110" style:family="table-cell" style:parent-style-name="Default" style:data-style-name="N122">
      <style:table-cell-properties fo:border-bottom="0.06pt solid #000000" fo:background-color="transparent" fo:border-left="none" fo:border-right="none" fo:border-top="none"/>
    </style:style>
    <style:style style:name="ce111" style:family="table-cell" style:parent-style-name="Default" style:data-style-name="N122">
      <style:table-cell-properties fo:background-color="transparent"/>
      <style:text-properties style:font-name="Liberation Sans" style:font-name-asian="DejaVu Sans" style:font-name-complex="Lohit Devanagari"/>
    </style:style>
    <style:style style:name="ce112" style:family="table-cell" style:parent-style-name="Default" style:data-style-name="N122">
      <style:table-cell-properties fo:border-bottom="2.01pt solid #000000" fo:background-color="transparent" fo:border-left="none" fo:border-right="none" fo:border-top="none"/>
    </style:style>
    <style:style style:name="ce113" style:family="table-cell" style:parent-style-name="Default" style:data-style-name="N122">
      <style:table-cell-properties fo:background-color="#99ff66"/>
    </style:style>
    <style:style style:name="ce114" style:family="table-cell" style:parent-style-name="Default" style:data-style-name="N122">
      <style:table-cell-properties fo:border-bottom="0.06pt solid #000000" fo:background-color="#99ff66" fo:border-left="none" fo:border-right="none" fo:border-top="none"/>
    </style:style>
    <style:style style:name="ce115" style:family="table-cell" style:parent-style-name="Default" style:data-style-name="N122">
      <style:table-cell-properties fo:border-bottom="2.01pt solid #000000" fo:border-left="none" fo:border-right="none" fo:border-top="none"/>
    </style:style>
    <style:style style:name="ce116" style:family="table-cell" style:parent-style-name="Default" style:data-style-name="N122">
      <style:table-cell-properties fo:background-color="#99ff66"/>
      <style:text-properties style:font-name="Liberation Sans" style:font-name-asian="DejaVu Sans" style:font-name-complex="Lohit Devanagari"/>
    </style:style>
    <style:style style:name="ce117" style:family="table-cell" style:parent-style-name="Default" style:data-style-name="N122">
      <style:text-properties style:font-name="Liberation Sans" style:font-name-asian="DejaVu Sans" style:font-name-complex="Lohit Devanagari"/>
    </style:style>
    <style:style style:name="ce118" style:family="table-cell" style:parent-style-name="Default">
      <style:table-cell-properties fo:background-color="transparent" fo:border="none"/>
    </style:style>
    <style:style style:name="T1" style:family="text">
      <style:text-properties style:text-position="super 58%"/>
    </style:style>
    <style:style style:name="T2" style:family="text">
      <style:text-properties style:text-position="super"/>
    </style:style>
  </office:automatic-styles>
  <office:body>
    <office:spreadsheet>
      <table:table table:name="Definitions" table:style-name="ta1"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board A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top</text:p>
          </table:table-cell>
          <table:table-cell/>
        </table:table-row>
        <table:table-row table:style-name="ro1">
          <table:table-cell office:value-type="string" calcext:value-type="string">
            <text:p>board B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Note: <text:s/>should report board # 116</text:p>
          </table:table-cell>
        </table:table-row>
        <table:table-row table:style-name="ro1">
          <table:table-cell office:value-type="string" calcext:value-type="string">
            <text:p>board 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ar</text:p>
          </table:table-cell>
          <table:table-cell office:value-type="string" calcext:value-type="string">
            <text:p>top</text:p>
          </table:table-cell>
          <table:table-cell/>
        </table:table-row>
        <table:table-row table:style-name="ro1">
          <table:table-cell office:value-type="string" calcext:value-type="string">
            <text:p>board D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rear</text:p>
          </table:table-cell>
          <table:table-cell office:value-type="string" calcext:value-type="string">
            <text:p>bottom</text:p>
          </table:table-cell>
          <table:table-cell/>
        </table:table-row>
      </table:table>
      <table:table table:name="Front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7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" table:number-columns-repeated="1008" table:default-cell-style-name="Default"/>
        <table:table-row table:style-name="ro2">
          <table:table-cell table:style-name="ce1"/>
          <table:table-cell table:style-name="ce1" office:value-type="string" calcext:value-type="string">
            <text:p>Module #</text:p>
          </table:table-cell>
          <table:table-cell table:style-name="ce4" office:value-type="string" calcext:value-type="string">
            <text:p>Fiber #</text:p>
          </table:table-cell>
          <table:table-cell table:style-name="ce1" office:value-type="string" calcext:value-type="string">
            <text:p>SIPM board</text:p>
          </table:table-cell>
          <table:table-cell table:style-name="ce1" office:value-type="string" calcext:value-type="string">
            <text:p>Diffuser #</text:p>
          </table:table-cell>
          <table:table-cell table:style-name="ce1" office:value-type="string" calcext:value-type="string">
            <text:p>PADE ID</text:p>
          </table:table-cell>
          <table:table-cell table:style-name="ce1" office:value-type="string" calcext:value-type="string">
            <text:p>PADE Chan.</text:p>
          </table:table-cell>
          <table:table-cell table:style-name="ce6"/>
          <table:table-cell table:style-name="ce1"/>
          <table:table-cell table:style-name="ce1" office:value-type="string" calcext:value-type="string">
            <text:p>Module #</text:p>
          </table:table-cell>
          <table:table-cell table:style-name="ce4" office:value-type="string" calcext:value-type="string">
            <text:p>Fiber #</text:p>
          </table:table-cell>
          <table:table-cell table:style-name="ce1" office:value-type="string" calcext:value-type="string">
            <text:p>SIPM board</text:p>
          </table:table-cell>
          <table:table-cell table:style-name="ce1" office:value-type="string" calcext:value-type="string">
            <text:p>Diffuser #</text:p>
          </table:table-cell>
          <table:table-cell table:style-name="ce1"/>
          <table:table-cell table:style-name="ce1" office:value-type="string" calcext:value-type="string">
            <text:p>PADE ID</text:p>
          </table:table-cell>
          <table:table-cell table:style-name="ce1" office:value-type="string" calcext:value-type="string">
            <text:p>PADE Chan.</text:p>
          </table:table-cell>
          <table:table-cell table:style-name="ce13" table:number-columns-repeated="1008"/>
        </table:table-row>
        <table:table-row table:style-name="ro1">
          <table:table-cell table:style-name="ce2" office:value-type="string" calcext:value-type="string" table:number-columns-spanned="1" table:number-rows-spanned="16">
            <text:p>Top Row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7" calcext:value-type="float">
            <text:p>7</text:p>
          </table:table-cell>
          <table:table-cell/>
          <table:table-cell table:style-name="ce2" office:value-type="string" calcext:value-type="string" table:number-columns-spanned="1" table:number-rows-spanned="16">
            <text:p>3<text:span text:style-name="T1">rd</text:span> Row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BoardB" office:value-type="float" office:value="221" calcext:value-type="float">
            <text:p>221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3" calcext:value-type="float">
            <text:p>23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8" calcext:value-type="float">
            <text:p>8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4" calcext:value-type="float">
            <text:p>24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1" calcext:value-type="float">
            <text:p>21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5" calcext:value-type="float">
            <text:p>5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2" calcext:value-type="float">
            <text:p>22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6" calcext:value-type="float">
            <text:p>6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0" calcext:value-type="float">
            <text:p>20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4" calcext:value-type="float">
            <text:p>4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9" calcext:value-type="float">
            <text:p>19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3" calcext:value-type="float">
            <text:p>3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" calcext:value-type="float">
            <text:p>2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8" calcext:value-type="float">
            <text:p>18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" calcext:value-type="float">
            <text:p>1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7" calcext:value-type="float">
            <text:p>17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 table:number-columns-spanned="1" table:number-rows-spanned="16">
            <text:p>2<text:span text:style-name="T1">nd</text:span> Row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32" calcext:value-type="float">
            <text:p>32</text:p>
          </table:table-cell>
          <table:table-cell/>
          <table:table-cell table:style-name="ce2" office:value-type="string" calcext:value-type="string" table:number-columns-spanned="1" table:number-rows-spanned="16">
            <text:p>Bottom Row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6" calcext:value-type="float">
            <text:p>16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31" calcext:value-type="float">
            <text:p>31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31" calcext:value-type="float">
            <text:p>31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5" calcext:value-type="float">
            <text:p>15</text:p>
          </table:table-cell>
          <table:table-cell/>
          <table:covered-table-cell table:style-name="ce3"/>
          <table:table-cell table:style-name="ce8" office:value-type="float" office:value="16" calcext:value-type="float">
            <text:p>16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string" calcext:value-type="string">
            <text:p>B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N/C</text:p>
          </table:table-cell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4" calcext:value-type="float">
            <text:p>14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30" calcext:value-type="float">
            <text:p>30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3" calcext:value-type="float">
            <text:p>13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9" calcext:value-type="float">
            <text:p>29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9" calcext:value-type="float">
            <text:p>2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1" calcext:value-type="float">
            <text:p>11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7" calcext:value-type="float">
            <text:p>27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2" calcext:value-type="float">
            <text:p>12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8" calcext:value-type="float">
            <text:p>28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5" calcext:value-type="float">
            <text:p>25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9" calcext:value-type="float">
            <text:p>9</text:p>
          </table:table-cell>
          <table:table-cell/>
          <table:covered-table-cell table:style-name="ce3"/>
          <table:table-cell table:style-name="ce8" office:value-type="float" office:value="13" calcext:value-type="float">
            <text:p>13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B</text:p>
          </table:table-cell>
          <table:table-cell table:style-name="ce8" office:value-type="float" office:value="5" calcext:value-type="float">
            <text:p>5</text:p>
          </table:table-cell>
          <table:table-cell table:style-name="ce11" office:value-type="string" calcext:value-type="string">
            <text:p>N/C</text:p>
          </table:table-cell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6" calcext:value-type="float">
            <text:p>26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0" calcext:value-type="float">
            <text:p>10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100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ar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7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" table:number-columns-repeated="1008" table:default-cell-style-name="Default"/>
        <table:table-row table:style-name="ro2">
          <table:table-cell table:style-name="ce1"/>
          <table:table-cell table:style-name="ce1" office:value-type="string" calcext:value-type="string">
            <text:p>Module #</text:p>
          </table:table-cell>
          <table:table-cell table:style-name="ce4" office:value-type="string" calcext:value-type="string">
            <text:p>Fiber #</text:p>
          </table:table-cell>
          <table:table-cell table:style-name="ce1" office:value-type="string" calcext:value-type="string">
            <text:p>SIPM board</text:p>
          </table:table-cell>
          <table:table-cell table:style-name="ce1" office:value-type="string" calcext:value-type="string">
            <text:p>Diffuser #</text:p>
          </table:table-cell>
          <table:table-cell table:style-name="ce1" office:value-type="string" calcext:value-type="string">
            <text:p>PADE ID</text:p>
          </table:table-cell>
          <table:table-cell table:style-name="ce1" office:value-type="string" calcext:value-type="string">
            <text:p>PADE Chan.</text:p>
          </table:table-cell>
          <table:table-cell table:style-name="ce6"/>
          <table:table-cell table:style-name="ce1"/>
          <table:table-cell table:style-name="ce1" office:value-type="string" calcext:value-type="string">
            <text:p>Module #</text:p>
          </table:table-cell>
          <table:table-cell table:style-name="ce4" office:value-type="string" calcext:value-type="string">
            <text:p>Fiber #</text:p>
          </table:table-cell>
          <table:table-cell table:style-name="ce1" office:value-type="string" calcext:value-type="string">
            <text:p>SIPM board</text:p>
          </table:table-cell>
          <table:table-cell table:style-name="ce1" office:value-type="string" calcext:value-type="string">
            <text:p>Diffuser #</text:p>
          </table:table-cell>
          <table:table-cell table:style-name="ce1"/>
          <table:table-cell table:style-name="ce1" office:value-type="string" calcext:value-type="string">
            <text:p>PADE ID</text:p>
          </table:table-cell>
          <table:table-cell table:style-name="ce1" office:value-type="string" calcext:value-type="string">
            <text:p>PADE Chan.</text:p>
          </table:table-cell>
          <table:table-cell table:style-name="ce13" table:number-columns-repeated="1008"/>
        </table:table-row>
        <table:table-row table:style-name="ro1">
          <table:table-cell table:style-name="ce2" office:value-type="string" calcext:value-type="string" table:number-columns-spanned="1" table:number-rows-spanned="16">
            <text:p>Top Row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2" office:value-type="string" calcext:value-type="string" table:number-columns-spanned="1" table:number-rows-spanned="16">
            <text:p>3<text:span text:style-name="T1">rd</text:span> Row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8" calcext:value-type="float">
            <text:p>18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" calcext:value-type="float">
            <text:p>1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7" calcext:value-type="float">
            <text:p>17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0" calcext:value-type="float">
            <text:p>20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4" calcext:value-type="float">
            <text:p>4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9" calcext:value-type="float">
            <text:p>19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3" calcext:value-type="float">
            <text:p>3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1" calcext:value-type="float">
            <text:p>21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5" calcext:value-type="float">
            <text:p>5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2" calcext:value-type="float">
            <text:p>22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6" calcext:value-type="float">
            <text:p>6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7" calcext:value-type="float">
            <text:p>7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3" calcext:value-type="float">
            <text:p>23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8" calcext:value-type="float">
            <text:p>8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4" calcext:value-type="float">
            <text:p>24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 table:number-columns-spanned="1" table:number-rows-spanned="16">
            <text:p>2<text:span text:style-name="T1">nd</text:span> Row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5" calcext:value-type="float">
            <text:p>25</text:p>
          </table:table-cell>
          <table:table-cell/>
          <table:table-cell table:style-name="ce2" office:value-type="string" calcext:value-type="string" table:number-columns-spanned="1" table:number-rows-spanned="16">
            <text:p>Bottom Row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9" calcext:value-type="float">
            <text:p>9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6" calcext:value-type="float">
            <text:p>26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0" calcext:value-type="float">
            <text:p>10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11" office:value-type="string" calcext:value-type="string">
            <text:p>N/C</text:p>
          </table:table-cell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1" calcext:value-type="float">
            <text:p>11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7" calcext:value-type="float">
            <text:p>27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2" calcext:value-type="float">
            <text:p>12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8" calcext:value-type="float">
            <text:p>28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4" calcext:value-type="float">
            <text:p>14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30" calcext:value-type="float">
            <text:p>30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3" calcext:value-type="float">
            <text:p>13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9" calcext:value-type="float">
            <text:p>29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9" calcext:value-type="float">
            <text:p>2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32" calcext:value-type="float">
            <text:p>32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6" calcext:value-type="float">
            <text:p>16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11" office:value-type="string" calcext:value-type="string">
            <text:p>N/C</text:p>
          </table:table-cell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31" calcext:value-type="float">
            <text:p>31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31" calcext:value-type="float">
            <text:p>3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5" calcext:value-type="float">
            <text:p>15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table:formula="of:=BoardD" office:value-type="float" office:value="113" calcext:value-type="float">
            <text:p>113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100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ps" table:style-name="ta1">
        <table:table-column table:style-name="co16" table:default-cell-style-name="Default"/>
        <table:table-column table:style-name="co1" table:number-columns-repeated="5" table:default-cell-style-name="ce15"/>
        <table:table-column table:style-name="co1" table:default-cell-style-name="Default"/>
        <table:table-row table:style-name="ro1">
          <table:table-cell office:value-type="string" calcext:value-type="string">
            <text:p>//</text:p>
          </table:table-cell>
          <table:table-cell table:style-name="Default" office:value-type="string" calcext:value-type="string">
            <text:p>board/chan</text:p>
          </table:table-cell>
          <table:table-cell table:style-name="Default" office:value-type="string" calcext:value-type="string">
            <text:p>module/fiber</text:p>
          </table:table-cell>
          <table:table-cell table:style-name="Default" office:value-type="string" calcext:value-type="string">
            <text:p>(Front)</text:p>
          </table:table-cell>
          <table:table-cell table:style-name="Default" office:value-type="string" calcext:value-type="string">
            <text:p>board/chan</text:p>
          </table:table-cell>
          <table:table-cell table:style-name="Default" office:value-type="string" calcext:value-type="string">
            <text:p>module/fiber</text:p>
          </table:table-cell>
          <table:table-cell office:value-type="string" calcext:value-type="string">
            <text:p>(Rear)</text:p>
          </table:table-cell>
        </table:table-row>
        <table:table-row table:style-name="ro1">
          <table:table-cell/>
          <table:table-cell table:formula="of:=[Front.F2]*100+[Front.G2]-1" office:value-type="float" office:value="11206" calcext:value-type="float">
            <text:p>11206,</text:p>
          </table:table-cell>
          <table:table-cell table:formula="of:=[Front.B2]*100+[Front.C2]" office:value-type="float" office:value="101" calcext:value-type="float">
            <text:p>101,</text:p>
          </table:table-cell>
          <table:table-cell/>
          <table:table-cell table:formula="of:=[Rear.F2]*100+[Rear.G2]-1" office:value-type="float" office:value="11501" calcext:value-type="float">
            <text:p>11501,</text:p>
          </table:table-cell>
          <table:table-cell table:formula="of:=-1*([Rear.B2]*100+[Rear.C2])" office:value-type="float" office:value="-101" calcext:value-type="float">
            <text:p>-101,</text:p>
          </table:table-cell>
          <table:table-cell/>
        </table:table-row>
        <table:table-row table:style-name="ro1">
          <table:table-cell/>
          <table:table-cell table:formula="of:=[Front.F3]*100+[Front.G3]-1" office:value-type="float" office:value="11222" calcext:value-type="float">
            <text:p>11222,</text:p>
          </table:table-cell>
          <table:table-cell table:formula="of:=[Front.B3]*100+[Front.C3]" office:value-type="float" office:value="102" calcext:value-type="float">
            <text:p>102,</text:p>
          </table:table-cell>
          <table:table-cell/>
          <table:table-cell table:formula="of:=[Rear.F3]*100+[Rear.G3]-1" office:value-type="float" office:value="11517" calcext:value-type="float">
            <text:p>11517,</text:p>
          </table:table-cell>
          <table:table-cell table:formula="of:=-1*([Rear.B3]*100+[Rear.C3])" office:value-type="float" office:value="-102" calcext:value-type="float">
            <text:p>-102,</text:p>
          </table:table-cell>
          <table:table-cell/>
        </table:table-row>
        <table:table-row table:style-name="ro1">
          <table:table-cell/>
          <table:table-cell table:formula="of:=[Front.F4]*100+[Front.G4]-1" office:value-type="float" office:value="11207" calcext:value-type="float">
            <text:p>11207,</text:p>
          </table:table-cell>
          <table:table-cell table:formula="of:=[Front.B4]*100+[Front.C4]" office:value-type="float" office:value="103" calcext:value-type="float">
            <text:p>103,</text:p>
          </table:table-cell>
          <table:table-cell/>
          <table:table-cell table:formula="of:=[Rear.F4]*100+[Rear.G4]-1" office:value-type="float" office:value="11500" calcext:value-type="float">
            <text:p>11500,</text:p>
          </table:table-cell>
          <table:table-cell table:formula="of:=-1*([Rear.B4]*100+[Rear.C4])" office:value-type="float" office:value="-103" calcext:value-type="float">
            <text:p>-103,</text:p>
          </table:table-cell>
          <table:table-cell/>
        </table:table-row>
        <table:table-row table:style-name="ro1">
          <table:table-cell/>
          <table:table-cell table:formula="of:=[Front.F5]*100+[Front.G5]-1" office:value-type="float" office:value="11223" calcext:value-type="float">
            <text:p>11223,</text:p>
          </table:table-cell>
          <table:table-cell table:formula="of:=[Front.B5]*100+[Front.C5]" office:value-type="float" office:value="104" calcext:value-type="float">
            <text:p>104,</text:p>
          </table:table-cell>
          <table:table-cell/>
          <table:table-cell table:formula="of:=[Rear.F5]*100+[Rear.G5]-1" office:value-type="float" office:value="11516" calcext:value-type="float">
            <text:p>11516,</text:p>
          </table:table-cell>
          <table:table-cell table:formula="of:=-1*([Rear.B5]*100+[Rear.C5])" office:value-type="float" office:value="-104" calcext:value-type="float">
            <text:p>-104,</text:p>
          </table:table-cell>
          <table:table-cell/>
        </table:table-row>
        <table:table-row table:style-name="ro1">
          <table:table-cell/>
          <table:table-cell table:formula="of:=[Front.F6]*100+[Front.G6]-1" office:value-type="float" office:value="11220" calcext:value-type="float">
            <text:p>11220,</text:p>
          </table:table-cell>
          <table:table-cell table:formula="of:=[Front.B6]*100+[Front.C6]" office:value-type="float" office:value="201" calcext:value-type="float">
            <text:p>201,</text:p>
          </table:table-cell>
          <table:table-cell/>
          <table:table-cell table:formula="of:=[Rear.F6]*100+[Rear.G6]-1" office:value-type="float" office:value="11519" calcext:value-type="float">
            <text:p>11519,</text:p>
          </table:table-cell>
          <table:table-cell table:formula="of:=-1*([Rear.B6]*100+[Rear.C6])" office:value-type="float" office:value="-201" calcext:value-type="float">
            <text:p>-201,</text:p>
          </table:table-cell>
          <table:table-cell/>
        </table:table-row>
        <table:table-row table:style-name="ro1">
          <table:table-cell/>
          <table:table-cell table:formula="of:=[Front.F7]*100+[Front.G7]-1" office:value-type="float" office:value="11204" calcext:value-type="float">
            <text:p>11204,</text:p>
          </table:table-cell>
          <table:table-cell table:formula="of:=[Front.B7]*100+[Front.C7]" office:value-type="float" office:value="202" calcext:value-type="float">
            <text:p>202,</text:p>
          </table:table-cell>
          <table:table-cell/>
          <table:table-cell table:formula="of:=[Rear.F7]*100+[Rear.G7]-1" office:value-type="float" office:value="11503" calcext:value-type="float">
            <text:p>11503,</text:p>
          </table:table-cell>
          <table:table-cell table:formula="of:=-1*([Rear.B7]*100+[Rear.C7])" office:value-type="float" office:value="-202" calcext:value-type="float">
            <text:p>-202,</text:p>
          </table:table-cell>
          <table:table-cell/>
        </table:table-row>
        <table:table-row table:style-name="ro1">
          <table:table-cell/>
          <table:table-cell table:formula="of:=[Front.F8]*100+[Front.G8]-1" office:value-type="float" office:value="11221" calcext:value-type="float">
            <text:p>11221,</text:p>
          </table:table-cell>
          <table:table-cell table:formula="of:=[Front.B8]*100+[Front.C8]" office:value-type="float" office:value="203" calcext:value-type="float">
            <text:p>203,</text:p>
          </table:table-cell>
          <table:table-cell/>
          <table:table-cell table:formula="of:=[Rear.F8]*100+[Rear.G8]-1" office:value-type="float" office:value="11518" calcext:value-type="float">
            <text:p>11518,</text:p>
          </table:table-cell>
          <table:table-cell table:formula="of:=-1*([Rear.B8]*100+[Rear.C8])" office:value-type="float" office:value="-203" calcext:value-type="float">
            <text:p>-203,</text:p>
          </table:table-cell>
          <table:table-cell/>
        </table:table-row>
        <table:table-row table:style-name="ro1">
          <table:table-cell/>
          <table:table-cell table:formula="of:=[Front.F9]*100+[Front.G9]-1" office:value-type="float" office:value="11205" calcext:value-type="float">
            <text:p>11205,</text:p>
          </table:table-cell>
          <table:table-cell table:formula="of:=[Front.B9]*100+[Front.C9]" office:value-type="float" office:value="204" calcext:value-type="float">
            <text:p>204,</text:p>
          </table:table-cell>
          <table:table-cell/>
          <table:table-cell table:formula="of:=[Rear.F9]*100+[Rear.G9]-1" office:value-type="float" office:value="11502" calcext:value-type="float">
            <text:p>11502,</text:p>
          </table:table-cell>
          <table:table-cell table:formula="of:=-1*([Rear.B9]*100+[Rear.C9])" office:value-type="float" office:value="-204" calcext:value-type="float">
            <text:p>-204,</text:p>
          </table:table-cell>
          <table:table-cell/>
        </table:table-row>
        <table:table-row table:style-name="ro1">
          <table:table-cell/>
          <table:table-cell table:formula="of:=[Front.F10]*100+[Front.G10]-1" office:value-type="float" office:value="11219" calcext:value-type="float">
            <text:p>11219,</text:p>
          </table:table-cell>
          <table:table-cell table:formula="of:=[Front.B10]*100+[Front.C10]" office:value-type="float" office:value="501" calcext:value-type="float">
            <text:p>501,</text:p>
          </table:table-cell>
          <table:table-cell/>
          <table:table-cell table:formula="of:=[Rear.F10]*100+[Rear.G10]-1" office:value-type="float" office:value="11520" calcext:value-type="float">
            <text:p>11520,</text:p>
          </table:table-cell>
          <table:table-cell table:formula="of:=-1*([Rear.B10]*100+[Rear.C10])" office:value-type="float" office:value="-501" calcext:value-type="float">
            <text:p>-501,</text:p>
          </table:table-cell>
          <table:table-cell/>
        </table:table-row>
        <table:table-row table:style-name="ro1">
          <table:table-cell/>
          <table:table-cell table:formula="of:=[Front.F11]*100+[Front.G11]-1" office:value-type="float" office:value="11203" calcext:value-type="float">
            <text:p>11203,</text:p>
          </table:table-cell>
          <table:table-cell table:formula="of:=[Front.B11]*100+[Front.C11]" office:value-type="float" office:value="502" calcext:value-type="float">
            <text:p>502,</text:p>
          </table:table-cell>
          <table:table-cell/>
          <table:table-cell table:formula="of:=[Rear.F11]*100+[Rear.G11]-1" office:value-type="float" office:value="11504" calcext:value-type="float">
            <text:p>11504,</text:p>
          </table:table-cell>
          <table:table-cell table:formula="of:=-1*([Rear.B11]*100+[Rear.C11])" office:value-type="float" office:value="-502" calcext:value-type="float">
            <text:p>-502,</text:p>
          </table:table-cell>
          <table:table-cell/>
        </table:table-row>
        <table:table-row table:style-name="ro1">
          <table:table-cell/>
          <table:table-cell table:formula="of:=[Front.F12]*100+[Front.G12]-1" office:value-type="float" office:value="11218" calcext:value-type="float">
            <text:p>11218,</text:p>
          </table:table-cell>
          <table:table-cell table:formula="of:=[Front.B12]*100+[Front.C12]" office:value-type="float" office:value="503" calcext:value-type="float">
            <text:p>503,</text:p>
          </table:table-cell>
          <table:table-cell/>
          <table:table-cell table:formula="of:=[Rear.F12]*100+[Rear.G12]-1" office:value-type="float" office:value="11521" calcext:value-type="float">
            <text:p>11521,</text:p>
          </table:table-cell>
          <table:table-cell table:formula="of:=-1*([Rear.B12]*100+[Rear.C12])" office:value-type="float" office:value="-503" calcext:value-type="float">
            <text:p>-503,</text:p>
          </table:table-cell>
          <table:table-cell/>
        </table:table-row>
        <table:table-row table:style-name="ro1">
          <table:table-cell/>
          <table:table-cell table:formula="of:=[Front.F13]*100+[Front.G13]-1" office:value-type="float" office:value="11202" calcext:value-type="float">
            <text:p>11202,</text:p>
          </table:table-cell>
          <table:table-cell table:formula="of:=[Front.B13]*100+[Front.C13]" office:value-type="float" office:value="504" calcext:value-type="float">
            <text:p>504,</text:p>
          </table:table-cell>
          <table:table-cell/>
          <table:table-cell table:formula="of:=[Rear.F13]*100+[Rear.G13]-1" office:value-type="float" office:value="11505" calcext:value-type="float">
            <text:p>11505,</text:p>
          </table:table-cell>
          <table:table-cell table:formula="of:=-1*([Rear.B13]*100+[Rear.C13])" office:value-type="float" office:value="-504" calcext:value-type="float">
            <text:p>-504,</text:p>
          </table:table-cell>
          <table:table-cell/>
        </table:table-row>
        <table:table-row table:style-name="ro1">
          <table:table-cell/>
          <table:table-cell table:formula="of:=[Front.F14]*100+[Front.G14]-1" office:value-type="float" office:value="11201" calcext:value-type="float">
            <text:p>11201,</text:p>
          </table:table-cell>
          <table:table-cell table:formula="of:=[Front.B14]*100+[Front.C14]" office:value-type="float" office:value="1001" calcext:value-type="float">
            <text:p>1001,</text:p>
          </table:table-cell>
          <table:table-cell/>
          <table:table-cell table:formula="of:=[Rear.F14]*100+[Rear.G14]-1" office:value-type="float" office:value="11506" calcext:value-type="float">
            <text:p>11506,</text:p>
          </table:table-cell>
          <table:table-cell table:formula="of:=-1*([Rear.B14]*100+[Rear.C14])" office:value-type="float" office:value="-1001" calcext:value-type="float">
            <text:p>-1001,</text:p>
          </table:table-cell>
          <table:table-cell/>
        </table:table-row>
        <table:table-row table:style-name="ro1">
          <table:table-cell/>
          <table:table-cell table:formula="of:=[Front.F15]*100+[Front.G15]-1" office:value-type="float" office:value="11217" calcext:value-type="float">
            <text:p>11217,</text:p>
          </table:table-cell>
          <table:table-cell table:formula="of:=[Front.B15]*100+[Front.C15]" office:value-type="float" office:value="1002" calcext:value-type="float">
            <text:p>1002,</text:p>
          </table:table-cell>
          <table:table-cell/>
          <table:table-cell table:formula="of:=[Rear.F15]*100+[Rear.G15]-1" office:value-type="float" office:value="11522" calcext:value-type="float">
            <text:p>11522,</text:p>
          </table:table-cell>
          <table:table-cell table:formula="of:=-1*([Rear.B15]*100+[Rear.C15])" office:value-type="float" office:value="-1002" calcext:value-type="float">
            <text:p>-1002,</text:p>
          </table:table-cell>
          <table:table-cell/>
        </table:table-row>
        <table:table-row table:style-name="ro1">
          <table:table-cell/>
          <table:table-cell table:formula="of:=[Front.F16]*100+[Front.G16]-1" office:value-type="float" office:value="11200" calcext:value-type="float">
            <text:p>11200,</text:p>
          </table:table-cell>
          <table:table-cell table:formula="of:=[Front.B16]*100+[Front.C16]" office:value-type="float" office:value="1003" calcext:value-type="float">
            <text:p>1003,</text:p>
          </table:table-cell>
          <table:table-cell/>
          <table:table-cell table:formula="of:=[Rear.F16]*100+[Rear.G16]-1" office:value-type="float" office:value="11507" calcext:value-type="float">
            <text:p>11507,</text:p>
          </table:table-cell>
          <table:table-cell table:formula="of:=-1*([Rear.B16]*100+[Rear.C16])" office:value-type="float" office:value="-1003" calcext:value-type="float">
            <text:p>-1003,</text:p>
          </table:table-cell>
          <table:table-cell/>
        </table:table-row>
        <table:table-row table:style-name="ro1">
          <table:table-cell/>
          <table:table-cell table:formula="of:=[Front.F17]*100+[Front.G17]-1" office:value-type="float" office:value="11216" calcext:value-type="float">
            <text:p>11216,</text:p>
          </table:table-cell>
          <table:table-cell table:formula="of:=[Front.B17]*100+[Front.C17]" office:value-type="float" office:value="1004" calcext:value-type="float">
            <text:p>1004,</text:p>
          </table:table-cell>
          <table:table-cell/>
          <table:table-cell table:formula="of:=[Rear.F17]*100+[Rear.G17]-1" office:value-type="float" office:value="11523" calcext:value-type="float">
            <text:p>11523,</text:p>
          </table:table-cell>
          <table:table-cell table:formula="of:=-1*([Rear.B17]*100+[Rear.C17])" office:value-type="float" office:value="-1004" calcext:value-type="float">
            <text:p>-1004,</text:p>
          </table:table-cell>
          <table:table-cell/>
        </table:table-row>
        <table:table-row table:style-name="ro1">
          <table:table-cell/>
          <table:table-cell table:formula="of:=[Front.F18]*100+[Front.G18]-1" office:value-type="float" office:value="11231" calcext:value-type="float">
            <text:p>11231,</text:p>
          </table:table-cell>
          <table:table-cell table:formula="of:=[Front.B18]*100+[Front.C18]" office:value-type="float" office:value="401" calcext:value-type="float">
            <text:p>401,</text:p>
          </table:table-cell>
          <table:table-cell/>
          <table:table-cell table:formula="of:=[Rear.F18]*100+[Rear.G18]-1" office:value-type="float" office:value="11524" calcext:value-type="float">
            <text:p>11524,</text:p>
          </table:table-cell>
          <table:table-cell table:formula="of:=-1*([Rear.B18]*100+[Rear.C18])" office:value-type="float" office:value="-401" calcext:value-type="float">
            <text:p>-401,</text:p>
          </table:table-cell>
          <table:table-cell/>
        </table:table-row>
        <table:table-row table:style-name="ro1">
          <table:table-cell/>
          <table:table-cell table:formula="of:=[Front.F19]*100+[Front.G19]-1" office:value-type="float" office:value="11215" calcext:value-type="float">
            <text:p>11215,</text:p>
          </table:table-cell>
          <table:table-cell table:formula="of:=[Front.B19]*100+[Front.C19]" office:value-type="float" office:value="402" calcext:value-type="float">
            <text:p>402,</text:p>
          </table:table-cell>
          <table:table-cell/>
          <table:table-cell table:formula="of:=[Rear.F19]*100+[Rear.G19]-1" office:value-type="float" office:value="11508" calcext:value-type="float">
            <text:p>11508,</text:p>
          </table:table-cell>
          <table:table-cell table:formula="of:=-1*([Rear.B19]*100+[Rear.C19])" office:value-type="float" office:value="-402" calcext:value-type="float">
            <text:p>-402,</text:p>
          </table:table-cell>
          <table:table-cell/>
        </table:table-row>
        <table:table-row table:style-name="ro1">
          <table:table-cell/>
          <table:table-cell table:formula="of:=[Front.F20]*100+[Front.G20]-1" office:value-type="float" office:value="11230" calcext:value-type="float">
            <text:p>11230,</text:p>
          </table:table-cell>
          <table:table-cell table:formula="of:=[Front.B20]*100+[Front.C20]" office:value-type="float" office:value="403" calcext:value-type="float">
            <text:p>403,</text:p>
          </table:table-cell>
          <table:table-cell/>
          <table:table-cell table:formula="of:=[Rear.F20]*100+[Rear.G20]-1" office:value-type="float" office:value="11525" calcext:value-type="float">
            <text:p>11525,</text:p>
          </table:table-cell>
          <table:table-cell table:formula="of:=-1*([Rear.B20]*100+[Rear.C20])" office:value-type="float" office:value="-403" calcext:value-type="float">
            <text:p>-403,</text:p>
          </table:table-cell>
          <table:table-cell/>
        </table:table-row>
        <table:table-row table:style-name="ro1">
          <table:table-cell/>
          <table:table-cell table:formula="of:=[Front.F21]*100+[Front.G21]-1" office:value-type="float" office:value="11214" calcext:value-type="float">
            <text:p>11214,</text:p>
          </table:table-cell>
          <table:table-cell table:formula="of:=[Front.B21]*100+[Front.C21]" office:value-type="float" office:value="404" calcext:value-type="float">
            <text:p>404,</text:p>
          </table:table-cell>
          <table:table-cell/>
          <table:table-cell table:formula="of:=[Rear.F21]*100+[Rear.G21]-1" office:value-type="float" office:value="11509" calcext:value-type="float">
            <text:p>11509,</text:p>
          </table:table-cell>
          <table:table-cell table:formula="of:=-1*([Rear.B21]*100+[Rear.C21])" office:value-type="float" office:value="-404" calcext:value-type="float">
            <text:p>-404,</text:p>
          </table:table-cell>
          <table:table-cell/>
        </table:table-row>
        <table:table-row table:style-name="ro1">
          <table:table-cell/>
          <table:table-cell table:formula="of:=[Front.F22]*100+[Front.G22]-1" office:value-type="float" office:value="11213" calcext:value-type="float">
            <text:p>11213,</text:p>
          </table:table-cell>
          <table:table-cell table:formula="of:=[Front.B22]*100+[Front.C22]" office:value-type="float" office:value="301" calcext:value-type="float">
            <text:p>301,</text:p>
          </table:table-cell>
          <table:table-cell/>
          <table:table-cell table:formula="of:=[Rear.F22]*100+[Rear.G22]-1" office:value-type="float" office:value="11510" calcext:value-type="float">
            <text:p>11510,</text:p>
          </table:table-cell>
          <table:table-cell table:formula="of:=-1*([Rear.B22]*100+[Rear.C22])" office:value-type="float" office:value="-301" calcext:value-type="float">
            <text:p>-301,</text:p>
          </table:table-cell>
          <table:table-cell/>
        </table:table-row>
        <table:table-row table:style-name="ro1">
          <table:table-cell/>
          <table:table-cell table:formula="of:=[Front.F23]*100+[Front.G23]-1" office:value-type="float" office:value="11229" calcext:value-type="float">
            <text:p>11229,</text:p>
          </table:table-cell>
          <table:table-cell table:formula="of:=[Front.B23]*100+[Front.C23]" office:value-type="float" office:value="302" calcext:value-type="float">
            <text:p>302,</text:p>
          </table:table-cell>
          <table:table-cell/>
          <table:table-cell table:formula="of:=[Rear.F23]*100+[Rear.G23]-1" office:value-type="float" office:value="11526" calcext:value-type="float">
            <text:p>11526,</text:p>
          </table:table-cell>
          <table:table-cell table:formula="of:=-1*([Rear.B23]*100+[Rear.C23])" office:value-type="float" office:value="-302" calcext:value-type="float">
            <text:p>-302,</text:p>
          </table:table-cell>
          <table:table-cell/>
        </table:table-row>
        <table:table-row table:style-name="ro1">
          <table:table-cell/>
          <table:table-cell table:formula="of:=[Front.F24]*100+[Front.G24]-1" office:value-type="float" office:value="11212" calcext:value-type="float">
            <text:p>11212,</text:p>
          </table:table-cell>
          <table:table-cell table:formula="of:=[Front.B24]*100+[Front.C24]" office:value-type="float" office:value="303" calcext:value-type="float">
            <text:p>303,</text:p>
          </table:table-cell>
          <table:table-cell/>
          <table:table-cell table:formula="of:=[Rear.F24]*100+[Rear.G24]-1" office:value-type="float" office:value="11511" calcext:value-type="float">
            <text:p>11511,</text:p>
          </table:table-cell>
          <table:table-cell table:formula="of:=-1*([Rear.B24]*100+[Rear.C24])" office:value-type="float" office:value="-303" calcext:value-type="float">
            <text:p>-303,</text:p>
          </table:table-cell>
          <table:table-cell/>
        </table:table-row>
        <table:table-row table:style-name="ro1">
          <table:table-cell/>
          <table:table-cell table:formula="of:=[Front.F25]*100+[Front.G25]-1" office:value-type="float" office:value="11228" calcext:value-type="float">
            <text:p>11228,</text:p>
          </table:table-cell>
          <table:table-cell table:formula="of:=[Front.B25]*100+[Front.C25]" office:value-type="float" office:value="304" calcext:value-type="float">
            <text:p>304,</text:p>
          </table:table-cell>
          <table:table-cell/>
          <table:table-cell table:formula="of:=[Rear.F25]*100+[Rear.G25]-1" office:value-type="float" office:value="11527" calcext:value-type="float">
            <text:p>11527,</text:p>
          </table:table-cell>
          <table:table-cell table:formula="of:=-1*([Rear.B25]*100+[Rear.C25])" office:value-type="float" office:value="-304" calcext:value-type="float">
            <text:p>-304,</text:p>
          </table:table-cell>
          <table:table-cell/>
        </table:table-row>
        <table:table-row table:style-name="ro1">
          <table:table-cell/>
          <table:table-cell table:formula="of:=[Front.F26]*100+[Front.G26]-1" office:value-type="float" office:value="11210" calcext:value-type="float">
            <text:p>11210,</text:p>
          </table:table-cell>
          <table:table-cell table:formula="of:=[Front.B26]*100+[Front.C26]" office:value-type="float" office:value="601" calcext:value-type="float">
            <text:p>601,</text:p>
          </table:table-cell>
          <table:table-cell/>
          <table:table-cell table:formula="of:=[Rear.F26]*100+[Rear.G26]-1" office:value-type="float" office:value="11513" calcext:value-type="float">
            <text:p>11513,</text:p>
          </table:table-cell>
          <table:table-cell table:formula="of:=-1*([Rear.B26]*100+[Rear.C26])" office:value-type="float" office:value="-601" calcext:value-type="float">
            <text:p>-601,</text:p>
          </table:table-cell>
          <table:table-cell/>
        </table:table-row>
        <table:table-row table:style-name="ro1">
          <table:table-cell/>
          <table:table-cell table:formula="of:=[Front.F27]*100+[Front.G27]-1" office:value-type="float" office:value="11226" calcext:value-type="float">
            <text:p>11226,</text:p>
          </table:table-cell>
          <table:table-cell table:formula="of:=[Front.B27]*100+[Front.C27]" office:value-type="float" office:value="602" calcext:value-type="float">
            <text:p>602,</text:p>
          </table:table-cell>
          <table:table-cell/>
          <table:table-cell table:formula="of:=[Rear.F27]*100+[Rear.G27]-1" office:value-type="float" office:value="11529" calcext:value-type="float">
            <text:p>11529,</text:p>
          </table:table-cell>
          <table:table-cell table:formula="of:=-1*([Rear.B27]*100+[Rear.C27])" office:value-type="float" office:value="-602" calcext:value-type="float">
            <text:p>-602,</text:p>
          </table:table-cell>
          <table:table-cell/>
        </table:table-row>
        <table:table-row table:style-name="ro1">
          <table:table-cell/>
          <table:table-cell table:formula="of:=[Front.F28]*100+[Front.G28]-1" office:value-type="float" office:value="11211" calcext:value-type="float">
            <text:p>11211,</text:p>
          </table:table-cell>
          <table:table-cell table:formula="of:=[Front.B28]*100+[Front.C28]" office:value-type="float" office:value="603" calcext:value-type="float">
            <text:p>603,</text:p>
          </table:table-cell>
          <table:table-cell/>
          <table:table-cell table:formula="of:=[Rear.F28]*100+[Rear.G28]-1" office:value-type="float" office:value="11512" calcext:value-type="float">
            <text:p>11512,</text:p>
          </table:table-cell>
          <table:table-cell table:formula="of:=-1*([Rear.B28]*100+[Rear.C28])" office:value-type="float" office:value="-603" calcext:value-type="float">
            <text:p>-603,</text:p>
          </table:table-cell>
          <table:table-cell/>
        </table:table-row>
        <table:table-row table:style-name="ro1">
          <table:table-cell/>
          <table:table-cell table:formula="of:=[Front.F29]*100+[Front.G29]-1" office:value-type="float" office:value="11227" calcext:value-type="float">
            <text:p>11227,</text:p>
          </table:table-cell>
          <table:table-cell table:formula="of:=[Front.B29]*100+[Front.C29]" office:value-type="float" office:value="604" calcext:value-type="float">
            <text:p>604,</text:p>
          </table:table-cell>
          <table:table-cell/>
          <table:table-cell table:formula="of:=[Rear.F29]*100+[Rear.G29]-1" office:value-type="float" office:value="11528" calcext:value-type="float">
            <text:p>11528,</text:p>
          </table:table-cell>
          <table:table-cell table:formula="of:=-1*([Rear.B29]*100+[Rear.C29])" office:value-type="float" office:value="-604" calcext:value-type="float">
            <text:p>-604,</text:p>
          </table:table-cell>
          <table:table-cell/>
        </table:table-row>
        <table:table-row table:style-name="ro1">
          <table:table-cell/>
          <table:table-cell table:formula="of:=[Front.F30]*100+[Front.G30]-1" office:value-type="float" office:value="11224" calcext:value-type="float">
            <text:p>11224,</text:p>
          </table:table-cell>
          <table:table-cell table:formula="of:=[Front.B30]*100+[Front.C30]" office:value-type="float" office:value="1101" calcext:value-type="float">
            <text:p>1101,</text:p>
          </table:table-cell>
          <table:table-cell/>
          <table:table-cell table:formula="of:=[Rear.F30]*100+[Rear.G30]-1" office:value-type="float" office:value="11531" calcext:value-type="float">
            <text:p>11531,</text:p>
          </table:table-cell>
          <table:table-cell table:formula="of:=-1*([Rear.B30]*100+[Rear.C30])" office:value-type="float" office:value="-1101" calcext:value-type="float">
            <text:p>-1101,</text:p>
          </table:table-cell>
          <table:table-cell/>
        </table:table-row>
        <table:table-row table:style-name="ro1">
          <table:table-cell/>
          <table:table-cell table:formula="of:=[Front.F31]*100+[Front.G31]-1" office:value-type="float" office:value="11208" calcext:value-type="float">
            <text:p>11208,</text:p>
          </table:table-cell>
          <table:table-cell table:formula="of:=[Front.B31]*100+[Front.C31]" office:value-type="float" office:value="1102" calcext:value-type="float">
            <text:p>1102,</text:p>
          </table:table-cell>
          <table:table-cell/>
          <table:table-cell table:formula="of:=[Rear.F31]*100+[Rear.G31]-1" office:value-type="float" office:value="11515" calcext:value-type="float">
            <text:p>11515,</text:p>
          </table:table-cell>
          <table:table-cell table:formula="of:=-1*([Rear.B31]*100+[Rear.C31])" office:value-type="float" office:value="-1102" calcext:value-type="float">
            <text:p>-1102,</text:p>
          </table:table-cell>
          <table:table-cell/>
        </table:table-row>
        <table:table-row table:style-name="ro1">
          <table:table-cell/>
          <table:table-cell table:formula="of:=[Front.F32]*100+[Front.G32]-1" office:value-type="float" office:value="11225" calcext:value-type="float">
            <text:p>11225,</text:p>
          </table:table-cell>
          <table:table-cell table:formula="of:=[Front.B32]*100+[Front.C32]" office:value-type="float" office:value="1103" calcext:value-type="float">
            <text:p>1103,</text:p>
          </table:table-cell>
          <table:table-cell/>
          <table:table-cell table:formula="of:=[Rear.F32]*100+[Rear.G32]-1" office:value-type="float" office:value="11530" calcext:value-type="float">
            <text:p>11530,</text:p>
          </table:table-cell>
          <table:table-cell table:formula="of:=-1*([Rear.B32]*100+[Rear.C32])" office:value-type="float" office:value="-1103" calcext:value-type="float">
            <text:p>-1103,</text:p>
          </table:table-cell>
          <table:table-cell/>
        </table:table-row>
        <table:table-row table:style-name="ro1">
          <table:table-cell/>
          <table:table-cell table:formula="of:=[Front.F33]*100+[Front.G33]-1" office:value-type="float" office:value="11209" calcext:value-type="float">
            <text:p>11209,</text:p>
          </table:table-cell>
          <table:table-cell table:formula="of:=[Front.B33]*100+[Front.C33]" office:value-type="float" office:value="1104" calcext:value-type="float">
            <text:p>1104,</text:p>
          </table:table-cell>
          <table:table-cell/>
          <table:table-cell table:formula="of:=[Rear.F33]*100+[Rear.G33]-1" office:value-type="float" office:value="11514" calcext:value-type="float">
            <text:p>11514,</text:p>
          </table:table-cell>
          <table:table-cell table:formula="of:=-1*([Rear.B33]*100+[Rear.C33])" office:value-type="float" office:value="-1104" calcext:value-type="float">
            <text:p>-1104,</text:p>
          </table:table-cell>
          <table:table-cell/>
        </table:table-row>
        <table:table-row table:style-name="ro1">
          <table:table-cell/>
          <table:table-cell table:formula="of:=[Front.O2]*100+[Front.P2]-1" office:value-type="float" office:value="22106" calcext:value-type="float">
            <text:p>22106,</text:p>
          </table:table-cell>
          <table:table-cell table:formula="of:=[Front.J2]*100+[Front.K2]" office:value-type="float" office:value="901" calcext:value-type="float">
            <text:p>901,</text:p>
          </table:table-cell>
          <table:table-cell/>
          <table:table-cell table:formula="of:=[Rear.O2]*100+[Rear.P2]-1" office:value-type="float" office:value="11301" calcext:value-type="float">
            <text:p>11301,</text:p>
          </table:table-cell>
          <table:table-cell table:formula="of:=-1*([Rear.J2]*100+[Rear.K2])" office:value-type="float" office:value="-901" calcext:value-type="float">
            <text:p>-901,</text:p>
          </table:table-cell>
          <table:table-cell/>
        </table:table-row>
        <table:table-row table:style-name="ro1">
          <table:table-cell/>
          <table:table-cell table:formula="of:=[Front.O3]*100+[Front.P3]-1" office:value-type="float" office:value="22122" calcext:value-type="float">
            <text:p>22122,</text:p>
          </table:table-cell>
          <table:table-cell table:formula="of:=[Front.J3]*100+[Front.K3]" office:value-type="float" office:value="902" calcext:value-type="float">
            <text:p>902,</text:p>
          </table:table-cell>
          <table:table-cell/>
          <table:table-cell table:formula="of:=[Rear.O3]*100+[Rear.P3]-1" office:value-type="float" office:value="11317" calcext:value-type="float">
            <text:p>11317,</text:p>
          </table:table-cell>
          <table:table-cell table:formula="of:=-1*([Rear.J3]*100+[Rear.K3])" office:value-type="float" office:value="-902" calcext:value-type="float">
            <text:p>-902,</text:p>
          </table:table-cell>
          <table:table-cell/>
        </table:table-row>
        <table:table-row table:style-name="ro1">
          <table:table-cell/>
          <table:table-cell table:formula="of:=[Front.O4]*100+[Front.P4]-1" office:value-type="float" office:value="22107" calcext:value-type="float">
            <text:p>22107,</text:p>
          </table:table-cell>
          <table:table-cell table:formula="of:=[Front.J4]*100+[Front.K4]" office:value-type="float" office:value="903" calcext:value-type="float">
            <text:p>903,</text:p>
          </table:table-cell>
          <table:table-cell/>
          <table:table-cell table:formula="of:=[Rear.O4]*100+[Rear.P4]-1" office:value-type="float" office:value="11300" calcext:value-type="float">
            <text:p>11300,</text:p>
          </table:table-cell>
          <table:table-cell table:formula="of:=-1*([Rear.J4]*100+[Rear.K4])" office:value-type="float" office:value="-903" calcext:value-type="float">
            <text:p>-903,</text:p>
          </table:table-cell>
          <table:table-cell/>
        </table:table-row>
        <table:table-row table:style-name="ro1">
          <table:table-cell/>
          <table:table-cell table:formula="of:=[Front.O5]*100+[Front.P5]-1" office:value-type="float" office:value="22123" calcext:value-type="float">
            <text:p>22123,</text:p>
          </table:table-cell>
          <table:table-cell table:formula="of:=[Front.J5]*100+[Front.K5]" office:value-type="float" office:value="904" calcext:value-type="float">
            <text:p>904,</text:p>
          </table:table-cell>
          <table:table-cell/>
          <table:table-cell table:formula="of:=[Rear.O5]*100+[Rear.P5]-1" office:value-type="float" office:value="11316" calcext:value-type="float">
            <text:p>11316,</text:p>
          </table:table-cell>
          <table:table-cell table:formula="of:=-1*([Rear.J5]*100+[Rear.K5])" office:value-type="float" office:value="-904" calcext:value-type="float">
            <text:p>-904,</text:p>
          </table:table-cell>
          <table:table-cell/>
        </table:table-row>
        <table:table-row table:style-name="ro1">
          <table:table-cell/>
          <table:table-cell table:formula="of:=[Front.O6]*100+[Front.P6]-1" office:value-type="float" office:value="22120" calcext:value-type="float">
            <text:p>22120,</text:p>
          </table:table-cell>
          <table:table-cell table:formula="of:=[Front.J6]*100+[Front.K6]" office:value-type="float" office:value="801" calcext:value-type="float">
            <text:p>801,</text:p>
          </table:table-cell>
          <table:table-cell/>
          <table:table-cell table:formula="of:=[Rear.O6]*100+[Rear.P6]-1" office:value-type="float" office:value="11319" calcext:value-type="float">
            <text:p>11319,</text:p>
          </table:table-cell>
          <table:table-cell table:formula="of:=-1*([Rear.J6]*100+[Rear.K6])" office:value-type="float" office:value="-801" calcext:value-type="float">
            <text:p>-801,</text:p>
          </table:table-cell>
          <table:table-cell/>
        </table:table-row>
        <table:table-row table:style-name="ro1">
          <table:table-cell/>
          <table:table-cell table:formula="of:=[Front.O7]*100+[Front.P7]-1" office:value-type="float" office:value="22104" calcext:value-type="float">
            <text:p>22104,</text:p>
          </table:table-cell>
          <table:table-cell table:formula="of:=[Front.J7]*100+[Front.K7]" office:value-type="float" office:value="802" calcext:value-type="float">
            <text:p>802,</text:p>
          </table:table-cell>
          <table:table-cell/>
          <table:table-cell table:formula="of:=[Rear.O7]*100+[Rear.P7]-1" office:value-type="float" office:value="11303" calcext:value-type="float">
            <text:p>11303,</text:p>
          </table:table-cell>
          <table:table-cell table:formula="of:=-1*([Rear.J7]*100+[Rear.K7])" office:value-type="float" office:value="-802" calcext:value-type="float">
            <text:p>-802,</text:p>
          </table:table-cell>
          <table:table-cell/>
        </table:table-row>
        <table:table-row table:style-name="ro1">
          <table:table-cell/>
          <table:table-cell table:formula="of:=[Front.O8]*100+[Front.P8]-1" office:value-type="float" office:value="22121" calcext:value-type="float">
            <text:p>22121,</text:p>
          </table:table-cell>
          <table:table-cell table:formula="of:=[Front.J8]*100+[Front.K8]" office:value-type="float" office:value="803" calcext:value-type="float">
            <text:p>803,</text:p>
          </table:table-cell>
          <table:table-cell/>
          <table:table-cell table:formula="of:=[Rear.O8]*100+[Rear.P8]-1" office:value-type="float" office:value="11318" calcext:value-type="float">
            <text:p>11318,</text:p>
          </table:table-cell>
          <table:table-cell table:formula="of:=-1*([Rear.J8]*100+[Rear.K8])" office:value-type="float" office:value="-803" calcext:value-type="float">
            <text:p>-803,</text:p>
          </table:table-cell>
          <table:table-cell/>
        </table:table-row>
        <table:table-row table:style-name="ro1">
          <table:table-cell/>
          <table:table-cell table:formula="of:=[Front.O9]*100+[Front.P9]-1" office:value-type="float" office:value="22105" calcext:value-type="float">
            <text:p>22105,</text:p>
          </table:table-cell>
          <table:table-cell table:formula="of:=[Front.J9]*100+[Front.K9]" office:value-type="float" office:value="804" calcext:value-type="float">
            <text:p>804,</text:p>
          </table:table-cell>
          <table:table-cell/>
          <table:table-cell table:formula="of:=[Rear.O9]*100+[Rear.P9]-1" office:value-type="float" office:value="11302" calcext:value-type="float">
            <text:p>11302,</text:p>
          </table:table-cell>
          <table:table-cell table:formula="of:=-1*([Rear.J9]*100+[Rear.K9])" office:value-type="float" office:value="-804" calcext:value-type="float">
            <text:p>-804,</text:p>
          </table:table-cell>
          <table:table-cell/>
        </table:table-row>
        <table:table-row table:style-name="ro1">
          <table:table-cell/>
          <table:table-cell table:formula="of:=[Front.O10]*100+[Front.P10]-1" office:value-type="float" office:value="22119" calcext:value-type="float">
            <text:p>22119,</text:p>
          </table:table-cell>
          <table:table-cell table:formula="of:=[Front.J10]*100+[Front.K10]" office:value-type="float" office:value="701" calcext:value-type="float">
            <text:p>701,</text:p>
          </table:table-cell>
          <table:table-cell/>
          <table:table-cell table:formula="of:=[Rear.O10]*100+[Rear.P10]-1" office:value-type="float" office:value="11320" calcext:value-type="float">
            <text:p>11320,</text:p>
          </table:table-cell>
          <table:table-cell table:formula="of:=-1*([Rear.J10]*100+[Rear.K10])" office:value-type="float" office:value="-701" calcext:value-type="float">
            <text:p>-701,</text:p>
          </table:table-cell>
          <table:table-cell/>
        </table:table-row>
        <table:table-row table:style-name="ro1">
          <table:table-cell/>
          <table:table-cell table:formula="of:=[Front.O11]*100+[Front.P11]-1" office:value-type="float" office:value="22103" calcext:value-type="float">
            <text:p>22103,</text:p>
          </table:table-cell>
          <table:table-cell table:formula="of:=[Front.J11]*100+[Front.K11]" office:value-type="float" office:value="702" calcext:value-type="float">
            <text:p>702,</text:p>
          </table:table-cell>
          <table:table-cell/>
          <table:table-cell table:formula="of:=[Rear.O11]*100+[Rear.P11]-1" office:value-type="float" office:value="11304" calcext:value-type="float">
            <text:p>11304,</text:p>
          </table:table-cell>
          <table:table-cell table:formula="of:=-1*([Rear.J11]*100+[Rear.K11])" office:value-type="float" office:value="-702" calcext:value-type="float">
            <text:p>-702,</text:p>
          </table:table-cell>
          <table:table-cell/>
        </table:table-row>
        <table:table-row table:style-name="ro1">
          <table:table-cell/>
          <table:table-cell table:formula="of:=[Front.O12]*100+[Front.P12]-1" office:value-type="float" office:value="22118" calcext:value-type="float">
            <text:p>22118,</text:p>
          </table:table-cell>
          <table:table-cell table:formula="of:=[Front.J12]*100+[Front.K12]" office:value-type="float" office:value="703" calcext:value-type="float">
            <text:p>703,</text:p>
          </table:table-cell>
          <table:table-cell/>
          <table:table-cell table:formula="of:=[Rear.O12]*100+[Rear.P12]-1" office:value-type="float" office:value="11321" calcext:value-type="float">
            <text:p>11321,</text:p>
          </table:table-cell>
          <table:table-cell table:formula="of:=-1*([Rear.J12]*100+[Rear.K12])" office:value-type="float" office:value="-703" calcext:value-type="float">
            <text:p>-703,</text:p>
          </table:table-cell>
          <table:table-cell/>
        </table:table-row>
        <table:table-row table:style-name="ro1">
          <table:table-cell/>
          <table:table-cell table:formula="of:=[Front.O13]*100+[Front.P13]-1" office:value-type="float" office:value="22102" calcext:value-type="float">
            <text:p>22102,</text:p>
          </table:table-cell>
          <table:table-cell table:formula="of:=[Front.J13]*100+[Front.K13]" office:value-type="float" office:value="704" calcext:value-type="float">
            <text:p>704,</text:p>
          </table:table-cell>
          <table:table-cell/>
          <table:table-cell table:formula="of:=[Rear.O13]*100+[Rear.P13]-1" office:value-type="float" office:value="11305" calcext:value-type="float">
            <text:p>11305,</text:p>
          </table:table-cell>
          <table:table-cell table:formula="of:=-1*([Rear.J13]*100+[Rear.K13])" office:value-type="float" office:value="-704" calcext:value-type="float">
            <text:p>-704,</text:p>
          </table:table-cell>
          <table:table-cell/>
        </table:table-row>
        <table:table-row table:style-name="ro1">
          <table:table-cell/>
          <table:table-cell table:formula="of:=[Front.O14]*100+[Front.P14]-1" office:value-type="float" office:value="22101" calcext:value-type="float">
            <text:p>22101,</text:p>
          </table:table-cell>
          <table:table-cell table:formula="of:=[Front.J14]*100+[Front.K14]" office:value-type="float" office:value="1201" calcext:value-type="float">
            <text:p>1201,</text:p>
          </table:table-cell>
          <table:table-cell/>
          <table:table-cell table:formula="of:=[Rear.O14]*100+[Rear.P14]-1" office:value-type="float" office:value="11306" calcext:value-type="float">
            <text:p>11306,</text:p>
          </table:table-cell>
          <table:table-cell table:formula="of:=-1*([Rear.J14]*100+[Rear.K14])" office:value-type="float" office:value="-1201" calcext:value-type="float">
            <text:p>-1201,</text:p>
          </table:table-cell>
          <table:table-cell/>
        </table:table-row>
        <table:table-row table:style-name="ro1">
          <table:table-cell/>
          <table:table-cell table:formula="of:=[Front.O15]*100+[Front.P15]-1" office:value-type="float" office:value="22117" calcext:value-type="float">
            <text:p>22117,</text:p>
          </table:table-cell>
          <table:table-cell table:formula="of:=[Front.J15]*100+[Front.K15]" office:value-type="float" office:value="1202" calcext:value-type="float">
            <text:p>1202,</text:p>
          </table:table-cell>
          <table:table-cell/>
          <table:table-cell table:formula="of:=[Rear.O15]*100+[Rear.P15]-1" office:value-type="float" office:value="11322" calcext:value-type="float">
            <text:p>11322,</text:p>
          </table:table-cell>
          <table:table-cell table:formula="of:=-1*([Rear.J15]*100+[Rear.K15])" office:value-type="float" office:value="-1202" calcext:value-type="float">
            <text:p>-1202,</text:p>
          </table:table-cell>
          <table:table-cell/>
        </table:table-row>
        <table:table-row table:style-name="ro1">
          <table:table-cell/>
          <table:table-cell table:formula="of:=[Front.O16]*100+[Front.P16]-1" office:value-type="float" office:value="22100" calcext:value-type="float">
            <text:p>22100,</text:p>
          </table:table-cell>
          <table:table-cell table:formula="of:=[Front.J16]*100+[Front.K16]" office:value-type="float" office:value="1203" calcext:value-type="float">
            <text:p>1203,</text:p>
          </table:table-cell>
          <table:table-cell/>
          <table:table-cell table:formula="of:=[Rear.O16]*100+[Rear.P16]-1" office:value-type="float" office:value="11307" calcext:value-type="float">
            <text:p>11307,</text:p>
          </table:table-cell>
          <table:table-cell table:formula="of:=-1*([Rear.J16]*100+[Rear.K16])" office:value-type="float" office:value="-1203" calcext:value-type="float">
            <text:p>-1203,</text:p>
          </table:table-cell>
          <table:table-cell/>
        </table:table-row>
        <table:table-row table:style-name="ro1">
          <table:table-cell/>
          <table:table-cell table:formula="of:=[Front.O17]*100+[Front.P17]-1" office:value-type="float" office:value="22116" calcext:value-type="float">
            <text:p>22116,</text:p>
          </table:table-cell>
          <table:table-cell table:formula="of:=[Front.J17]*100+[Front.K17]" office:value-type="float" office:value="1204" calcext:value-type="float">
            <text:p>1204,</text:p>
          </table:table-cell>
          <table:table-cell/>
          <table:table-cell table:formula="of:=[Rear.O17]*100+[Rear.P17]-1" office:value-type="float" office:value="11323" calcext:value-type="float">
            <text:p>11323,</text:p>
          </table:table-cell>
          <table:table-cell table:formula="of:=-1*([Rear.J17]*100+[Rear.K17])" office:value-type="float" office:value="-1204" calcext:value-type="float">
            <text:p>-1204,</text:p>
          </table:table-cell>
          <table:table-cell/>
        </table:table-row>
        <table:table-row table:style-name="ro1">
          <table:table-cell/>
          <table:table-cell table:formula="of:=[Front.O18]*100+[Front.P18]-1" office:value-type="float" office:value="22131" calcext:value-type="float">
            <text:p>22131,</text:p>
          </table:table-cell>
          <table:table-cell table:formula="of:=[Front.J18]*100+[Front.K18]" office:value-type="float" office:value="1601" calcext:value-type="float">
            <text:p>1601,</text:p>
          </table:table-cell>
          <table:table-cell/>
          <table:table-cell table:formula="of:=[Rear.O18]*100+[Rear.P18]-1" office:value-type="float" office:value="11324" calcext:value-type="float">
            <text:p>11324,</text:p>
          </table:table-cell>
          <table:table-cell table:formula="of:=-1*([Rear.J18]*100+[Rear.K18])" office:value-type="float" office:value="-1601" calcext:value-type="float">
            <text:p>-1601,</text:p>
          </table:table-cell>
          <table:table-cell/>
        </table:table-row>
        <table:table-row table:style-name="ro1">
          <table:table-cell/>
          <table:table-cell table:formula="of:=[Front.O19]*100+[Front.P19]-1" office:value-type="float" office:value="22115" calcext:value-type="float">
            <text:p>22115,</text:p>
          </table:table-cell>
          <table:table-cell table:formula="of:=[Front.J19]*100+[Front.K19]" office:value-type="float" office:value="1602" calcext:value-type="float">
            <text:p>1602,</text:p>
          </table:table-cell>
          <table:table-cell/>
          <table:table-cell table:formula="of:=[Rear.O19]*100+[Rear.P19]-1" office:value-type="float" office:value="11308" calcext:value-type="float">
            <text:p>11308,</text:p>
          </table:table-cell>
          <table:table-cell table:formula="of:=-1*([Rear.J19]*100+[Rear.K19])" office:value-type="float" office:value="-1602" calcext:value-type="float">
            <text:p>-1602,</text:p>
          </table:table-cell>
          <table:table-cell/>
        </table:table-row>
        <table:table-row table:style-name="ro1">
          <table:table-cell/>
          <table:table-cell table:formula="of:=[Front.O20]*100+[Front.P20]-1" office:value-type="float" office:value="22130" calcext:value-type="float">
            <text:p>22130,</text:p>
          </table:table-cell>
          <table:table-cell table:formula="of:=[Front.J20]*100+[Front.K20]" office:value-type="float" office:value="1603" calcext:value-type="float">
            <text:p>1603,</text:p>
          </table:table-cell>
          <table:table-cell/>
          <table:table-cell table:formula="of:=[Rear.O20]*100+[Rear.P20]-1" office:value-type="float" office:value="11325" calcext:value-type="float">
            <text:p>11325,</text:p>
          </table:table-cell>
          <table:table-cell table:formula="of:=-1*([Rear.J20]*100+[Rear.K20])" office:value-type="float" office:value="-1603" calcext:value-type="float">
            <text:p>-1603,</text:p>
          </table:table-cell>
          <table:table-cell/>
        </table:table-row>
        <table:table-row table:style-name="ro1">
          <table:table-cell/>
          <table:table-cell table:formula="of:=[Front.O21]*100+[Front.P21]-1" office:value-type="float" office:value="22114" calcext:value-type="float">
            <text:p>22114,</text:p>
          </table:table-cell>
          <table:table-cell table:formula="of:=[Front.J21]*100+[Front.K21]" office:value-type="float" office:value="1604" calcext:value-type="float">
            <text:p>1604,</text:p>
          </table:table-cell>
          <table:table-cell/>
          <table:table-cell table:formula="of:=[Rear.O21]*100+[Rear.P21]-1" office:value-type="float" office:value="11309" calcext:value-type="float">
            <text:p>11309,</text:p>
          </table:table-cell>
          <table:table-cell table:formula="of:=-1*([Rear.J21]*100+[Rear.K21])" office:value-type="float" office:value="-1604" calcext:value-type="float">
            <text:p>-1604,</text:p>
          </table:table-cell>
          <table:table-cell/>
        </table:table-row>
        <table:table-row table:style-name="ro1">
          <table:table-cell/>
          <table:table-cell table:formula="of:=[Front.O22]*100+[Front.P22]-1" office:value-type="float" office:value="22113" calcext:value-type="float">
            <text:p>22113,</text:p>
          </table:table-cell>
          <table:table-cell table:formula="of:=[Front.J22]*100+[Front.K22]" office:value-type="float" office:value="1501" calcext:value-type="float">
            <text:p>1501,</text:p>
          </table:table-cell>
          <table:table-cell/>
          <table:table-cell table:formula="of:=[Rear.O22]*100+[Rear.P22]-1" office:value-type="float" office:value="11310" calcext:value-type="float">
            <text:p>11310,</text:p>
          </table:table-cell>
          <table:table-cell table:formula="of:=-1*([Rear.J22]*100+[Rear.K22])" office:value-type="float" office:value="-1501" calcext:value-type="float">
            <text:p>-1501,</text:p>
          </table:table-cell>
          <table:table-cell/>
        </table:table-row>
        <table:table-row table:style-name="ro1">
          <table:table-cell/>
          <table:table-cell table:formula="of:=[Front.O23]*100+[Front.P23]-1" office:value-type="float" office:value="22129" calcext:value-type="float">
            <text:p>22129,</text:p>
          </table:table-cell>
          <table:table-cell table:formula="of:=[Front.J23]*100+[Front.K23]" office:value-type="float" office:value="1502" calcext:value-type="float">
            <text:p>1502,</text:p>
          </table:table-cell>
          <table:table-cell/>
          <table:table-cell table:formula="of:=[Rear.O23]*100+[Rear.P23]-1" office:value-type="float" office:value="11326" calcext:value-type="float">
            <text:p>11326,</text:p>
          </table:table-cell>
          <table:table-cell table:formula="of:=-1*([Rear.J23]*100+[Rear.K23])" office:value-type="float" office:value="-1502" calcext:value-type="float">
            <text:p>-1502,</text:p>
          </table:table-cell>
          <table:table-cell/>
        </table:table-row>
        <table:table-row table:style-name="ro1">
          <table:table-cell/>
          <table:table-cell table:formula="of:=[Front.O24]*100+[Front.P24]-1" office:value-type="float" office:value="22112" calcext:value-type="float">
            <text:p>22112,</text:p>
          </table:table-cell>
          <table:table-cell table:formula="of:=[Front.J24]*100+[Front.K24]" office:value-type="float" office:value="1503" calcext:value-type="float">
            <text:p>1503,</text:p>
          </table:table-cell>
          <table:table-cell/>
          <table:table-cell table:formula="of:=[Rear.O24]*100+[Rear.P24]-1" office:value-type="float" office:value="11311" calcext:value-type="float">
            <text:p>11311,</text:p>
          </table:table-cell>
          <table:table-cell table:formula="of:=-1*([Rear.J24]*100+[Rear.K24])" office:value-type="float" office:value="-1503" calcext:value-type="float">
            <text:p>-1503,</text:p>
          </table:table-cell>
          <table:table-cell/>
        </table:table-row>
        <table:table-row table:style-name="ro1">
          <table:table-cell/>
          <table:table-cell table:formula="of:=[Front.O25]*100+[Front.P25]-1" office:value-type="float" office:value="22128" calcext:value-type="float">
            <text:p>22128,</text:p>
          </table:table-cell>
          <table:table-cell table:formula="of:=[Front.J25]*100+[Front.K25]" office:value-type="float" office:value="1504" calcext:value-type="float">
            <text:p>1504,</text:p>
          </table:table-cell>
          <table:table-cell/>
          <table:table-cell table:formula="of:=[Rear.O25]*100+[Rear.P25]-1" office:value-type="float" office:value="11327" calcext:value-type="float">
            <text:p>11327,</text:p>
          </table:table-cell>
          <table:table-cell table:formula="of:=-1*([Rear.J25]*100+[Rear.K25])" office:value-type="float" office:value="-1504" calcext:value-type="float">
            <text:p>-1504,</text:p>
          </table:table-cell>
          <table:table-cell/>
        </table:table-row>
        <table:table-row table:style-name="ro1">
          <table:table-cell/>
          <table:table-cell table:formula="of:=[Front.O26]*100+[Front.P26]-1" office:value-type="float" office:value="22110" calcext:value-type="float">
            <text:p>22110,</text:p>
          </table:table-cell>
          <table:table-cell table:formula="of:=[Front.J26]*100+[Front.K26]" office:value-type="float" office:value="1401" calcext:value-type="float">
            <text:p>1401,</text:p>
          </table:table-cell>
          <table:table-cell/>
          <table:table-cell table:formula="of:=[Rear.O26]*100+[Rear.P26]-1" office:value-type="float" office:value="11313" calcext:value-type="float">
            <text:p>11313,</text:p>
          </table:table-cell>
          <table:table-cell table:formula="of:=-1*([Rear.J26]*100+[Rear.K26])" office:value-type="float" office:value="-1401" calcext:value-type="float">
            <text:p>-1401,</text:p>
          </table:table-cell>
          <table:table-cell/>
        </table:table-row>
        <table:table-row table:style-name="ro1">
          <table:table-cell/>
          <table:table-cell table:formula="of:=[Front.O27]*100+[Front.P27]-1" office:value-type="float" office:value="22126" calcext:value-type="float">
            <text:p>22126,</text:p>
          </table:table-cell>
          <table:table-cell table:formula="of:=[Front.J27]*100+[Front.K27]" office:value-type="float" office:value="1402" calcext:value-type="float">
            <text:p>1402,</text:p>
          </table:table-cell>
          <table:table-cell/>
          <table:table-cell table:formula="of:=[Rear.O27]*100+[Rear.P27]-1" office:value-type="float" office:value="11329" calcext:value-type="float">
            <text:p>11329,</text:p>
          </table:table-cell>
          <table:table-cell table:formula="of:=-1*([Rear.J27]*100+[Rear.K27])" office:value-type="float" office:value="-1402" calcext:value-type="float">
            <text:p>-1402,</text:p>
          </table:table-cell>
          <table:table-cell/>
        </table:table-row>
        <table:table-row table:style-name="ro1">
          <table:table-cell/>
          <table:table-cell table:formula="of:=[Front.O28]*100+[Front.P28]-1" office:value-type="float" office:value="22111" calcext:value-type="float">
            <text:p>22111,</text:p>
          </table:table-cell>
          <table:table-cell table:formula="of:=[Front.J28]*100+[Front.K28]" office:value-type="float" office:value="1403" calcext:value-type="float">
            <text:p>1403,</text:p>
          </table:table-cell>
          <table:table-cell/>
          <table:table-cell table:formula="of:=[Rear.O28]*100+[Rear.P28]-1" office:value-type="float" office:value="11312" calcext:value-type="float">
            <text:p>11312,</text:p>
          </table:table-cell>
          <table:table-cell table:formula="of:=-1*([Rear.J28]*100+[Rear.K28])" office:value-type="float" office:value="-1403" calcext:value-type="float">
            <text:p>-1403,</text:p>
          </table:table-cell>
          <table:table-cell/>
        </table:table-row>
        <table:table-row table:style-name="ro1">
          <table:table-cell/>
          <table:table-cell table:formula="of:=[Front.O29]*100+[Front.P29]-1" office:value-type="float" office:value="22127" calcext:value-type="float">
            <text:p>22127,</text:p>
          </table:table-cell>
          <table:table-cell table:formula="of:=[Front.J29]*100+[Front.K29]" office:value-type="float" office:value="1404" calcext:value-type="float">
            <text:p>1404,</text:p>
          </table:table-cell>
          <table:table-cell/>
          <table:table-cell table:formula="of:=[Rear.O29]*100+[Rear.P29]-1" office:value-type="float" office:value="11328" calcext:value-type="float">
            <text:p>11328,</text:p>
          </table:table-cell>
          <table:table-cell table:formula="of:=-1*([Rear.J29]*100+[Rear.K29])" office:value-type="float" office:value="-1404" calcext:value-type="float">
            <text:p>-1404,</text:p>
          </table:table-cell>
          <table:table-cell/>
        </table:table-row>
        <table:table-row table:style-name="ro1">
          <table:table-cell/>
          <table:table-cell table:formula="of:=[Front.O30]*100+[Front.P30]-1" office:value-type="float" office:value="22124" calcext:value-type="float">
            <text:p>22124,</text:p>
          </table:table-cell>
          <table:table-cell table:formula="of:=[Front.J30]*100+[Front.K30]" office:value-type="float" office:value="1301" calcext:value-type="float">
            <text:p>1301,</text:p>
          </table:table-cell>
          <table:table-cell/>
          <table:table-cell table:formula="of:=[Rear.O30]*100+[Rear.P30]-1" office:value-type="float" office:value="11331" calcext:value-type="float">
            <text:p>11331,</text:p>
          </table:table-cell>
          <table:table-cell table:formula="of:=-1*([Rear.J30]*100+[Rear.K30])" office:value-type="float" office:value="-1301" calcext:value-type="float">
            <text:p>-1301,</text:p>
          </table:table-cell>
          <table:table-cell/>
        </table:table-row>
        <table:table-row table:style-name="ro1">
          <table:table-cell/>
          <table:table-cell table:formula="of:=[Front.O31]*100+[Front.P31]-1" office:value-type="float" office:value="22108" calcext:value-type="float">
            <text:p>22108,</text:p>
          </table:table-cell>
          <table:table-cell table:formula="of:=[Front.J31]*100+[Front.K31]" office:value-type="float" office:value="1302" calcext:value-type="float">
            <text:p>1302,</text:p>
          </table:table-cell>
          <table:table-cell/>
          <table:table-cell table:formula="of:=[Rear.O31]*100+[Rear.P31]-1" office:value-type="float" office:value="11315" calcext:value-type="float">
            <text:p>11315,</text:p>
          </table:table-cell>
          <table:table-cell table:formula="of:=-1*([Rear.J31]*100+[Rear.K31])" office:value-type="float" office:value="-1302" calcext:value-type="float">
            <text:p>-1302,</text:p>
          </table:table-cell>
          <table:table-cell/>
        </table:table-row>
        <table:table-row table:style-name="ro1">
          <table:table-cell/>
          <table:table-cell table:formula="of:=[Front.O32]*100+[Front.P32]-1" office:value-type="float" office:value="22125" calcext:value-type="float">
            <text:p>22125,</text:p>
          </table:table-cell>
          <table:table-cell table:formula="of:=[Front.J32]*100+[Front.K32]" office:value-type="float" office:value="1303" calcext:value-type="float">
            <text:p>1303,</text:p>
          </table:table-cell>
          <table:table-cell/>
          <table:table-cell table:formula="of:=[Rear.O32]*100+[Rear.P32]-1" office:value-type="float" office:value="11330" calcext:value-type="float">
            <text:p>11330,</text:p>
          </table:table-cell>
          <table:table-cell table:formula="of:=-1*([Rear.J32]*100+[Rear.K32])" office:value-type="float" office:value="-1303" calcext:value-type="float">
            <text:p>-1303,</text:p>
          </table:table-cell>
          <table:table-cell/>
        </table:table-row>
        <table:table-row table:style-name="ro1">
          <table:table-cell/>
          <table:table-cell table:formula="of:=[Front.O33]*100+[Front.P33]-1" office:value-type="float" office:value="22109" calcext:value-type="float">
            <text:p>22109,</text:p>
          </table:table-cell>
          <table:table-cell table:formula="of:=[Front.J33]*100+[Front.K33]" office:value-type="float" office:value="1304" calcext:value-type="float">
            <text:p>1304,</text:p>
          </table:table-cell>
          <table:table-cell/>
          <table:table-cell table:formula="of:=[Rear.O33]*100+[Rear.P33]-1" office:value-type="float" office:value="11314" calcext:value-type="float">
            <text:p>11314,</text:p>
          </table:table-cell>
          <table:table-cell table:formula="of:=-1*([Rear.J33]*100+[Rear.K33])" office:value-type="float" office:value="-1304" calcext:value-type="float">
            <text:p>-1304,</text:p>
          </table:table-cell>
          <table:table-cell/>
        </table:table-row>
      </table:table>
      <table:table table:name="Cookies" table:style-name="ta1">
        <table:table-column table:style-name="co17" table:default-cell-style-name="Default"/>
        <table:table-column table:style-name="co18" table:default-cell-style-name="Default"/>
        <table:table-column table:style-name="co17" table:number-columns-repeated="8" table:default-cell-style-name="Default"/>
        <table:table-column table:style-name="co1" table:default-cell-style-name="Default"/>
        <table:table-column table:style-name="co17" table:number-columns-repeated="8" table:default-cell-style-name="Default"/>
        <table:table-column table:style-name="co18" table:default-cell-style-name="Default"/>
        <table:table-column table:style-name="co17" table:default-cell-style-name="Default"/>
        <table:table-row table:style-name="ro3">
          <table:table-cell table:number-columns-repeated="2"/>
          <table:table-cell table:style-name="ce17" office:value-type="string" calcext:value-type="string" table:number-columns-spanned="8" table:number-rows-spanned="1">
            <text:p>Cookie A (Downstream)</text:p>
          </table:table-cell>
          <table:covered-table-cell table:number-columns-repeated="7" table:style-name="ce17"/>
          <table:table-cell table:style-name="ce24"/>
          <table:table-cell table:style-name="ce17" office:value-type="string" calcext:value-type="string" table:number-columns-spanned="8" table:number-rows-spanned="1">
            <text:p>Cookie B (Upstream)</text:p>
          </table:table-cell>
          <table:covered-table-cell table:number-columns-repeated="7"/>
          <table:table-cell table:number-columns-repeated="2"/>
        </table:table-row>
        <table:table-row table:style-name="ro4">
          <table:table-cell table:style-name="ce16" office:value-type="string" calcext:value-type="string" table:number-columns-spanned="1" table:number-rows-spanned="12">
            <text:p>S</text:p>
            <text:p>I</text:p>
            <text:p>D</text:p>
            <text:p>E</text:p>
            <text:p/>
            <text:p>F</text:p>
            <text:p>A</text:p>
            <text:p>C</text:p>
            <text:p>I</text:p>
            <text:p>N</text:p>
            <text:p>G</text:p>
            <text:p/>
            <text:p>S</text:p>
            <text:p>I</text:p>
            <text:p>P</text:p>
            <text:p>M</text:p>
            <text:p>S</text:p>
          </table:table-cell>
          <table:table-cell/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25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6" table:number-columns-spanned="1" table:number-rows-spanned="12"/>
          <table:table-cell table:style-name="ce16" office:value-type="string" calcext:value-type="string" table:number-columns-spanned="1" table:number-rows-spanned="12">
            <text:p>S</text:p>
            <text:p>I</text:p>
            <text:p>D</text:p>
            <text:p>E</text:p>
            <text:p/>
            <text:p>F</text:p>
            <text:p>A</text:p>
            <text:p>C</text:p>
            <text:p>I</text:p>
            <text:p>N</text:p>
            <text:p>G</text:p>
            <text:p/>
            <text:p>S</text:p>
            <text:p>I</text:p>
            <text:p>P</text:p>
            <text:p>M</text:p>
            <text:p>S</text:p>
          </table:table-cell>
        </table:table-row>
        <table:table-row table:style-name="ro5">
          <table:covered-table-cell/>
          <table:table-cell/>
          <table:table-cell table:style-name="ce19" office:value-type="float" office:value="10" calcext:value-type="float" table:number-columns-spanned="2" table:number-rows-spanned="1">
            <text:p>10</text:p>
          </table:table-cell>
          <table:covered-table-cell table:style-name="ce22"/>
          <table:table-cell table:style-name="ce19" office:value-type="float" office:value="5" calcext:value-type="float" table:number-columns-spanned="2" table:number-rows-spanned="1">
            <text:p>5</text:p>
          </table:table-cell>
          <table:covered-table-cell table:style-name="ce22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22"/>
          <table:table-cell/>
          <table:table-cell table:style-name="ce26" office:value-type="float" office:value="10" calcext:value-type="float" table:number-columns-spanned="2" table:number-rows-spanned="1">
            <text:p>10</text:p>
          </table:table-cell>
          <table:covered-table-cell table:style-name="ce29"/>
          <table:table-cell table:style-name="ce19" office:value-type="float" office:value="5" calcext:value-type="float" table:number-columns-spanned="2" table:number-rows-spanned="1">
            <text:p>5</text:p>
          </table:table-cell>
          <table:covered-table-cell table:style-name="ce22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22"/>
          <table:covered-table-cell table:number-columns-repeated="2"/>
        </table:table-row>
        <table:table-row table:style-name="ro4">
          <table:covered-table-cell/>
          <table:table-cell/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covered-table-cell table:number-columns-repeated="2"/>
        </table:table-row>
        <table:table-row table:style-name="ro4">
          <table:covered-table-cell/>
          <table:table-cell/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25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covered-table-cell table:number-columns-repeated="2"/>
        </table:table-row>
        <table:table-row table:style-name="ro5">
          <table:covered-table-cell/>
          <table:table-cell/>
          <table:table-cell table:style-name="ce19" office:value-type="float" office:value="11" calcext:value-type="float" table:number-columns-spanned="2" table:number-rows-spanned="1">
            <text:p>11</text:p>
          </table:table-cell>
          <table:covered-table-cell table:style-name="ce22"/>
          <table:table-cell table:style-name="ce19" office:value-type="float" office:value="6" calcext:value-type="float" table:number-columns-spanned="2" table:number-rows-spanned="1">
            <text:p>6</text:p>
          </table:table-cell>
          <table:covered-table-cell table:style-name="ce22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19" office:value-type="float" office:value="3" calcext:value-type="float" table:number-columns-spanned="2" table:number-rows-spanned="1">
            <text:p>3</text:p>
          </table:table-cell>
          <table:covered-table-cell table:style-name="ce22"/>
          <table:table-cell/>
          <table:table-cell table:style-name="ce26" office:value-type="float" office:value="10" calcext:value-type="float" table:number-columns-spanned="2" table:number-rows-spanned="1">
            <text:p>10</text:p>
          </table:table-cell>
          <table:covered-table-cell table:style-name="ce29"/>
          <table:table-cell table:style-name="ce19" office:value-type="float" office:value="5" calcext:value-type="float" table:number-columns-spanned="2" table:number-rows-spanned="1">
            <text:p>5</text:p>
          </table:table-cell>
          <table:covered-table-cell table:style-name="ce22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22"/>
          <table:covered-table-cell table:number-columns-repeated="2"/>
        </table:table-row>
        <table:table-row table:style-name="ro4">
          <table:covered-table-cell/>
          <table:table-cell/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covered-table-cell table:number-columns-repeated="2"/>
        </table:table-row>
        <table:table-row table:style-name="ro4">
          <table:covered-table-cell/>
          <table:table-cell/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18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covered-table-cell table:number-columns-repeated="2"/>
        </table:table-row>
        <table:table-row table:style-name="ro5">
          <table:covered-table-cell/>
          <table:table-cell/>
          <table:table-cell table:style-name="ce19" office:value-type="float" office:value="12" calcext:value-type="float" table:number-columns-spanned="2" table:number-rows-spanned="1">
            <text:p>12</text:p>
          </table:table-cell>
          <table:covered-table-cell table:style-name="ce22"/>
          <table:table-cell table:style-name="ce19" office:value-type="float" office:value="7" calcext:value-type="float" table:number-columns-spanned="2" table:number-rows-spanned="1">
            <text:p>7</text:p>
          </table:table-cell>
          <table:covered-table-cell table:style-name="ce22"/>
          <table:table-cell table:style-name="ce17" office:value-type="float" office:value="8" calcext:value-type="float" table:number-columns-spanned="2" table:number-rows-spanned="1">
            <text:p>8</text:p>
          </table:table-cell>
          <table:covered-table-cell table:style-name="ce17"/>
          <table:table-cell table:style-name="ce19" office:value-type="float" office:value="9" calcext:value-type="float" table:number-columns-spanned="2" table:number-rows-spanned="1">
            <text:p>9</text:p>
          </table:table-cell>
          <table:covered-table-cell table:style-name="ce22"/>
          <table:table-cell/>
          <table:table-cell table:style-name="ce19" office:value-type="float" office:value="10" calcext:value-type="float" table:number-columns-spanned="2" table:number-rows-spanned="1">
            <text:p>10</text:p>
          </table:table-cell>
          <table:covered-table-cell table:style-name="ce22"/>
          <table:table-cell table:style-name="ce19" office:value-type="float" office:value="5" calcext:value-type="float" table:number-columns-spanned="2" table:number-rows-spanned="1">
            <text:p>5</text:p>
          </table:table-cell>
          <table:covered-table-cell table:style-name="ce22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22"/>
          <table:covered-table-cell table:number-columns-repeated="2"/>
        </table:table-row>
        <table:table-row table:style-name="ro4">
          <table:covered-table-cell/>
          <table:table-cell/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covered-table-cell table:number-columns-repeated="2"/>
        </table:table-row>
        <table:table-row table:style-name="ro4">
          <table:covered-table-cell/>
          <table:table-cell/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18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covered-table-cell table:number-columns-repeated="2"/>
        </table:table-row>
        <table:table-row table:style-name="ro5">
          <table:covered-table-cell/>
          <table:table-cell/>
          <table:table-cell table:style-name="ce19" office:value-type="float" office:value="13" calcext:value-type="float" table:number-columns-spanned="2" table:number-rows-spanned="1">
            <text:p>13</text:p>
          </table:table-cell>
          <table:covered-table-cell table:style-name="ce22"/>
          <table:table-cell table:style-name="ce19" office:value-type="float" office:value="14" calcext:value-type="float" table:number-columns-spanned="2" table:number-rows-spanned="1">
            <text:p>14</text:p>
          </table:table-cell>
          <table:covered-table-cell table:style-name="ce22"/>
          <table:table-cell table:style-name="ce17" office:value-type="float" office:value="15" calcext:value-type="float" table:number-columns-spanned="2" table:number-rows-spanned="1">
            <text:p>15</text:p>
          </table:table-cell>
          <table:covered-table-cell table:style-name="ce17"/>
          <table:table-cell table:style-name="ce19" office:value-type="float" office:value="16" calcext:value-type="float" table:number-columns-spanned="2" table:number-rows-spanned="1">
            <text:p>16</text:p>
          </table:table-cell>
          <table:covered-table-cell table:style-name="ce22"/>
          <table:table-cell/>
          <table:table-cell table:style-name="ce19" office:value-type="float" office:value="10" calcext:value-type="float" table:number-columns-spanned="2" table:number-rows-spanned="1">
            <text:p>10</text:p>
          </table:table-cell>
          <table:covered-table-cell table:style-name="ce22"/>
          <table:table-cell table:style-name="ce26" office:value-type="float" office:value="5" calcext:value-type="float" table:number-columns-spanned="2" table:number-rows-spanned="1">
            <text:p>5</text:p>
          </table:table-cell>
          <table:covered-table-cell table:style-name="ce29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26" office:value-type="float" office:value="1" calcext:value-type="float" table:number-columns-spanned="2" table:number-rows-spanned="1">
            <text:p>1</text:p>
          </table:table-cell>
          <table:covered-table-cell table:style-name="ce29"/>
          <table:covered-table-cell table:number-columns-repeated="2"/>
        </table:table-row>
        <table:table-row table:style-name="ro4">
          <table:covered-table-cell/>
          <table:table-cell/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float" office:value="4" calcext:value-type="float">
            <text:p>4</text:p>
          </table:table-cell>
          <table:covered-table-cell table:number-columns-repeated="2"/>
        </table:table-row>
        <table:table-row table:style-name="ro6" table:number-rows-repeated="1048548">
          <table:table-cell table:number-columns-repeated="21"/>
        </table:table-row>
        <table:table-row table:style-name="ro7" table:number-rows-repeated="14">
          <table:table-cell table:number-columns-repeated="21"/>
        </table:table-row>
        <table:table-row table:style-name="ro7">
          <table:table-cell table:number-columns-repeated="21"/>
        </table:table-row>
      </table:table>
      <table:table table:name="Cookie A" table:style-name="ta1">
        <table:table-column table:style-name="co17" table:number-columns-repeated="3" table:default-cell-style-name="Default"/>
        <table:table-column table:style-name="co17" table:default-cell-style-name="ce36"/>
        <table:table-column table:style-name="co17" table:default-cell-style-name="Default"/>
        <table:table-column table:style-name="co17" table:default-cell-style-name="ce36"/>
        <table:table-column table:style-name="co17" table:default-cell-style-name="Default"/>
        <table:table-column table:style-name="co17" table:default-cell-style-name="ce36"/>
        <table:table-column table:style-name="co17" table:default-cell-style-name="Default"/>
        <table:table-column table:style-name="co17" table:default-cell-style-name="ce36"/>
        <table:table-column table:style-name="co17" table:default-cell-style-name="Default"/>
        <table:table-column table:style-name="co18" table:default-cell-style-name="Default"/>
        <table:table-column table:style-name="co19" table:number-columns-repeated="8" table:default-cell-style-name="Default"/>
        <table:table-column table:style-name="co1" table:default-cell-style-name="ce45"/>
        <table:table-row table:style-name="ro8">
          <table:table-cell table:style-name="ce31" office:value-type="string" calcext:value-type="string" table:number-columns-spanned="20" table:number-rows-spanned="1">
            <text:p>View from inside shashlik</text:p>
          </table:table-cell>
          <table:covered-table-cell table:number-columns-repeated="11"/>
          <table:covered-table-cell table:number-columns-repeated="8" table:style-name="ce17"/>
          <table:table-cell table:style-name="ce46"/>
        </table:table-row>
        <table:table-row table:style-name="ro8">
          <table:table-cell table:number-columns-repeated="12"/>
          <table:table-cell table:style-name="ce17" table:number-columns-spanned="8" table:number-rows-spanned="1"/>
          <table:covered-table-cell table:number-columns-repeated="7" table:style-name="ce17"/>
          <table:table-cell table:style-name="ce46"/>
        </table:table-row>
        <table:table-row table:style-name="ro8">
          <table:table-cell table:style-name="ce16" office:value-type="string" calcext:value-type="string" table:number-columns-spanned="3" table:number-rows-spanned="1">
            <text:p>Corner near detector</text:p>
          </table:table-cell>
          <table:covered-table-cell table:number-columns-repeated="2"/>
          <table:table-cell table:number-columns-repeated="9"/>
          <table:table-cell table:style-name="ce17" office:value-type="string" calcext:value-type="string" table:number-columns-spanned="8" table:number-rows-spanned="1">
            <text:p>Cookie A (Downstream)</text:p>
          </table:table-cell>
          <table:covered-table-cell table:number-columns-repeated="7" table:style-name="ce17"/>
          <table:table-cell table:style-name="ce46"/>
        </table:table-row>
        <table:table-row table:style-name="ro9"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style-name="ce34" table:formula="of:=[.M6]" office:value-type="float" office:value="1" calcext:value-type="float">
            <text:p>1</text:p>
          </table:table-cell>
          <table:table-cell table:style-name="ce37"/>
          <table:table-cell table:style-name="ce34" table:formula="of:=[.O6]" office:value-type="float" office:value="2" calcext:value-type="float">
            <text:p>2</text:p>
          </table:table-cell>
          <table:table-cell table:style-name="ce37"/>
          <table:table-cell table:style-name="ce34" table:formula="of:=[.Q6]" office:value-type="float" office:value="3" calcext:value-type="float">
            <text:p>3</text:p>
          </table:table-cell>
          <table:table-cell table:style-name="ce37"/>
          <table:table-cell table:style-name="ce34" table:formula="of:=[.S6]" office:value-type="float" office:value="4" calcext:value-type="float">
            <text:p>4</text:p>
          </table:table-cell>
          <table:table-cell table:style-name="ce37"/>
          <table:table-cell table:style-name="ce16" office:value-type="string" calcext:value-type="string" table:number-columns-spanned="1" table:number-rows-spanned="24">
            <text:p>S</text:p>
            <text:p>I</text:p>
            <text:p>D</text:p>
            <text:p>E</text:p>
            <text:p/>
            <text:p>F</text:p>
            <text:p>A</text:p>
            <text:p>C</text:p>
            <text:p>I</text:p>
            <text:p>N</text:p>
            <text:p>G</text:p>
            <text:p/>
            <text:p>S</text:p>
            <text:p>I</text:p>
            <text:p>P</text:p>
            <text:p>M</text:p>
            <text:p>S</text:p>
          </table:table-cell>
          <table:table-cell/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office:value-type="string" calcext:value-type="string">
            <text:p>+y</text:p>
          </table:table-cell>
        </table:table-row>
        <table:table-row table:style-name="ro9"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style-name="ce35" office:value-type="float" office:value="1" calcext:value-type="float">
            <text:p>1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3" calcext:value-type="float">
            <text:p>3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4" calcext:value-type="float">
            <text:p>4</text:p>
          </table:table-cell>
          <table:table-cell table:style-name="ce38" office:value-type="string" calcext:value-type="string">
            <text:p>fiber</text:p>
          </table:table-cell>
          <table:covered-table-cell table:style-name="ce16"/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table-cell/>
        </table:table-row>
        <table:table-row table:style-name="ro9"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style-name="ce33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covered-table-cell/>
          <table:table-cell/>
          <table:table-cell table:style-name="ce40" office:value-type="float" office:value="1" calcext:value-type="float" table:number-columns-spanned="2" table:number-rows-spanned="2">
            <text:p>1</text:p>
          </table:table-cell>
          <table:covered-table-cell table:style-name="ce43"/>
          <table:table-cell table:style-name="ce40" office:value-type="float" office:value="2" calcext:value-type="float" table:number-columns-spanned="2" table:number-rows-spanned="2">
            <text:p>2</text:p>
          </table:table-cell>
          <table:covered-table-cell table:style-name="ce43"/>
          <table:table-cell table:style-name="ce40" office:value-type="float" office:value="3" calcext:value-type="float" table:number-columns-spanned="2" table:number-rows-spanned="2">
            <text:p>3</text:p>
          </table:table-cell>
          <table:covered-table-cell table:style-name="ce43"/>
          <table:table-cell table:style-name="ce40" office:value-type="float" office:value="4" calcext:value-type="float" table:number-columns-spanned="2" table:number-rows-spanned="2">
            <text:p>4</text:p>
          </table:table-cell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covered-table-cell/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covered-table-cell/>
          <table:table-cell/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covered-table-cell/>
          <table:table-cell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table-cell/>
        </table:table-row>
        <table:table-row table:style-name="ro9"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style-name="ce34" table:formula="of:=[.M12]" office:value-type="float" office:value="5" calcext:value-type="float">
            <text:p>5</text:p>
          </table:table-cell>
          <table:table-cell table:style-name="ce37"/>
          <table:table-cell table:style-name="ce34" table:formula="of:=[.O12]" office:value-type="float" office:value="6" calcext:value-type="float">
            <text:p>6</text:p>
          </table:table-cell>
          <table:table-cell table:style-name="ce37"/>
          <table:table-cell table:style-name="ce34" table:formula="of:=[.Q12]" office:value-type="float" office:value="7" calcext:value-type="float">
            <text:p>7</text:p>
          </table:table-cell>
          <table:table-cell table:style-name="ce37"/>
          <table:table-cell table:style-name="ce34" table:formula="of:=[.S12]" office:value-type="float" office:value="8" calcext:value-type="float">
            <text:p>8</text:p>
          </table:table-cell>
          <table:table-cell table:style-name="ce37"/>
          <table:covered-table-cell/>
          <table:table-cell/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/>
        </table:table-row>
        <table:table-row table:style-name="ro9"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style-name="ce35" office:value-type="float" office:value="5" calcext:value-type="float">
            <text:p>5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6" calcext:value-type="float">
            <text:p>6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7" calcext:value-type="float">
            <text:p>7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8" calcext:value-type="float">
            <text:p>8</text:p>
          </table:table-cell>
          <table:table-cell table:style-name="ce38" office:value-type="string" calcext:value-type="string">
            <text:p>fiber</text:p>
          </table:table-cell>
          <table:covered-table-cell/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table-cell/>
        </table:table-row>
        <table:table-row table:style-name="ro9"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style-name="ce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covered-table-cell/>
          <table:table-cell/>
          <table:table-cell table:style-name="ce40" office:value-type="float" office:value="5" calcext:value-type="float" table:number-columns-spanned="2" table:number-rows-spanned="2">
            <text:p>5</text:p>
          </table:table-cell>
          <table:covered-table-cell table:style-name="ce43"/>
          <table:table-cell table:style-name="ce40" office:value-type="float" office:value="6" calcext:value-type="float" table:number-columns-spanned="2" table:number-rows-spanned="2">
            <text:p>6</text:p>
          </table:table-cell>
          <table:covered-table-cell table:style-name="ce43"/>
          <table:table-cell table:style-name="ce40" office:value-type="float" office:value="7" calcext:value-type="float" table:number-columns-spanned="2" table:number-rows-spanned="2">
            <text:p>7</text:p>
          </table:table-cell>
          <table:covered-table-cell table:style-name="ce43"/>
          <table:table-cell table:style-name="ce40" office:value-type="float" office:value="8" calcext:value-type="float" table:number-columns-spanned="2" table:number-rows-spanned="2">
            <text:p>8</text:p>
          </table:table-cell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covered-table-cell/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covered-table-cell/>
          <table:table-cell/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covered-table-cell/>
          <table:table-cell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table-cell/>
        </table:table-row>
        <table:table-row table:style-name="ro9"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style-name="ce34" table:formula="of:=[.M18]" office:value-type="float" office:value="9" calcext:value-type="float">
            <text:p>9</text:p>
          </table:table-cell>
          <table:table-cell table:style-name="ce37"/>
          <table:table-cell table:style-name="ce34" table:formula="of:=[.O18]" office:value-type="float" office:value="10" calcext:value-type="float">
            <text:p>10</text:p>
          </table:table-cell>
          <table:table-cell table:style-name="ce37"/>
          <table:table-cell table:style-name="ce34" table:formula="of:=[.Q18]" office:value-type="float" office:value="11" calcext:value-type="float">
            <text:p>11</text:p>
          </table:table-cell>
          <table:table-cell table:style-name="ce37"/>
          <table:table-cell table:style-name="ce34" table:formula="of:=[.S18]" office:value-type="float" office:value="12" calcext:value-type="float">
            <text:p>12</text:p>
          </table:table-cell>
          <table:table-cell table:style-name="ce37"/>
          <table:covered-table-cell/>
          <table:table-cell/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/>
        </table:table-row>
        <table:table-row table:style-name="ro9"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style-name="ce35" office:value-type="float" office:value="1" calcext:value-type="float">
            <text:p>1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3" calcext:value-type="float">
            <text:p>3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4" calcext:value-type="float">
            <text:p>4</text:p>
          </table:table-cell>
          <table:table-cell table:style-name="ce38" office:value-type="string" calcext:value-type="string">
            <text:p>fiber</text:p>
          </table:table-cell>
          <table:covered-table-cell/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table-cell/>
        </table:table-row>
        <table:table-row table:style-name="ro9"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style-name="ce33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covered-table-cell/>
          <table:table-cell/>
          <table:table-cell table:style-name="ce40" office:value-type="float" office:value="9" calcext:value-type="float" table:number-columns-spanned="2" table:number-rows-spanned="2">
            <text:p>9</text:p>
          </table:table-cell>
          <table:covered-table-cell table:style-name="ce43"/>
          <table:table-cell table:style-name="ce40" office:value-type="float" office:value="10" calcext:value-type="float" table:number-columns-spanned="2" table:number-rows-spanned="2">
            <text:p>10</text:p>
          </table:table-cell>
          <table:covered-table-cell table:style-name="ce43"/>
          <table:table-cell table:style-name="ce40" office:value-type="float" office:value="11" calcext:value-type="float" table:number-columns-spanned="2" table:number-rows-spanned="2">
            <text:p>11</text:p>
          </table:table-cell>
          <table:covered-table-cell table:style-name="ce43"/>
          <table:table-cell table:style-name="ce40" office:value-type="float" office:value="12" calcext:value-type="float" table:number-columns-spanned="2" table:number-rows-spanned="2">
            <text:p>12</text:p>
          </table:table-cell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covered-table-cell/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covered-table-cell/>
          <table:table-cell/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covered-table-cell/>
          <table:table-cell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table-cell/>
        </table:table-row>
        <table:table-row table:style-name="ro9"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style-name="ce34" table:formula="of:=[.M24]" office:value-type="float" office:value="13" calcext:value-type="float">
            <text:p>13</text:p>
          </table:table-cell>
          <table:table-cell table:style-name="ce37"/>
          <table:table-cell table:style-name="ce34" table:formula="of:=[.O24]" office:value-type="float" office:value="14" calcext:value-type="float">
            <text:p>14</text:p>
          </table:table-cell>
          <table:table-cell table:style-name="ce37"/>
          <table:table-cell table:style-name="ce34" table:formula="of:=[.Q24]" office:value-type="float" office:value="15" calcext:value-type="float">
            <text:p>15</text:p>
          </table:table-cell>
          <table:table-cell table:style-name="ce37"/>
          <table:table-cell table:style-name="ce34" table:formula="of:=[.S24]" office:value-type="float" office:value="16" calcext:value-type="float">
            <text:p>16</text:p>
          </table:table-cell>
          <table:table-cell table:style-name="ce37"/>
          <table:covered-table-cell/>
          <table:table-cell/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/>
        </table:table-row>
        <table:table-row table:style-name="ro9"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style-name="ce35" office:value-type="float" office:value="5" calcext:value-type="float">
            <text:p>5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6" calcext:value-type="float">
            <text:p>6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7" calcext:value-type="float">
            <text:p>7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8" calcext:value-type="float">
            <text:p>8</text:p>
          </table:table-cell>
          <table:table-cell table:style-name="ce38" office:value-type="string" calcext:value-type="string">
            <text:p>fiber</text:p>
          </table:table-cell>
          <table:covered-table-cell/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table-cell/>
        </table:table-row>
        <table:table-row table:style-name="ro9"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style-name="ce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covered-table-cell/>
          <table:table-cell/>
          <table:table-cell table:style-name="ce40" office:value-type="float" office:value="13" calcext:value-type="float" table:number-columns-spanned="2" table:number-rows-spanned="2">
            <text:p>13</text:p>
          </table:table-cell>
          <table:covered-table-cell table:style-name="ce43"/>
          <table:table-cell table:style-name="ce40" office:value-type="float" office:value="14" calcext:value-type="float" table:number-columns-spanned="2" table:number-rows-spanned="2">
            <text:p>14</text:p>
          </table:table-cell>
          <table:covered-table-cell table:style-name="ce43"/>
          <table:table-cell table:style-name="ce40" office:value-type="float" office:value="15" calcext:value-type="float" table:number-columns-spanned="2" table:number-rows-spanned="2">
            <text:p>15</text:p>
          </table:table-cell>
          <table:covered-table-cell table:style-name="ce43"/>
          <table:table-cell table:style-name="ce40" office:value-type="float" office:value="16" calcext:value-type="float" table:number-columns-spanned="2" table:number-rows-spanned="2">
            <text:p>16</text:p>
          </table:table-cell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covered-table-cell/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covered-table-cell/>
          <table:table-cell/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covered-table-cell/>
          <table:table-cell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table-cell office:value-type="string" calcext:value-type="string">
            <text:p>-y</text:p>
          </table:table-cell>
        </table:table-row>
        <table:table-row table:style-name="ro6">
          <table:table-cell table:number-columns-repeated="12"/>
          <table:table-cell office:value-type="string" calcext:value-type="string">
            <text:p>-x</text:p>
          </table:table-cell>
          <table:table-cell table:number-columns-repeated="6"/>
          <table:table-cell table:style-name="ce45" office:value-type="string" calcext:value-type="string">
            <text:p>+x</text:p>
          </table:table-cell>
          <table:table-cell/>
        </table:table-row>
        <table:table-row table:style-name="ro6" table:number-rows-repeated="4">
          <table:table-cell table:number-columns-repeated="8"/>
          <table:table-cell table:style-name="ce15"/>
          <table:table-cell table:number-columns-repeated="12"/>
        </table:table-row>
        <table:table-row table:style-name="ro6" table:number-rows-repeated="1048533">
          <table:table-cell table:number-columns-repeated="21"/>
        </table:table-row>
        <table:table-row table:style-name="ro7" table:number-rows-repeated="10">
          <table:table-cell table:number-columns-repeated="21"/>
        </table:table-row>
        <table:table-row table:style-name="ro7">
          <table:table-cell table:number-columns-repeated="21"/>
        </table:table-row>
      </table:table>
      <table:table table:name="Cookie B" table:style-name="ta1">
        <table:table-column table:style-name="co18" table:default-cell-style-name="Default"/>
        <table:table-column table:style-name="co19" table:number-columns-repeated="8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7" table:number-columns-repeated="10" table:default-cell-style-name="Default"/>
        <table:table-column table:style-name="co1" table:number-columns-repeated="7" table:default-cell-style-name="Default"/>
        <table:table-row table:style-name="ro8">
          <table:table-cell/>
          <table:table-cell table:style-name="ce47" office:value-type="string" calcext:value-type="string" table:number-columns-spanned="20" table:number-rows-spanned="1">
            <text:p>View from inside shashlik</text:p>
          </table:table-cell>
          <table:covered-table-cell table:number-columns-repeated="7" table:style-name="ce17"/>
          <table:covered-table-cell table:number-columns-repeated="10"/>
          <table:covered-table-cell table:style-name="ce31"/>
          <table:covered-table-cell/>
          <table:table-cell table:number-columns-repeated="7"/>
        </table:table-row>
        <table:table-row table:style-name="ro8">
          <table:table-cell/>
          <table:table-cell table:style-name="ce17" table:number-columns-spanned="8" table:number-rows-spanned="1"/>
          <table:covered-table-cell table:number-columns-repeated="7" table:style-name="ce17"/>
          <table:table-cell table:number-columns-repeated="19"/>
        </table:table-row>
        <table:table-row table:style-name="ro8">
          <table:table-cell/>
          <table:table-cell table:style-name="ce17" office:value-type="string" calcext:value-type="string" table:number-columns-spanned="8" table:number-rows-spanned="1">
            <text:p>Cookie B (Upstream)</text:p>
          </table:table-cell>
          <table:covered-table-cell table:number-columns-repeated="7" table:style-name="ce17"/>
          <table:table-cell table:number-columns-repeated="10"/>
          <table:table-cell table:style-name="ce16" office:value-type="string" calcext:value-type="string" table:number-columns-spanned="3" table:number-rows-spanned="1">
            <text:p>Corner near detector</text:p>
          </table:table-cell>
          <table:covered-table-cell table:number-columns-repeated="2"/>
          <table:table-cell table:number-columns-repeated="6"/>
        </table:table-row>
        <table:table-row table:style-name="ro9">
          <table:table-cell/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6" office:value-type="string" calcext:value-type="string" table:number-columns-spanned="1" table:number-rows-spanned="24">
            <text:p>S</text:p>
            <text:p>I</text:p>
            <text:p>D</text:p>
            <text:p>E</text:p>
            <text:p/>
            <text:p>F</text:p>
            <text:p>A</text:p>
            <text:p>C</text:p>
            <text:p>I</text:p>
            <text:p>N</text:p>
            <text:p>G</text:p>
            <text:p/>
            <text:p>S</text:p>
            <text:p>I</text:p>
            <text:p>P</text:p>
            <text:p>M</text:p>
            <text:p>S</text:p>
          </table:table-cell>
          <table:table-cell table:style-name="ce16"/>
          <table:table-cell table:style-name="ce34" table:formula="of:=[.H6]" office:value-type="float" office:value="1" calcext:value-type="float">
            <text:p>1</text:p>
          </table:table-cell>
          <table:table-cell table:style-name="ce34"/>
          <table:table-cell table:style-name="ce34" table:formula="of:=[.F6]" office:value-type="float" office:value="2" calcext:value-type="float">
            <text:p>2</text:p>
          </table:table-cell>
          <table:table-cell table:style-name="ce34"/>
          <table:table-cell table:style-name="ce34" table:formula="of:=[.D6]" office:value-type="float" office:value="3" calcext:value-type="float">
            <text:p>3</text:p>
          </table:table-cell>
          <table:table-cell table:style-name="ce34"/>
          <table:table-cell table:style-name="ce34" table:formula="of:=[.B6]" office:value-type="float" office:value="4" calcext:value-type="float">
            <text:p>4</text:p>
          </table:table-cell>
          <table:table-cell table:style-name="ce34"/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number-columns-repeated="7"/>
        </table:table-row>
        <table:table-row table:style-name="ro9"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16"/>
          <table:table-cell table:style-name="ce16"/>
          <table:table-cell table:style-name="ce35" office:value-type="float" office:value="4" calcext:value-type="float">
            <text:p>4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3" calcext:value-type="float">
            <text:p>3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string" calcext:value-type="string">
            <text:p>fiber</text:p>
          </table:table-cell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table-cell table:style-name="ce40" office:value-type="float" office:value="4" calcext:value-type="float" table:number-columns-spanned="2" table:number-rows-spanned="2">
            <text:p>4</text:p>
          </table:table-cell>
          <table:covered-table-cell table:style-name="ce43"/>
          <table:table-cell table:style-name="ce40" office:value-type="float" office:value="3" calcext:value-type="float" table:number-columns-spanned="2" table:number-rows-spanned="2">
            <text:p>3</text:p>
          </table:table-cell>
          <table:covered-table-cell table:style-name="ce43"/>
          <table:table-cell table:style-name="ce40" office:value-type="float" office:value="2" calcext:value-type="float" table:number-columns-spanned="2" table:number-rows-spanned="2">
            <text:p>2</text:p>
          </table:table-cell>
          <table:covered-table-cell table:style-name="ce43"/>
          <table:table-cell table:style-name="ce40" office:value-type="float" office:value="1" calcext:value-type="float" table:number-columns-spanned="2" table:number-rows-spanned="2">
            <text:p>1</text:p>
          </table:table-cell>
          <table:covered-table-cell table:style-name="ce43"/>
          <table:covered-table-cell/>
          <table:table-cell/>
          <table:table-cell table:style-name="ce33" office:value-type="float" office:value="25" calcext:value-type="float">
            <text:p>25</text:p>
          </table:table-cell>
          <table:table-cell table:style-name="ce50" office:value-type="float" office:value="1" calcext:value-type="float">
            <text:p>1</text:p>
          </table:table-cell>
          <table:table-cell table:style-name="ce33" office:value-type="float" office:value="17" calcext:value-type="float">
            <text:p>17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14" calcext:value-type="float">
            <text:p>14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6" calcext:value-type="float">
            <text:p>6</text:p>
          </table:table-cell>
          <table:table-cell table:style-name="ce36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/>
          <table:table-cell/>
          <table:table-cell table:style-name="ce33" office:value-type="float" office:value="27" calcext:value-type="float">
            <text:p>27</text:p>
          </table:table-cell>
          <table:table-cell table:style-name="ce50" office:value-type="float" office:value="2" calcext:value-type="float">
            <text:p>2</text:p>
          </table:table-cell>
          <table:table-cell table:style-name="ce33" office:value-type="float" office:value="19" calcext:value-type="float">
            <text:p>19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12" calcext:value-type="float">
            <text:p>12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3" calcext:value-type="float" table:number-columns-spanned="1" table:number-rows-spanned="2">
            <text:p>3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covered-table-cell/>
          <table:table-cell/>
          <table:table-cell table:style-name="ce33" office:value-type="float" office:value="28" calcext:value-type="float">
            <text:p>28</text:p>
          </table:table-cell>
          <table:table-cell table:style-name="ce50" office:value-type="float" office:value="3" calcext:value-type="float">
            <text:p>3</text:p>
          </table:table-cell>
          <table:table-cell table:style-name="ce33" office:value-type="float" office:value="20" calcext:value-type="float">
            <text:p>20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11" calcext:value-type="float">
            <text:p>11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covered-table-cell table:style-name="ce48"/>
          <table:covered-table-cell table:style-name="ce49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8"/>
          <table:covered-table-cell table:style-name="ce49"/>
          <table:covered-table-cell/>
          <table:table-cell/>
          <table:table-cell table:style-name="ce33" office:value-type="float" office:value="30" calcext:value-type="float">
            <text:p>30</text:p>
          </table:table-cell>
          <table:table-cell table:style-name="ce50" office:value-type="float" office:value="4" calcext:value-type="float">
            <text:p>4</text:p>
          </table:table-cell>
          <table:table-cell table:style-name="ce33" office:value-type="float" office:value="22" calcext:value-type="float">
            <text:p>22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9" calcext:value-type="float">
            <text:p>9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covered-table-cell/>
          <table:table-cell/>
          <table:table-cell table:style-name="ce34" table:formula="of:=[.H12]" office:value-type="float" office:value="5" calcext:value-type="float">
            <text:p>5</text:p>
          </table:table-cell>
          <table:table-cell table:style-name="ce34"/>
          <table:table-cell table:style-name="ce34" table:formula="of:=[.F12]" office:value-type="float" office:value="6" calcext:value-type="float">
            <text:p>6</text:p>
          </table:table-cell>
          <table:table-cell table:style-name="ce34"/>
          <table:table-cell table:style-name="ce34" table:formula="of:=[.D12]" office:value-type="float" office:value="7" calcext:value-type="float">
            <text:p>7</text:p>
          </table:table-cell>
          <table:table-cell table:style-name="ce34"/>
          <table:table-cell table:style-name="ce34" table:formula="of:=[.B12]" office:value-type="float" office:value="8" calcext:value-type="float">
            <text:p>8</text:p>
          </table:table-cell>
          <table:table-cell table:style-name="ce34"/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number-columns-repeated="7"/>
        </table:table-row>
        <table:table-row table:style-name="ro9"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/>
          <table:table-cell/>
          <table:table-cell table:style-name="ce35" office:value-type="float" office:value="8" calcext:value-type="float">
            <text:p>8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7" calcext:value-type="float">
            <text:p>7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6" calcext:value-type="float">
            <text:p>6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5" calcext:value-type="float">
            <text:p>5</text:p>
          </table:table-cell>
          <table:table-cell table:style-name="ce38" office:value-type="string" calcext:value-type="string">
            <text:p>fiber</text:p>
          </table:table-cell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table-cell table:style-name="ce40" office:value-type="float" office:value="8" calcext:value-type="float" table:number-columns-spanned="2" table:number-rows-spanned="2">
            <text:p>8</text:p>
          </table:table-cell>
          <table:covered-table-cell table:style-name="ce43"/>
          <table:table-cell table:style-name="ce40" office:value-type="float" office:value="7" calcext:value-type="float" table:number-columns-spanned="2" table:number-rows-spanned="2">
            <text:p>7</text:p>
          </table:table-cell>
          <table:covered-table-cell table:style-name="ce43"/>
          <table:table-cell table:style-name="ce40" office:value-type="float" office:value="6" calcext:value-type="float" table:number-columns-spanned="2" table:number-rows-spanned="2">
            <text:p>6</text:p>
          </table:table-cell>
          <table:covered-table-cell table:style-name="ce43"/>
          <table:table-cell table:style-name="ce40" office:value-type="float" office:value="5" calcext:value-type="float" table:number-columns-spanned="2" table:number-rows-spanned="2">
            <text:p>5</text:p>
          </table:table-cell>
          <table:covered-table-cell table:style-name="ce43"/>
          <table:covered-table-cell/>
          <table:table-cell/>
          <table:table-cell table:style-name="ce33" office:value-type="float" office:value="31" calcext:value-type="float">
            <text:p>31</text:p>
          </table:table-cell>
          <table:table-cell table:style-name="ce50" office:value-type="float" office:value="1" calcext:value-type="float">
            <text:p>1</text:p>
          </table:table-cell>
          <table:table-cell table:style-name="ce33" office:value-type="float" office:value="23" calcext:value-type="float">
            <text:p>23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8" calcext:value-type="float">
            <text:p>8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/>
          <table:table-cell/>
          <table:table-cell table:style-name="ce33" office:value-type="float" office:value="29" calcext:value-type="float">
            <text:p>29</text:p>
          </table:table-cell>
          <table:table-cell table:style-name="ce50" office:value-type="float" office:value="2" calcext:value-type="float">
            <text:p>2</text:p>
          </table:table-cell>
          <table:table-cell table:style-name="ce33" office:value-type="float" office:value="21" calcext:value-type="float">
            <text:p>21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10" calcext:value-type="float">
            <text:p>10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covered-table-cell/>
          <table:table-cell/>
          <table:table-cell table:style-name="ce33" office:value-type="float" office:value="26" calcext:value-type="float">
            <text:p>26</text:p>
          </table:table-cell>
          <table:table-cell table:style-name="ce50" office:value-type="float" office:value="3" calcext:value-type="float">
            <text:p>3</text:p>
          </table:table-cell>
          <table:table-cell table:style-name="ce33" office:value-type="float" office:value="18" calcext:value-type="float">
            <text:p>18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13" calcext:value-type="float">
            <text:p>13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7" calcext:value-type="float">
            <text:p>7</text:p>
          </table:table-cell>
          <table:table-cell table:style-name="ce36" office:value-type="float" office:value="3" calcext:value-type="float">
            <text:p>3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covered-table-cell table:style-name="ce48"/>
          <table:covered-table-cell table:style-name="ce49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8"/>
          <table:covered-table-cell table:style-name="ce49"/>
          <table:covered-table-cell/>
          <table:table-cell/>
          <table:table-cell table:style-name="ce33" office:value-type="float" office:value="24" calcext:value-type="float">
            <text:p>24</text:p>
          </table:table-cell>
          <table:table-cell table:style-name="ce50" office:value-type="float" office:value="4" calcext:value-type="float">
            <text:p>4</text:p>
          </table:table-cell>
          <table:table-cell table:style-name="ce33" office:value-type="float" office:value="16" calcext:value-type="float">
            <text:p>16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15" calcext:value-type="float">
            <text:p>15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6" office:value-type="float" office:value="4" calcext:value-type="float">
            <text:p>4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covered-table-cell/>
          <table:table-cell/>
          <table:table-cell table:style-name="ce34" table:formula="of:=[.H18]" office:value-type="float" office:value="9" calcext:value-type="float">
            <text:p>9</text:p>
          </table:table-cell>
          <table:table-cell table:style-name="ce34"/>
          <table:table-cell table:style-name="ce34" table:formula="of:=[.F18]" office:value-type="float" office:value="10" calcext:value-type="float">
            <text:p>10</text:p>
          </table:table-cell>
          <table:table-cell table:style-name="ce34"/>
          <table:table-cell table:style-name="ce34" table:formula="of:=[.D18]" office:value-type="float" office:value="11" calcext:value-type="float">
            <text:p>11</text:p>
          </table:table-cell>
          <table:table-cell table:style-name="ce34"/>
          <table:table-cell table:style-name="ce34" table:formula="of:=[.B18]" office:value-type="float" office:value="12" calcext:value-type="float">
            <text:p>12</text:p>
          </table:table-cell>
          <table:table-cell table:style-name="ce34"/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number-columns-repeated="7"/>
        </table:table-row>
        <table:table-row table:style-name="ro9"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/>
          <table:table-cell/>
          <table:table-cell table:style-name="ce35" office:value-type="float" office:value="4" calcext:value-type="float">
            <text:p>4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3" calcext:value-type="float">
            <text:p>3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string" calcext:value-type="string">
            <text:p>fiber</text:p>
          </table:table-cell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table-cell table:style-name="ce40" office:value-type="float" office:value="12" calcext:value-type="float" table:number-columns-spanned="2" table:number-rows-spanned="2">
            <text:p>12</text:p>
          </table:table-cell>
          <table:covered-table-cell table:style-name="ce43"/>
          <table:table-cell table:style-name="ce40" office:value-type="float" office:value="11" calcext:value-type="float" table:number-columns-spanned="2" table:number-rows-spanned="2">
            <text:p>11</text:p>
          </table:table-cell>
          <table:covered-table-cell table:style-name="ce43"/>
          <table:table-cell table:style-name="ce40" office:value-type="float" office:value="10" calcext:value-type="float" table:number-columns-spanned="2" table:number-rows-spanned="2">
            <text:p>10</text:p>
          </table:table-cell>
          <table:covered-table-cell table:style-name="ce43"/>
          <table:table-cell table:style-name="ce40" office:value-type="float" office:value="9" calcext:value-type="float" table:number-columns-spanned="2" table:number-rows-spanned="2">
            <text:p>9</text:p>
          </table:table-cell>
          <table:covered-table-cell table:style-name="ce43"/>
          <table:covered-table-cell/>
          <table:table-cell/>
          <table:table-cell table:style-name="ce33" office:value-type="float" office:value="25" calcext:value-type="float">
            <text:p>25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17" calcext:value-type="float">
            <text:p>17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14" calcext:value-type="float">
            <text:p>14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6" calcext:value-type="float">
            <text:p>6</text:p>
          </table:table-cell>
          <table:table-cell table:style-name="ce36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/>
          <table:table-cell/>
          <table:table-cell table:style-name="ce33" office:value-type="float" office:value="27" calcext:value-type="float">
            <text:p>27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19" calcext:value-type="float">
            <text:p>19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12" calcext:value-type="float">
            <text:p>12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covered-table-cell/>
          <table:table-cell/>
          <table:table-cell table:style-name="ce33" office:value-type="float" office:value="28" calcext:value-type="float">
            <text:p>28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20" calcext:value-type="float">
            <text:p>20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11" calcext:value-type="float">
            <text:p>11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3" calcext:value-type="float">
            <text:p>3</text:p>
          </table:table-cell>
          <table:table-cell table:style-name="ce36" office:value-type="float" office:value="3" calcext:value-type="float">
            <text:p>3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/>
          <table:table-cell/>
          <table:table-cell table:style-name="ce33" office:value-type="float" office:value="30" calcext:value-type="float">
            <text:p>30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22" calcext:value-type="float">
            <text:p>22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9" calcext:value-type="float">
            <text:p>9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float" office:value="4" calcext:value-type="float">
            <text:p>4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covered-table-cell/>
          <table:table-cell/>
          <table:table-cell table:style-name="ce34" table:formula="of:=[.H24]" office:value-type="float" office:value="13" calcext:value-type="float">
            <text:p>13</text:p>
          </table:table-cell>
          <table:table-cell table:style-name="ce34"/>
          <table:table-cell table:style-name="ce34" table:formula="of:=[.F24]" office:value-type="float" office:value="14" calcext:value-type="float">
            <text:p>14</text:p>
          </table:table-cell>
          <table:table-cell table:style-name="ce34"/>
          <table:table-cell table:style-name="ce34" table:formula="of:=[.D24]" office:value-type="float" office:value="15" calcext:value-type="float">
            <text:p>15</text:p>
          </table:table-cell>
          <table:table-cell table:style-name="ce34"/>
          <table:table-cell table:style-name="ce34" table:formula="of:=[.B24]" office:value-type="float" office:value="16" calcext:value-type="float">
            <text:p>16</text:p>
          </table:table-cell>
          <table:table-cell table:style-name="ce34"/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style-name="ce51" table:number-columns-spanned="7" table:number-rows-spanned="1"/>
          <table:covered-table-cell table:number-columns-repeated="6"/>
        </table:table-row>
        <table:table-row table:style-name="ro9"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/>
          <table:table-cell/>
          <table:table-cell table:style-name="ce35" office:value-type="float" office:value="8" calcext:value-type="float">
            <text:p>8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7" calcext:value-type="float">
            <text:p>7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6" calcext:value-type="float">
            <text:p>6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5" calcext:value-type="float">
            <text:p>5</text:p>
          </table:table-cell>
          <table:table-cell table:style-name="ce38" office:value-type="string" calcext:value-type="string">
            <text:p>fiber</text:p>
          </table:table-cell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table-cell table:style-name="ce40" office:value-type="float" office:value="16" calcext:value-type="float" table:number-columns-spanned="2" table:number-rows-spanned="2">
            <text:p>16</text:p>
          </table:table-cell>
          <table:covered-table-cell table:style-name="ce43"/>
          <table:table-cell table:style-name="ce40" office:value-type="float" office:value="15" calcext:value-type="float" table:number-columns-spanned="2" table:number-rows-spanned="2">
            <text:p>15</text:p>
          </table:table-cell>
          <table:covered-table-cell table:style-name="ce43"/>
          <table:table-cell table:style-name="ce40" office:value-type="float" office:value="14" calcext:value-type="float" table:number-columns-spanned="2" table:number-rows-spanned="2">
            <text:p>14</text:p>
          </table:table-cell>
          <table:covered-table-cell table:style-name="ce43"/>
          <table:table-cell table:style-name="ce40" office:value-type="float" office:value="13" calcext:value-type="float" table:number-columns-spanned="2" table:number-rows-spanned="2">
            <text:p>13</text:p>
          </table:table-cell>
          <table:covered-table-cell table:style-name="ce43"/>
          <table:covered-table-cell/>
          <table:table-cell/>
          <table:table-cell table:style-name="ce33" office:value-type="float" office:value="31" calcext:value-type="float">
            <text:p>3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3" calcext:value-type="float">
            <text:p>23</text:p>
          </table:table-cell>
          <table:table-cell table:style-name="ce50" office:value-type="float" office:value="1" calcext:value-type="float">
            <text:p>1</text:p>
          </table:table-cell>
          <table:table-cell table:style-name="ce33" office:value-type="float" office:value="8" calcext:value-type="float">
            <text:p>8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/>
          <table:table-cell/>
          <table:table-cell table:style-name="ce33" office:value-type="float" office:value="29" calcext:value-type="float">
            <text:p>29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21" calcext:value-type="float">
            <text:p>21</text:p>
          </table:table-cell>
          <table:table-cell table:style-name="ce50" office:value-type="float" office:value="2" calcext:value-type="float">
            <text:p>2</text:p>
          </table:table-cell>
          <table:table-cell table:style-name="ce33" office:value-type="float" office:value="10" calcext:value-type="float">
            <text:p>10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2" calcext:value-type="float">
            <text:p>2</text:p>
          </table:table-cell>
          <table:table-cell table:style-name="ce50" office:value-type="float" office:value="2" calcext:value-type="float">
            <text:p>2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covered-table-cell/>
          <table:table-cell/>
          <table:table-cell table:style-name="ce33" office:value-type="float" office:value="24" calcext:value-type="float">
            <text:p>24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18" calcext:value-type="float">
            <text:p>18</text:p>
          </table:table-cell>
          <table:table-cell table:style-name="ce50" office:value-type="float" office:value="3" calcext:value-type="float">
            <text:p>3</text:p>
          </table:table-cell>
          <table:table-cell table:style-name="ce33" office:value-type="float" office:value="15" calcext:value-type="float">
            <text:p>15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5" calcext:value-type="float">
            <text:p>5</text:p>
          </table:table-cell>
          <table:table-cell table:style-name="ce50" office:value-type="float" office:value="3" calcext:value-type="float">
            <text:p>3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covered-table-cell table:style-name="ce48"/>
          <table:covered-table-cell table:style-name="ce49"/>
          <table:covered-table-cell table:style-name="ce48"/>
          <table:covered-table-cell table:style-name="ce49"/>
          <table:covered-table-cell table:style-name="ce48"/>
          <table:covered-table-cell table:style-name="ce49"/>
          <table:covered-table-cell table:style-name="ce48"/>
          <table:covered-table-cell table:style-name="ce49"/>
          <table:covered-table-cell/>
          <table:table-cell/>
          <table:table-cell table:style-name="ce33" office:value-type="float" office:value="26" calcext:value-type="float">
            <text:p>26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16" calcext:value-type="float">
            <text:p>16</text:p>
          </table:table-cell>
          <table:table-cell table:style-name="ce50" office:value-type="float" office:value="4" calcext:value-type="float">
            <text:p>4</text:p>
          </table:table-cell>
          <table:table-cell table:style-name="ce33" office:value-type="float" office:value="13" calcext:value-type="float">
            <text:p>13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7" calcext:value-type="float">
            <text:p>7</text:p>
          </table:table-cell>
          <table:table-cell table:style-name="ce50" office:value-type="float" office:value="4" calcext:value-type="float">
            <text:p>4</text:p>
          </table:table-cell>
          <table:covered-table-cell table:number-columns-repeated="2" table:style-name="ce33"/>
          <table:table-cell table:number-columns-repeated="7"/>
        </table:table-row>
        <table:table-row table:style-name="ro6">
          <table:table-cell/>
          <table:table-cell office:value-type="string" calcext:value-type="string">
            <text:p>+x</text:p>
          </table:table-cell>
          <table:table-cell table:number-columns-repeated="6"/>
          <table:table-cell office:value-type="string" calcext:value-type="string">
            <text:p>-x</text:p>
          </table:table-cell>
          <table:table-cell table:number-columns-repeated="19"/>
        </table:table-row>
        <table:table-row table:style-name="ro6" table:number-rows-repeated="1048537">
          <table:table-cell table:number-columns-repeated="28"/>
        </table:table-row>
        <table:table-row table:style-name="ro7" table:number-rows-repeated="10">
          <table:table-cell table:number-columns-repeated="28"/>
        </table:table-row>
        <table:table-row table:style-name="ro7">
          <table:table-cell table:number-columns-repeated="28"/>
        </table:table-row>
      </table:table>
      <table:table table:name="MapAB" table:style-name="ta1">
        <table:table-column table:style-name="co21" table:default-cell-style-name="Default"/>
        <table:table-column table:style-name="co22" table:default-cell-style-name="Default"/>
        <table:table-column table:style-name="co16" table:default-cell-style-name="Default"/>
        <table:table-column table:style-name="co1" table:default-cell-style-name="ce109"/>
        <table:table-column table:style-name="co1" table:number-columns-repeated="5" table:default-cell-style-name="ce70"/>
        <table:table-column table:style-name="co1" table:number-columns-repeated="5" table:default-cell-style-name="Default"/>
        <table:table-column table:style-name="co23" table:default-cell-style-name="Default"/>
        <table:table-row table:style-name="ro1">
          <table:table-cell/>
          <table:table-cell office:value-type="string" calcext:value-type="string">
            <text:p>PADE</text:p>
          </table:table-cell>
          <table:table-cell/>
          <table:table-cell table:style-name="Default" office:value-type="string" calcext:value-type="string">
            <text:p>board/chan</text:p>
          </table:table-cell>
          <table:table-cell table:style-name="Default" office:value-type="string" calcext:value-type="string">
            <text:p>module/fiber</text:p>
          </table:table-cell>
          <table:table-cell table:style-name="Default" office:value-type="string" calcext:value-type="string">
            <text:p>(Down Str)</text:p>
          </table:table-cell>
          <table:table-cell table:style-name="Default" office:value-type="string" calcext:value-type="string">
            <text:p>board/chan</text:p>
          </table:table-cell>
          <table:table-cell table:style-name="Default"/>
          <table:table-cell table:style-name="Default" office:value-type="string" calcext:value-type="string">
            <text:p>module/fiber</text:p>
          </table:table-cell>
          <table:table-cell office:value-type="string" calcext:value-type="string">
            <text:p>(UP Stream)</text:p>
          </table:table-cell>
          <table:table-cell/>
          <table:table-cell table:style-name="ce71" office:value-type="string" calcext:value-type="string" table:number-columns-spanned="3" table:number-rows-spanned="1">
            <text:p>Board Map (view from behind crates)</text:p>
          </table:table-cell>
          <table:covered-table-cell table:number-columns-repeated="2"/>
          <table:table-cell/>
        </table:table-row>
        <table:table-row table:style-name="ro1">
          <table:table-cell table:number-columns-repeated="2"/>
          <table:table-cell office:value-type="string" calcext:value-type="string">
            <text:p>//</text:p>
          </table:table-cell>
          <table:table-cell table:style-name="ce107" office:value-type="string" calcext:value-type="string" table:number-columns-spanned="2" table:number-rows-spanned="1">
            <text:p>Cookie A</text:p>
          </table:table-cell>
          <table:covered-table-cell/>
          <table:table-cell/>
          <table:table-cell table:style-name="ce107" office:value-type="string" calcext:value-type="string" table:number-columns-spanned="3" table:number-rows-spanned="1">
            <text:p>Cookie B</text:p>
          </table:table-cell>
          <table:covered-table-cell table:style-name="ce107"/>
          <table:covered-table-cell/>
          <table:table-cell table:number-columns-repeated="5"/>
          <table:table-cell office:value-type="string" calcext:value-type="string">
            <text:p>&lt;==== <text:s/>BEAM <text:s/>====</text:p>
          </table:table-cell>
        </table:table-row>
        <table:table-row table:style-name="ro1">
          <table:table-cell/>
          <table:table-cell table:style-name="ce71" office:value-type="string" calcext:value-type="string" table:number-columns-spanned="1" table:number-rows-spanned="16">
            <text:p>Top Row</text:p>
          </table:table-cell>
          <table:table-cell/>
          <table:table-cell table:style-name="ce70" table:formula="of:=PadeA*100+['Cookie A'.C6]" office:value-type="float" office:value="1606" calcext:value-type="float">
            <text:p>1606,</text:p>
          </table:table-cell>
          <table:table-cell table:formula="of:=['Cookie A'.C$4]*100+['Cookie A'.D6]" office:value-type="float" office:value="101" calcext:value-type="float">
            <text:p>101,</text:p>
          </table:table-cell>
          <table:table-cell/>
          <table:table-cell table:style-name="ce117" table:formula="of:=PadeB*100+['Cookie B'.L6]" office:value-type="float" office:value="10325" calcext:value-type="float">
            <text:p>10325,</text:p>
          </table:table-cell>
          <table:table-cell table:style-name="ce117"/>
          <table:table-cell table:formula="of:=-1*(['Cookie B'.L$4]*100+['Cookie B'.M6])" office:value-type="float" office:value="-101" calcext:value-type="float">
            <text:p>-101,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16 is master</text:p>
          </table:table-cell>
        </table:table-row>
        <table:table-row table:style-name="ro1">
          <table:table-cell/>
          <table:covered-table-cell/>
          <table:table-cell/>
          <table:table-cell table:style-name="ce70" table:formula="of:=PadeA*100+['Cookie A'.C7]" office:value-type="float" office:value="1604" calcext:value-type="float">
            <text:p>1604,</text:p>
          </table:table-cell>
          <table:table-cell table:formula="of:=['Cookie A'.C$4]*100+['Cookie A'.D7]" office:value-type="float" office:value="102" calcext:value-type="float">
            <text:p>102,</text:p>
          </table:table-cell>
          <table:table-cell/>
          <table:table-cell table:formula="of:=PadeB*100+['Cookie B'.L7]" office:value-type="float" office:value="10327" calcext:value-type="float">
            <text:p>10327,</text:p>
          </table:table-cell>
          <table:table-cell/>
          <table:table-cell table:formula="of:=-1*(['Cookie B'.L$4]*100+['Cookie B'.M7])" office:value-type="float" office:value="-102" calcext:value-type="float">
            <text:p>-102,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/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/>
          <table:covered-table-cell/>
          <table:table-cell/>
          <table:table-cell table:style-name="ce70" table:formula="of:=PadeA*100+['Cookie A'.C8]" office:value-type="float" office:value="1603" calcext:value-type="float">
            <text:p>1603,</text:p>
          </table:table-cell>
          <table:table-cell table:formula="of:=['Cookie A'.C$4]*100+['Cookie A'.D8]" office:value-type="float" office:value="103" calcext:value-type="float">
            <text:p>103,</text:p>
          </table:table-cell>
          <table:table-cell/>
          <table:table-cell table:formula="of:=PadeB*100+['Cookie B'.L8]" office:value-type="float" office:value="10328" calcext:value-type="float">
            <text:p>10328,</text:p>
          </table:table-cell>
          <table:table-cell/>
          <table:table-cell table:formula="of:=-1*(['Cookie B'.L$4]*100+['Cookie B'.M8])" office:value-type="float" office:value="-103" calcext:value-type="float">
            <text:p>-1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08" table:formula="of:=PadeA*100+['Cookie A'.C9]" office:value-type="float" office:value="1601" calcext:value-type="float">
            <text:p>1601,</text:p>
          </table:table-cell>
          <table:table-cell table:style-name="ce108" table:formula="of:=['Cookie A'.C$4]*100+['Cookie A'.D9]" office:value-type="float" office:value="104" calcext:value-type="float">
            <text:p>104,</text:p>
          </table:table-cell>
          <table:table-cell table:style-name="ce108"/>
          <table:table-cell table:style-name="ce108" table:formula="of:=PadeB*100+['Cookie B'.L9]" office:value-type="float" office:value="10330" calcext:value-type="float">
            <text:p>10330,</text:p>
          </table:table-cell>
          <table:table-cell table:style-name="ce108"/>
          <table:table-cell table:style-name="ce108" table:formula="of:=-1*(['Cookie B'.L$4]*100+['Cookie B'.M9])" office:value-type="float" office:value="-104" calcext:value-type="float">
            <text:p>-104,</text:p>
          </table:table-cell>
          <table:table-cell table:style-name="ce62"/>
          <table:table-cell/>
          <table:table-cell table:style-name="ce100" office:value-type="string" calcext:value-type="string">
            <text:p>A</text:p>
          </table:table-cell>
          <table:table-cell table:style-name="ce100"/>
          <table:table-cell table:style-name="ce100" office:value-type="string" calcext:value-type="string">
            <text:p>B</text:p>
          </table:table-cell>
          <table:table-cell/>
        </table:table-row>
        <table:table-row table:style-name="ro1">
          <table:table-cell/>
          <table:covered-table-cell/>
          <table:table-cell/>
          <table:table-cell table:style-name="ce70" table:formula="of:=PadeA*100+['Cookie A'.E6]" office:value-type="float" office:value="1614" calcext:value-type="float">
            <text:p>1614,</text:p>
          </table:table-cell>
          <table:table-cell table:formula="of:=['Cookie A'.E$4]*100+['Cookie A'.F6]" office:value-type="float" office:value="201" calcext:value-type="float">
            <text:p>201,</text:p>
          </table:table-cell>
          <table:table-cell/>
          <table:table-cell table:formula="of:=PadeB*100+['Cookie B'.N6]" office:value-type="float" office:value="10317" calcext:value-type="float">
            <text:p>10317,</text:p>
          </table:table-cell>
          <table:table-cell/>
          <table:table-cell table:formula="of:=-1*(['Cookie B'.N$4]*100+['Cookie B'.O6])" office:value-type="float" office:value="-201" calcext:value-type="float">
            <text:p>-201,</text:p>
          </table:table-cell>
          <table:table-cell table:number-columns-repeated="2"/>
          <table:table-cell table:style-name="ce100" office:value-type="string" calcext:value-type="string">
            <text:p>C</text:p>
          </table:table-cell>
          <table:table-cell table:style-name="ce100"/>
          <table:table-cell table:style-name="ce100" office:value-type="string" calcext:value-type="string">
            <text:p>D</text:p>
          </table:table-cell>
          <table:table-cell/>
        </table:table-row>
        <table:table-row table:style-name="ro1">
          <table:table-cell/>
          <table:covered-table-cell/>
          <table:table-cell/>
          <table:table-cell table:formula="of:=PadeA*100+['Cookie A'.E7]" office:value-type="float" office:value="1612" calcext:value-type="float">
            <text:p>1612,</text:p>
          </table:table-cell>
          <table:table-cell table:formula="of:=['Cookie A'.E$4]*100+['Cookie A'.F7]" office:value-type="float" office:value="202" calcext:value-type="float">
            <text:p>202,</text:p>
          </table:table-cell>
          <table:table-cell/>
          <table:table-cell table:formula="of:=PadeB*100+['Cookie B'.N7]" office:value-type="float" office:value="10319" calcext:value-type="float">
            <text:p>10319,</text:p>
          </table:table-cell>
          <table:table-cell/>
          <table:table-cell table:formula="of:=-1*(['Cookie B'.N$4]*100+['Cookie B'.O7])" office:value-type="float" office:value="-202" calcext:value-type="float">
            <text:p>-2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E8]" office:value-type="float" office:value="1611" calcext:value-type="float">
            <text:p>1611,</text:p>
          </table:table-cell>
          <table:table-cell table:formula="of:=['Cookie A'.E$4]*100+['Cookie A'.F8]" office:value-type="float" office:value="203" calcext:value-type="float">
            <text:p>203,</text:p>
          </table:table-cell>
          <table:table-cell/>
          <table:table-cell table:formula="of:=PadeB*100+['Cookie B'.N8]" office:value-type="float" office:value="10320" calcext:value-type="float">
            <text:p>10320,</text:p>
          </table:table-cell>
          <table:table-cell/>
          <table:table-cell table:formula="of:=-1*(['Cookie B'.N$4]*100+['Cookie B'.O8])" office:value-type="float" office:value="-203" calcext:value-type="float">
            <text:p>-2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0" table:formula="of:=PadeA*100+['Cookie A'.E9]" office:value-type="float" office:value="1609" calcext:value-type="float">
            <text:p>1609,</text:p>
          </table:table-cell>
          <table:table-cell table:style-name="ce108" table:formula="of:=['Cookie A'.E$4]*100+['Cookie A'.F9]" office:value-type="float" office:value="204" calcext:value-type="float">
            <text:p>204,</text:p>
          </table:table-cell>
          <table:table-cell table:style-name="ce108"/>
          <table:table-cell table:style-name="ce108" table:formula="of:=PadeB*100+['Cookie B'.N9]" office:value-type="float" office:value="10322" calcext:value-type="float">
            <text:p>10322,</text:p>
          </table:table-cell>
          <table:table-cell table:style-name="ce108"/>
          <table:table-cell table:style-name="ce108" table:formula="of:=-1*(['Cookie B'.N$4]*100+['Cookie B'.O9])" office:value-type="float" office:value="-204" calcext:value-type="float">
            <text:p>-2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1" table:formula="of:=PadeA*100+['Cookie A'.G6]" office:value-type="float" office:value="1617" calcext:value-type="float">
            <text:p>1617,</text:p>
          </table:table-cell>
          <table:table-cell table:formula="of:=['Cookie A'.G$4]*100+['Cookie A'.H6]" office:value-type="float" office:value="301" calcext:value-type="float">
            <text:p>301,</text:p>
          </table:table-cell>
          <table:table-cell/>
          <table:table-cell table:formula="of:=PadeB*100+['Cookie B'.P6]" office:value-type="float" office:value="10314" calcext:value-type="float">
            <text:p>10314,</text:p>
          </table:table-cell>
          <table:table-cell/>
          <table:table-cell table:formula="of:=-1*(['Cookie B'.P$4]*100+['Cookie B'.Q6])" office:value-type="float" office:value="-301" calcext:value-type="float">
            <text:p>-3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G7]" office:value-type="float" office:value="1619" calcext:value-type="float">
            <text:p>1619,</text:p>
          </table:table-cell>
          <table:table-cell table:formula="of:=['Cookie A'.G$4]*100+['Cookie A'.H7]" office:value-type="float" office:value="302" calcext:value-type="float">
            <text:p>302,</text:p>
          </table:table-cell>
          <table:table-cell/>
          <table:table-cell table:formula="of:=PadeB*100+['Cookie B'.P7]" office:value-type="float" office:value="10312" calcext:value-type="float">
            <text:p>10312,</text:p>
          </table:table-cell>
          <table:table-cell/>
          <table:table-cell table:formula="of:=-1*(['Cookie B'.P$4]*100+['Cookie B'.Q7])" office:value-type="float" office:value="-302" calcext:value-type="float">
            <text:p>-3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G8]" office:value-type="float" office:value="1620" calcext:value-type="float">
            <text:p>1620,</text:p>
          </table:table-cell>
          <table:table-cell table:formula="of:=['Cookie A'.G$4]*100+['Cookie A'.H8]" office:value-type="float" office:value="303" calcext:value-type="float">
            <text:p>303,</text:p>
          </table:table-cell>
          <table:table-cell/>
          <table:table-cell table:formula="of:=PadeB*100+['Cookie B'.P8]" office:value-type="float" office:value="10311" calcext:value-type="float">
            <text:p>10311,</text:p>
          </table:table-cell>
          <table:table-cell/>
          <table:table-cell table:formula="of:=-1*(['Cookie B'.P$4]*100+['Cookie B'.Q8])" office:value-type="float" office:value="-303" calcext:value-type="float">
            <text:p>-3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0" table:formula="of:=PadeA*100+['Cookie A'.G9]" office:value-type="float" office:value="1622" calcext:value-type="float">
            <text:p>1622,</text:p>
          </table:table-cell>
          <table:table-cell table:style-name="ce108" table:formula="of:=['Cookie A'.G$4]*100+['Cookie A'.H9]" office:value-type="float" office:value="304" calcext:value-type="float">
            <text:p>304,</text:p>
          </table:table-cell>
          <table:table-cell table:style-name="ce108"/>
          <table:table-cell table:style-name="ce108" table:formula="of:=PadeB*100+['Cookie B'.P9]" office:value-type="float" office:value="10309" calcext:value-type="float">
            <text:p>10309,</text:p>
          </table:table-cell>
          <table:table-cell table:style-name="ce108"/>
          <table:table-cell table:style-name="ce108" table:formula="of:=-1*(['Cookie B'.P$4]*100+['Cookie B'.Q9])" office:value-type="float" office:value="-304" calcext:value-type="float">
            <text:p>-3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PadeA*100+['Cookie A'.I6]" office:value-type="float" office:value="1625" calcext:value-type="float">
            <text:p>1625,</text:p>
          </table:table-cell>
          <table:table-cell table:formula="of:=['Cookie A'.I$4]*100+['Cookie A'.J6]" office:value-type="float" office:value="401" calcext:value-type="float">
            <text:p>401,</text:p>
          </table:table-cell>
          <table:table-cell/>
          <table:table-cell table:formula="of:=PadeB*100+['Cookie B'.R6]" office:value-type="float" office:value="10306" calcext:value-type="float">
            <text:p>10306,</text:p>
          </table:table-cell>
          <table:table-cell/>
          <table:table-cell table:formula="of:=-1*(['Cookie B'.R$4]*100+['Cookie B'.S6])" office:value-type="float" office:value="-401" calcext:value-type="float">
            <text:p>-4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I7]" office:value-type="float" office:value="1627" calcext:value-type="float">
            <text:p>1627,</text:p>
          </table:table-cell>
          <table:table-cell table:formula="of:=['Cookie A'.I$4]*100+['Cookie A'.J7]" office:value-type="float" office:value="402" calcext:value-type="float">
            <text:p>402,</text:p>
          </table:table-cell>
          <table:table-cell/>
          <table:table-cell table:formula="of:=PadeB*100+['Cookie B'.R7]" office:value-type="float" office:value="10304" calcext:value-type="float">
            <text:p>10304,</text:p>
          </table:table-cell>
          <table:table-cell/>
          <table:table-cell table:formula="of:=-1*(['Cookie B'.R$4]*100+['Cookie B'.S7])" office:value-type="float" office:value="-402" calcext:value-type="float">
            <text:p>-4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I8]" office:value-type="float" office:value="1628" calcext:value-type="float">
            <text:p>1628,</text:p>
          </table:table-cell>
          <table:table-cell table:formula="of:=['Cookie A'.I$4]*100+['Cookie A'.J8]" office:value-type="float" office:value="403" calcext:value-type="float">
            <text:p>403,</text:p>
          </table:table-cell>
          <table:table-cell/>
          <table:table-cell table:formula="of:=PadeB*100+['Cookie B'.R8]" office:value-type="float" office:value="10301" calcext:value-type="float">
            <text:p>10301,</text:p>
          </table:table-cell>
          <table:table-cell/>
          <table:table-cell table:formula="of:=-1*(['Cookie B'.R$4]*100+['Cookie B'.S8])" office:value-type="float" office:value="-403" calcext:value-type="float">
            <text:p>-4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2" table:formula="of:=PadeA*100+['Cookie A'.I9]" office:value-type="float" office:value="1630" calcext:value-type="float">
            <text:p>1630,</text:p>
          </table:table-cell>
          <table:table-cell table:style-name="ce115" table:formula="of:=['Cookie A'.I$4]*100+['Cookie A'.J9]" office:value-type="float" office:value="404" calcext:value-type="float">
            <text:p>404,</text:p>
          </table:table-cell>
          <table:table-cell table:style-name="ce115"/>
          <table:table-cell table:style-name="ce115" table:formula="of:=PadeB*100+['Cookie B'.R9]" office:value-type="float" office:value="10303" calcext:value-type="float">
            <text:p>10303,</text:p>
          </table:table-cell>
          <table:table-cell table:style-name="ce115"/>
          <table:table-cell table:style-name="ce115" table:formula="of:=-1*(['Cookie B'.R$4]*100+['Cookie B'.S9])" office:value-type="float" office:value="-404" calcext:value-type="float">
            <text:p>-4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table-cell table:style-name="ce71" office:value-type="string" calcext:value-type="string" table:number-columns-spanned="1" table:number-rows-spanned="16">
            <text:p>2nd Row</text:p>
          </table:table-cell>
          <table:table-cell/>
          <table:table-cell table:formula="of:=PadeA*100+['Cookie A'.C12]" office:value-type="float" office:value="1600" calcext:value-type="float">
            <text:p>1600,</text:p>
          </table:table-cell>
          <table:table-cell table:formula="of:=['Cookie A'.C$10]*100+['Cookie A'.D12]" office:value-type="float" office:value="501" calcext:value-type="float">
            <text:p>501,</text:p>
          </table:table-cell>
          <table:table-cell/>
          <table:table-cell table:formula="of:=PadeB*100+['Cookie B'.L12]" office:value-type="float" office:value="10331" calcext:value-type="float">
            <text:p>10331,</text:p>
          </table:table-cell>
          <table:table-cell/>
          <table:table-cell table:formula="of:=-1*(['Cookie B'.L$10]*100+['Cookie B'.M12])" office:value-type="float" office:value="-501" calcext:value-type="float">
            <text:p>-5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C13]" office:value-type="float" office:value="1602" calcext:value-type="float">
            <text:p>1602,</text:p>
          </table:table-cell>
          <table:table-cell table:formula="of:=['Cookie A'.C$10]*100+['Cookie A'.D13]" office:value-type="float" office:value="502" calcext:value-type="float">
            <text:p>502,</text:p>
          </table:table-cell>
          <table:table-cell/>
          <table:table-cell table:formula="of:=PadeB*100+['Cookie B'.L13]" office:value-type="float" office:value="10329" calcext:value-type="float">
            <text:p>10329,</text:p>
          </table:table-cell>
          <table:table-cell/>
          <table:table-cell table:formula="of:=-1*(['Cookie B'.L$10]*100+['Cookie B'.M13])" office:value-type="float" office:value="-502" calcext:value-type="float">
            <text:p>-5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C14]" office:value-type="float" office:value="1605" calcext:value-type="float">
            <text:p>1605,</text:p>
          </table:table-cell>
          <table:table-cell table:formula="of:=['Cookie A'.C$10]*100+['Cookie A'.D14]" office:value-type="float" office:value="503" calcext:value-type="float">
            <text:p>503,</text:p>
          </table:table-cell>
          <table:table-cell/>
          <table:table-cell table:formula="of:=PadeB*100+['Cookie B'.L14]" office:value-type="float" office:value="10326" calcext:value-type="float">
            <text:p>10326,</text:p>
          </table:table-cell>
          <table:table-cell/>
          <table:table-cell table:formula="of:=-1*(['Cookie B'.L$10]*100+['Cookie B'.M14])" office:value-type="float" office:value="-503" calcext:value-type="float">
            <text:p>-5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0" table:formula="of:=PadeA*100+['Cookie A'.C15]" office:value-type="float" office:value="1607" calcext:value-type="float">
            <text:p>1607,</text:p>
          </table:table-cell>
          <table:table-cell table:style-name="ce108" table:formula="of:=['Cookie A'.C$10]*100+['Cookie A'.D15]" office:value-type="float" office:value="504" calcext:value-type="float">
            <text:p>504,</text:p>
          </table:table-cell>
          <table:table-cell table:style-name="ce108"/>
          <table:table-cell table:style-name="ce108" table:formula="of:=PadeB*100+['Cookie B'.L15]" office:value-type="float" office:value="10324" calcext:value-type="float">
            <text:p>10324,</text:p>
          </table:table-cell>
          <table:table-cell table:style-name="ce108"/>
          <table:table-cell table:style-name="ce108" table:formula="of:=-1*(['Cookie B'.L$10]*100+['Cookie B'.M15])" office:value-type="float" office:value="-504" calcext:value-type="float">
            <text:p>-5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PadeA*100+['Cookie A'.E12]" office:value-type="float" office:value="1608" calcext:value-type="float">
            <text:p>1608,</text:p>
          </table:table-cell>
          <table:table-cell table:formula="of:=['Cookie A'.E$10]*100+['Cookie A'.F12]" office:value-type="float" office:value="601" calcext:value-type="float">
            <text:p>601,</text:p>
          </table:table-cell>
          <table:table-cell/>
          <table:table-cell table:formula="of:=PadeB*100+['Cookie B'.N12]" office:value-type="float" office:value="10323" calcext:value-type="float">
            <text:p>10323,</text:p>
          </table:table-cell>
          <table:table-cell/>
          <table:table-cell table:formula="of:=-1*(['Cookie B'.N$10]*100+['Cookie B'.O12])" office:value-type="float" office:value="-601" calcext:value-type="float">
            <text:p>-6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E13]" office:value-type="float" office:value="1610" calcext:value-type="float">
            <text:p>1610,</text:p>
          </table:table-cell>
          <table:table-cell table:formula="of:=['Cookie A'.E$10]*100+['Cookie A'.F13]" office:value-type="float" office:value="602" calcext:value-type="float">
            <text:p>602,</text:p>
          </table:table-cell>
          <table:table-cell/>
          <table:table-cell table:formula="of:=PadeB*100+['Cookie B'.N13]" office:value-type="float" office:value="10321" calcext:value-type="float">
            <text:p>10321,</text:p>
          </table:table-cell>
          <table:table-cell/>
          <table:table-cell table:formula="of:=-1*(['Cookie B'.N$10]*100+['Cookie B'.O13])" office:value-type="float" office:value="-602" calcext:value-type="float">
            <text:p>-6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E14]" office:value-type="float" office:value="1613" calcext:value-type="float">
            <text:p>1613,</text:p>
          </table:table-cell>
          <table:table-cell table:formula="of:=['Cookie A'.E$10]*100+['Cookie A'.F14]" office:value-type="float" office:value="603" calcext:value-type="float">
            <text:p>603,</text:p>
          </table:table-cell>
          <table:table-cell/>
          <table:table-cell table:formula="of:=PadeB*100+['Cookie B'.N14]" office:value-type="float" office:value="10318" calcext:value-type="float">
            <text:p>10318,</text:p>
          </table:table-cell>
          <table:table-cell/>
          <table:table-cell table:formula="of:=-1*(['Cookie B'.N$10]*100+['Cookie B'.O14])" office:value-type="float" office:value="-603" calcext:value-type="float">
            <text:p>-6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0" table:formula="of:=PadeA*100+['Cookie A'.E15]" office:value-type="float" office:value="1615" calcext:value-type="float">
            <text:p>1615,</text:p>
          </table:table-cell>
          <table:table-cell table:style-name="ce108" table:formula="of:=['Cookie A'.E$10]*100+['Cookie A'.F15]" office:value-type="float" office:value="604" calcext:value-type="float">
            <text:p>604,</text:p>
          </table:table-cell>
          <table:table-cell table:style-name="ce108"/>
          <table:table-cell table:style-name="ce108" table:formula="of:=PadeB*100+['Cookie B'.N15]" office:value-type="float" office:value="10316" calcext:value-type="float">
            <text:p>10316,</text:p>
          </table:table-cell>
          <table:table-cell table:style-name="ce108"/>
          <table:table-cell table:style-name="ce108" table:formula="of:=-1*(['Cookie B'.N$10]*100+['Cookie B'.O15])" office:value-type="float" office:value="-604" calcext:value-type="float">
            <text:p>-6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PadeA*100+['Cookie A'.G12]" office:value-type="float" office:value="1623" calcext:value-type="float">
            <text:p>1623,</text:p>
          </table:table-cell>
          <table:table-cell table:formula="of:=['Cookie A'.G$10]*100+['Cookie A'.H12]" office:value-type="float" office:value="701" calcext:value-type="float">
            <text:p>701,</text:p>
          </table:table-cell>
          <table:table-cell/>
          <table:table-cell table:formula="of:=PadeB*100+['Cookie B'.P12]" office:value-type="float" office:value="10308" calcext:value-type="float">
            <text:p>10308,</text:p>
          </table:table-cell>
          <table:table-cell/>
          <table:table-cell table:formula="of:=-1*(['Cookie B'.P$10]*100+['Cookie B'.Q12])" office:value-type="float" office:value="-701" calcext:value-type="float">
            <text:p>-7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G13]" office:value-type="float" office:value="1621" calcext:value-type="float">
            <text:p>1621,</text:p>
          </table:table-cell>
          <table:table-cell table:formula="of:=['Cookie A'.G$10]*100+['Cookie A'.H13]" office:value-type="float" office:value="702" calcext:value-type="float">
            <text:p>702,</text:p>
          </table:table-cell>
          <table:table-cell/>
          <table:table-cell table:formula="of:=PadeB*100+['Cookie B'.P13]" office:value-type="float" office:value="10310" calcext:value-type="float">
            <text:p>10310,</text:p>
          </table:table-cell>
          <table:table-cell/>
          <table:table-cell table:formula="of:=-1*(['Cookie B'.P$10]*100+['Cookie B'.Q13])" office:value-type="float" office:value="-702" calcext:value-type="float">
            <text:p>-7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G14]" office:value-type="float" office:value="1618" calcext:value-type="float">
            <text:p>1618,</text:p>
          </table:table-cell>
          <table:table-cell table:formula="of:=['Cookie A'.G$10]*100+['Cookie A'.H14]" office:value-type="float" office:value="703" calcext:value-type="float">
            <text:p>703,</text:p>
          </table:table-cell>
          <table:table-cell/>
          <table:table-cell table:formula="of:=PadeB*100+['Cookie B'.P14]" office:value-type="float" office:value="10313" calcext:value-type="float">
            <text:p>10313,</text:p>
          </table:table-cell>
          <table:table-cell/>
          <table:table-cell table:formula="of:=-1*(['Cookie B'.P$10]*100+['Cookie B'.Q14])" office:value-type="float" office:value="-703" calcext:value-type="float">
            <text:p>-703,</text:p>
          </table:table-cell>
          <table:table-cell table:style-name="ce70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0" table:formula="of:=PadeA*100+['Cookie A'.G15]" office:value-type="float" office:value="1616" calcext:value-type="float">
            <text:p>1616,</text:p>
          </table:table-cell>
          <table:table-cell table:style-name="ce108" table:formula="of:=['Cookie A'.G$10]*100+['Cookie A'.H15]" office:value-type="float" office:value="704" calcext:value-type="float">
            <text:p>704,</text:p>
          </table:table-cell>
          <table:table-cell table:style-name="ce108"/>
          <table:table-cell table:style-name="ce108" table:formula="of:=PadeB*100+['Cookie B'.P15]" office:value-type="float" office:value="10315" calcext:value-type="float">
            <text:p>10315,</text:p>
          </table:table-cell>
          <table:table-cell table:style-name="ce108"/>
          <table:table-cell table:style-name="ce108" table:formula="of:=-1*(['Cookie B'.P$10]*100+['Cookie B'.Q15])" office:value-type="float" office:value="-704" calcext:value-type="float">
            <text:p>-7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PadeA*100+['Cookie A'.I12]" office:value-type="float" office:value="1631" calcext:value-type="float">
            <text:p>1631,</text:p>
          </table:table-cell>
          <table:table-cell table:formula="of:=['Cookie A'.I$10]*100+['Cookie A'.J12]" office:value-type="float" office:value="801" calcext:value-type="float">
            <text:p>801,</text:p>
          </table:table-cell>
          <table:table-cell/>
          <table:table-cell table:formula="of:=PadeB*100+['Cookie B'.R12]" office:value-type="float" office:value="10300" calcext:value-type="float">
            <text:p>10300,</text:p>
          </table:table-cell>
          <table:table-cell/>
          <table:table-cell table:formula="of:=-1*(['Cookie B'.R$10]*100+['Cookie B'.S12])" office:value-type="float" office:value="-801" calcext:value-type="float">
            <text:p>-8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I13]" office:value-type="float" office:value="1629" calcext:value-type="float">
            <text:p>1629,</text:p>
          </table:table-cell>
          <table:table-cell table:formula="of:=['Cookie A'.I$10]*100+['Cookie A'.J13]" office:value-type="float" office:value="802" calcext:value-type="float">
            <text:p>802,</text:p>
          </table:table-cell>
          <table:table-cell/>
          <table:table-cell table:formula="of:=PadeB*100+['Cookie B'.R13]" office:value-type="float" office:value="10302" calcext:value-type="float">
            <text:p>10302,</text:p>
          </table:table-cell>
          <table:table-cell/>
          <table:table-cell table:formula="of:=-1*(['Cookie B'.R$10]*100+['Cookie B'.S13])" office:value-type="float" office:value="-802" calcext:value-type="float">
            <text:p>-8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I14]" office:value-type="float" office:value="1626" calcext:value-type="float">
            <text:p>1626,</text:p>
          </table:table-cell>
          <table:table-cell table:formula="of:=['Cookie A'.I$10]*100+['Cookie A'.J14]" office:value-type="float" office:value="803" calcext:value-type="float">
            <text:p>803,</text:p>
          </table:table-cell>
          <table:table-cell/>
          <table:table-cell table:formula="of:=PadeB*100+['Cookie B'.R14]" office:value-type="float" office:value="10307" calcext:value-type="float">
            <text:p>10307,</text:p>
          </table:table-cell>
          <table:table-cell/>
          <table:table-cell table:formula="of:=-1*(['Cookie B'.R$10]*100+['Cookie B'.S14])" office:value-type="float" office:value="-803" calcext:value-type="float">
            <text:p>-8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2" table:formula="of:=PadeA*100+['Cookie A'.I15]" office:value-type="float" office:value="1624" calcext:value-type="float">
            <text:p>1624,</text:p>
          </table:table-cell>
          <table:table-cell table:style-name="ce115" table:formula="of:=['Cookie A'.I$10]*100+['Cookie A'.J15]" office:value-type="float" office:value="804" calcext:value-type="float">
            <text:p>804,</text:p>
          </table:table-cell>
          <table:table-cell table:style-name="ce115"/>
          <table:table-cell table:style-name="ce115" table:formula="of:=PadeB*100+['Cookie B'.R15]" office:value-type="float" office:value="10305" calcext:value-type="float">
            <text:p>10305,</text:p>
          </table:table-cell>
          <table:table-cell table:style-name="ce115"/>
          <table:table-cell table:style-name="ce115" table:formula="of:=-1*(['Cookie B'.R$10]*100+['Cookie B'.S15])" office:value-type="float" office:value="-804" calcext:value-type="float">
            <text:p>-8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table-cell table:style-name="ce71" office:value-type="string" calcext:value-type="string" table:number-columns-spanned="1" table:number-rows-spanned="16">
            <text:p>3rd Row</text:p>
          </table:table-cell>
          <table:table-cell/>
          <table:table-cell table:formula="of:=PadeC*100+['Cookie A'.C18]" office:value-type="float" office:value="11506" calcext:value-type="float">
            <text:p>11506,</text:p>
          </table:table-cell>
          <table:table-cell table:formula="of:=['Cookie A'.C$16]*100+['Cookie A'.D18]" office:value-type="float" office:value="901" calcext:value-type="float">
            <text:p>901,</text:p>
          </table:table-cell>
          <table:table-cell/>
          <table:table-cell table:formula="of:=PadeD*100+['Cookie B'.L18]" office:value-type="float" office:value="11225" calcext:value-type="float">
            <text:p>11225,</text:p>
          </table:table-cell>
          <table:table-cell/>
          <table:table-cell table:formula="of:=-1*(['Cookie B'.L$16]*100+['Cookie B'.M18])" office:value-type="float" office:value="-901" calcext:value-type="float">
            <text:p>-9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70" table:formula="of:=PadeC*100+['Cookie A'.C19]" office:value-type="float" office:value="11504" calcext:value-type="float">
            <text:p>11504,</text:p>
          </table:table-cell>
          <table:table-cell table:formula="of:=['Cookie A'.C$16]*100+['Cookie A'.D19]" office:value-type="float" office:value="902" calcext:value-type="float">
            <text:p>902,</text:p>
          </table:table-cell>
          <table:table-cell/>
          <table:table-cell table:formula="of:=PadeD*100+['Cookie B'.L19]" office:value-type="float" office:value="11227" calcext:value-type="float">
            <text:p>11227,</text:p>
          </table:table-cell>
          <table:table-cell/>
          <table:table-cell table:formula="of:=-1*(['Cookie B'.L$16]*100+['Cookie B'.M19])" office:value-type="float" office:value="-902" calcext:value-type="float">
            <text:p>-9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70" table:formula="of:=PadeC*100+['Cookie A'.C20]" office:value-type="float" office:value="11503" calcext:value-type="float">
            <text:p>11503,</text:p>
          </table:table-cell>
          <table:table-cell table:formula="of:=['Cookie A'.C$16]*100+['Cookie A'.D20]" office:value-type="float" office:value="903" calcext:value-type="float">
            <text:p>903,</text:p>
          </table:table-cell>
          <table:table-cell/>
          <table:table-cell table:formula="of:=PadeD*100+['Cookie B'.L20]" office:value-type="float" office:value="11228" calcext:value-type="float">
            <text:p>11228,</text:p>
          </table:table-cell>
          <table:table-cell/>
          <table:table-cell table:formula="of:=-1*(['Cookie B'.L$16]*100+['Cookie B'.M20])" office:value-type="float" office:value="-903" calcext:value-type="float">
            <text:p>-9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08" table:formula="of:=PadeC*100+['Cookie A'.C21]" office:value-type="float" office:value="11501" calcext:value-type="float">
            <text:p>11501,</text:p>
          </table:table-cell>
          <table:table-cell table:style-name="ce108" table:formula="of:=['Cookie A'.C$16]*100+['Cookie A'.D21]" office:value-type="float" office:value="904" calcext:value-type="float">
            <text:p>904,</text:p>
          </table:table-cell>
          <table:table-cell table:style-name="ce108"/>
          <table:table-cell table:style-name="ce108" table:formula="of:=PadeD*100+['Cookie B'.L21]" office:value-type="float" office:value="11230" calcext:value-type="float">
            <text:p>11230,</text:p>
          </table:table-cell>
          <table:table-cell table:style-name="ce108"/>
          <table:table-cell table:style-name="ce108" table:formula="of:=-1*(['Cookie B'.L$16]*100+['Cookie B'.M21])" office:value-type="float" office:value="-904" calcext:value-type="float">
            <text:p>-9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70" table:formula="of:=PadeC*100+['Cookie A'.E18]" office:value-type="float" office:value="11514" calcext:value-type="float">
            <text:p>11514,</text:p>
          </table:table-cell>
          <table:table-cell table:formula="of:=['Cookie A'.E$16]*100+['Cookie A'.F18]" office:value-type="float" office:value="1001" calcext:value-type="float">
            <text:p>1001,</text:p>
          </table:table-cell>
          <table:table-cell/>
          <table:table-cell table:formula="of:=PadeD*100+['Cookie B'.N18]" office:value-type="float" office:value="11217" calcext:value-type="float">
            <text:p>11217,</text:p>
          </table:table-cell>
          <table:table-cell/>
          <table:table-cell table:formula="of:=-1*(['Cookie B'.N$16]*100+['Cookie B'.O18])" office:value-type="float" office:value="-1001" calcext:value-type="float">
            <text:p>-10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70" table:formula="of:=PadeC*100+['Cookie A'.E19]" office:value-type="float" office:value="11512" calcext:value-type="float">
            <text:p>11512,</text:p>
          </table:table-cell>
          <table:table-cell table:formula="of:=['Cookie A'.E$16]*100+['Cookie A'.F19]" office:value-type="float" office:value="1002" calcext:value-type="float">
            <text:p>1002,</text:p>
          </table:table-cell>
          <table:table-cell/>
          <table:table-cell table:formula="of:=PadeD*100+['Cookie B'.N19]" office:value-type="float" office:value="11219" calcext:value-type="float">
            <text:p>11219,</text:p>
          </table:table-cell>
          <table:table-cell/>
          <table:table-cell table:formula="of:=-1*(['Cookie B'.N$16]*100+['Cookie B'.O19])" office:value-type="float" office:value="-1002" calcext:value-type="float">
            <text:p>-10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70" table:formula="of:=PadeC*100+['Cookie A'.E20]" office:value-type="float" office:value="11511" calcext:value-type="float">
            <text:p>11511,</text:p>
          </table:table-cell>
          <table:table-cell table:formula="of:=['Cookie A'.E$16]*100+['Cookie A'.F20]" office:value-type="float" office:value="1003" calcext:value-type="float">
            <text:p>1003,</text:p>
          </table:table-cell>
          <table:table-cell/>
          <table:table-cell table:formula="of:=PadeD*100+['Cookie B'.N20]" office:value-type="float" office:value="11220" calcext:value-type="float">
            <text:p>11220,</text:p>
          </table:table-cell>
          <table:table-cell/>
          <table:table-cell table:formula="of:=-1*(['Cookie B'.N$16]*100+['Cookie B'.O20])" office:value-type="float" office:value="-1003" calcext:value-type="float">
            <text:p>-10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08" table:formula="of:=PadeC*100+['Cookie A'.E21]" office:value-type="float" office:value="11509" calcext:value-type="float">
            <text:p>11509,</text:p>
          </table:table-cell>
          <table:table-cell table:style-name="ce108" table:formula="of:=['Cookie A'.E$16]*100+['Cookie A'.F21]" office:value-type="float" office:value="1004" calcext:value-type="float">
            <text:p>1004,</text:p>
          </table:table-cell>
          <table:table-cell table:style-name="ce108"/>
          <table:table-cell table:style-name="ce108" table:formula="of:=PadeD*100+['Cookie B'.N21]" office:value-type="float" office:value="11222" calcext:value-type="float">
            <text:p>11222,</text:p>
          </table:table-cell>
          <table:table-cell table:style-name="ce108"/>
          <table:table-cell table:style-name="ce108" table:formula="of:=-1*(['Cookie B'.N$16]*100+['Cookie B'.O21])" office:value-type="float" office:value="-1004" calcext:value-type="float">
            <text:p>-10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3" table:formula="of:=PadeC*100+['Cookie A'.G18]" office:value-type="float" office:value="11517" calcext:value-type="float">
            <text:p>11517,</text:p>
          </table:table-cell>
          <table:table-cell table:formula="of:=['Cookie A'.G$16]*100+['Cookie A'.H18]" office:value-type="float" office:value="1101" calcext:value-type="float">
            <text:p>1101,</text:p>
          </table:table-cell>
          <table:table-cell/>
          <table:table-cell table:formula="of:=PadeD*100+['Cookie B'.P18]" office:value-type="float" office:value="11214" calcext:value-type="float">
            <text:p>11214,</text:p>
          </table:table-cell>
          <table:table-cell/>
          <table:table-cell table:formula="of:=-1*(['Cookie B'.P$16]*100+['Cookie B'.Q18])" office:value-type="float" office:value="-1101" calcext:value-type="float">
            <text:p>-11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3" table:formula="of:=PadeC*100+['Cookie A'.G19]" office:value-type="float" office:value="11519" calcext:value-type="float">
            <text:p>11519,</text:p>
          </table:table-cell>
          <table:table-cell table:formula="of:=['Cookie A'.G$16]*100+['Cookie A'.H19]" office:value-type="float" office:value="1102" calcext:value-type="float">
            <text:p>1102,</text:p>
          </table:table-cell>
          <table:table-cell/>
          <table:table-cell table:formula="of:=PadeD*100+['Cookie B'.P19]" office:value-type="float" office:value="11212" calcext:value-type="float">
            <text:p>11212,</text:p>
          </table:table-cell>
          <table:table-cell/>
          <table:table-cell table:formula="of:=-1*(['Cookie B'.P$16]*100+['Cookie B'.Q19])" office:value-type="float" office:value="-1102" calcext:value-type="float">
            <text:p>-11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3" table:formula="of:=PadeC*100+['Cookie A'.G20]" office:value-type="float" office:value="11520" calcext:value-type="float">
            <text:p>11520,</text:p>
          </table:table-cell>
          <table:table-cell table:formula="of:=['Cookie A'.G$16]*100+['Cookie A'.H20]" office:value-type="float" office:value="1103" calcext:value-type="float">
            <text:p>1103,</text:p>
          </table:table-cell>
          <table:table-cell/>
          <table:table-cell table:formula="of:=PadeD*100+['Cookie B'.P20]" office:value-type="float" office:value="11211" calcext:value-type="float">
            <text:p>11211,</text:p>
          </table:table-cell>
          <table:table-cell/>
          <table:table-cell table:formula="of:=-1*(['Cookie B'.P$16]*100+['Cookie B'.Q20])" office:value-type="float" office:value="-1103" calcext:value-type="float">
            <text:p>-1103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4" table:formula="of:=PadeC*100+['Cookie A'.G21]" office:value-type="float" office:value="11522" calcext:value-type="float">
            <text:p>11522,</text:p>
          </table:table-cell>
          <table:table-cell table:style-name="ce108" table:formula="of:=['Cookie A'.G$16]*100+['Cookie A'.H21]" office:value-type="float" office:value="1104" calcext:value-type="float">
            <text:p>1104,</text:p>
          </table:table-cell>
          <table:table-cell table:style-name="ce108"/>
          <table:table-cell table:style-name="ce108" table:formula="of:=PadeD*100+['Cookie B'.P21]" office:value-type="float" office:value="11209" calcext:value-type="float">
            <text:p>11209,</text:p>
          </table:table-cell>
          <table:table-cell table:style-name="ce108"/>
          <table:table-cell table:style-name="ce108" table:formula="of:=-1*(['Cookie B'.P$16]*100+['Cookie B'.Q21])" office:value-type="float" office:value="-1104" calcext:value-type="float">
            <text:p>-1104,</text:p>
          </table:table-cell>
          <table:table-cell table:style-name="ce118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70" table:formula="of:=PadeC*100+['Cookie A'.I18]" office:value-type="float" office:value="11525" calcext:value-type="float">
            <text:p>11525,</text:p>
          </table:table-cell>
          <table:table-cell table:formula="of:=['Cookie A'.I$16]*100+['Cookie A'.J18]" office:value-type="float" office:value="1201" calcext:value-type="float">
            <text:p>1201,</text:p>
          </table:table-cell>
          <table:table-cell/>
          <table:table-cell table:formula="of:=PadeD*100+['Cookie B'.R18]" office:value-type="float" office:value="11206" calcext:value-type="float">
            <text:p>11206,</text:p>
          </table:table-cell>
          <table:table-cell/>
          <table:table-cell table:formula="of:=-1*(['Cookie B'.R$16]*100+['Cookie B'.S18])" office:value-type="float" office:value="-1201" calcext:value-type="float">
            <text:p>-1201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70" table:formula="of:=PadeC*100+['Cookie A'.I19]" office:value-type="float" office:value="11527" calcext:value-type="float">
            <text:p>11527,</text:p>
          </table:table-cell>
          <table:table-cell table:formula="of:=['Cookie A'.I$16]*100+['Cookie A'.J19]" office:value-type="float" office:value="1202" calcext:value-type="float">
            <text:p>1202,</text:p>
          </table:table-cell>
          <table:table-cell/>
          <table:table-cell table:formula="of:=PadeD*100+['Cookie B'.R19]" office:value-type="float" office:value="11204" calcext:value-type="float">
            <text:p>11204,</text:p>
          </table:table-cell>
          <table:table-cell/>
          <table:table-cell table:formula="of:=-1*(['Cookie B'.R$16]*100+['Cookie B'.S19])" office:value-type="float" office:value="-1202" calcext:value-type="float">
            <text:p>-1202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70" table:formula="of:=PadeC*100+['Cookie A'.I20]" office:value-type="float" office:value="11528" calcext:value-type="float">
            <text:p>11528,</text:p>
          </table:table-cell>
          <table:table-cell table:formula="of:=['Cookie A'.I$16]*100+['Cookie A'.J20]" office:value-type="float" office:value="1203" calcext:value-type="float">
            <text:p>1203,</text:p>
          </table:table-cell>
          <table:table-cell/>
          <table:table-cell table:formula="of:=PadeD*100+['Cookie B'.R20]" office:value-type="float" office:value="11203" calcext:value-type="float">
            <text:p>11203,</text:p>
          </table:table-cell>
          <table:table-cell/>
          <table:table-cell table:formula="of:=-1*(['Cookie B'.R$16]*100+['Cookie B'.S20])" office:value-type="float" office:value="-1203" calcext:value-type="float">
            <text:p>-1203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5" table:formula="of:=PadeC*100+['Cookie A'.I21]" office:value-type="float" office:value="11530" calcext:value-type="float">
            <text:p>11530,</text:p>
          </table:table-cell>
          <table:table-cell table:style-name="ce115" table:formula="of:=['Cookie A'.I$16]*100+['Cookie A'.J21]" office:value-type="float" office:value="1204" calcext:value-type="float">
            <text:p>1204,</text:p>
          </table:table-cell>
          <table:table-cell table:style-name="ce115"/>
          <table:table-cell table:style-name="ce115" table:formula="of:=PadeD*100+['Cookie B'.R21]" office:value-type="float" office:value="11201" calcext:value-type="float">
            <text:p>11201,</text:p>
          </table:table-cell>
          <table:table-cell table:style-name="ce115"/>
          <table:table-cell table:style-name="ce115" table:formula="of:=-1*(['Cookie B'.R$16]*100+['Cookie B'.S21])" office:value-type="float" office:value="-1204" calcext:value-type="float">
            <text:p>-1204,</text:p>
          </table:table-cell>
          <table:table-cell table:style-name="ce118"/>
          <table:table-cell table:number-columns-repeated="5"/>
        </table:table-row>
        <table:table-row table:style-name="ro1">
          <table:table-cell/>
          <table:table-cell table:style-name="ce71" office:value-type="string" calcext:value-type="string" table:number-columns-spanned="1" table:number-rows-spanned="16">
            <text:p>Bottom Row</text:p>
          </table:table-cell>
          <table:table-cell/>
          <table:table-cell table:style-name="ce70" table:formula="of:=PadeC*100+['Cookie A'.C24]" office:value-type="float" office:value="11500" calcext:value-type="float">
            <text:p>11500,</text:p>
          </table:table-cell>
          <table:table-cell table:formula="of:=['Cookie A'.C$22]*100+['Cookie A'.D24]" office:value-type="float" office:value="1301" calcext:value-type="float">
            <text:p>1301,</text:p>
          </table:table-cell>
          <table:table-cell/>
          <table:table-cell table:formula="of:=PadeD*100+['Cookie B'.L24]" office:value-type="float" office:value="11231" calcext:value-type="float">
            <text:p>11231,</text:p>
          </table:table-cell>
          <table:table-cell/>
          <table:table-cell table:formula="of:=-1*(['Cookie B'.L$22]*100+['Cookie B'.M24])" office:value-type="float" office:value="-1301" calcext:value-type="float">
            <text:p>-1301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70" table:formula="of:=PadeC*100+['Cookie A'.C25]" office:value-type="float" office:value="11502" calcext:value-type="float">
            <text:p>11502,</text:p>
          </table:table-cell>
          <table:table-cell table:formula="of:=['Cookie A'.C$22]*100+['Cookie A'.D25]" office:value-type="float" office:value="1302" calcext:value-type="float">
            <text:p>1302,</text:p>
          </table:table-cell>
          <table:table-cell/>
          <table:table-cell table:formula="of:=PadeD*100+['Cookie B'.L25]" office:value-type="float" office:value="11229" calcext:value-type="float">
            <text:p>11229,</text:p>
          </table:table-cell>
          <table:table-cell/>
          <table:table-cell table:formula="of:=-1*(['Cookie B'.L$22]*100+['Cookie B'.M25])" office:value-type="float" office:value="-1302" calcext:value-type="float">
            <text:p>-1302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3" table:formula="of:=PadeC*100+['Cookie A'.C26]" office:value-type="float" office:value="11505" calcext:value-type="float">
            <text:p>11505,</text:p>
          </table:table-cell>
          <table:table-cell table:formula="of:=['Cookie A'.C$22]*100+['Cookie A'.D26]" office:value-type="float" office:value="1303" calcext:value-type="float">
            <text:p>1303,</text:p>
          </table:table-cell>
          <table:table-cell/>
          <table:table-cell table:formula="of:=PadeD*100+['Cookie B'.L26]" office:value-type="float" office:value="11224" calcext:value-type="float">
            <text:p>11224,</text:p>
          </table:table-cell>
          <table:table-cell/>
          <table:table-cell table:formula="of:=-1*(['Cookie B'.L$22]*100+['Cookie B'.M26])" office:value-type="float" office:value="-1303" calcext:value-type="float">
            <text:p>-1303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4" table:formula="of:=PadeC*100+['Cookie A'.C27]" office:value-type="float" office:value="11507" calcext:value-type="float">
            <text:p>11507,</text:p>
          </table:table-cell>
          <table:table-cell table:style-name="ce108" table:formula="of:=['Cookie A'.C$22]*100+['Cookie A'.D27]" office:value-type="float" office:value="1304" calcext:value-type="float">
            <text:p>1304,</text:p>
          </table:table-cell>
          <table:table-cell table:style-name="ce108"/>
          <table:table-cell table:style-name="ce108" table:formula="of:=PadeD*100+['Cookie B'.L27]" office:value-type="float" office:value="11226" calcext:value-type="float">
            <text:p>11226,</text:p>
          </table:table-cell>
          <table:table-cell table:style-name="ce108"/>
          <table:table-cell table:style-name="ce108" table:formula="of:=-1*(['Cookie B'.L$22]*100+['Cookie B'.M27])" office:value-type="float" office:value="-1304" calcext:value-type="float">
            <text:p>-1304,</text:p>
          </table:table-cell>
          <table:table-cell table:style-name="ce118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70" table:formula="of:=PadeC*100+['Cookie A'.E24]" office:value-type="float" office:value="11508" calcext:value-type="float">
            <text:p>11508,</text:p>
          </table:table-cell>
          <table:table-cell table:formula="of:=['Cookie A'.E$22]*100+['Cookie A'.F24]" office:value-type="float" office:value="1401" calcext:value-type="float">
            <text:p>1401,</text:p>
          </table:table-cell>
          <table:table-cell/>
          <table:table-cell table:formula="of:=PadeD*100+['Cookie B'.N24]" office:value-type="float" office:value="11223" calcext:value-type="float">
            <text:p>11223,</text:p>
          </table:table-cell>
          <table:table-cell/>
          <table:table-cell table:formula="of:=-1*(['Cookie B'.N$22]*100+['Cookie B'.O24])" office:value-type="float" office:value="-1401" calcext:value-type="float">
            <text:p>-1401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70" table:formula="of:=PadeC*100+['Cookie A'.E25]" office:value-type="float" office:value="11510" calcext:value-type="float">
            <text:p>11510,</text:p>
          </table:table-cell>
          <table:table-cell table:formula="of:=['Cookie A'.E$22]*100+['Cookie A'.F25]" office:value-type="float" office:value="1402" calcext:value-type="float">
            <text:p>1402,</text:p>
          </table:table-cell>
          <table:table-cell/>
          <table:table-cell table:formula="of:=PadeD*100+['Cookie B'.N25]" office:value-type="float" office:value="11221" calcext:value-type="float">
            <text:p>11221,</text:p>
          </table:table-cell>
          <table:table-cell/>
          <table:table-cell table:formula="of:=-1*(['Cookie B'.N$22]*100+['Cookie B'.O25])" office:value-type="float" office:value="-1402" calcext:value-type="float">
            <text:p>-1402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3" table:formula="of:=PadeC*100+['Cookie A'.E26]" office:value-type="float" office:value="11513" calcext:value-type="float">
            <text:p>11513,</text:p>
          </table:table-cell>
          <table:table-cell table:formula="of:=['Cookie A'.E$22]*100+['Cookie A'.F26]" office:value-type="float" office:value="1403" calcext:value-type="float">
            <text:p>1403,</text:p>
          </table:table-cell>
          <table:table-cell/>
          <table:table-cell table:formula="of:=PadeD*100+['Cookie B'.N26]" office:value-type="float" office:value="11218" calcext:value-type="float">
            <text:p>11218,</text:p>
          </table:table-cell>
          <table:table-cell/>
          <table:table-cell table:formula="of:=-1*(['Cookie B'.N$22]*100+['Cookie B'.O26])" office:value-type="float" office:value="-1403" calcext:value-type="float">
            <text:p>-1403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4" table:formula="of:=PadeC*100+['Cookie A'.E27]" office:value-type="float" office:value="11515" calcext:value-type="float">
            <text:p>11515,</text:p>
          </table:table-cell>
          <table:table-cell table:style-name="ce108" table:formula="of:=['Cookie A'.E$22]*100+['Cookie A'.F27]" office:value-type="float" office:value="1404" calcext:value-type="float">
            <text:p>1404,</text:p>
          </table:table-cell>
          <table:table-cell table:style-name="ce108"/>
          <table:table-cell table:style-name="ce108" table:formula="of:=PadeD*100+['Cookie B'.N27]" office:value-type="float" office:value="11216" calcext:value-type="float">
            <text:p>11216,</text:p>
          </table:table-cell>
          <table:table-cell table:style-name="ce108"/>
          <table:table-cell table:style-name="ce108" table:formula="of:=-1*(['Cookie B'.N$22]*100+['Cookie B'.O27])" office:value-type="float" office:value="-1404" calcext:value-type="float">
            <text:p>-1404,</text:p>
          </table:table-cell>
          <table:table-cell table:style-name="ce118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6" table:formula="of:=PadeC*100+['Cookie A'.G24]" office:value-type="float" office:value="11523" calcext:value-type="float">
            <text:p>11523,</text:p>
          </table:table-cell>
          <table:table-cell table:formula="of:=['Cookie A'.G$22]*100+['Cookie A'.H24]" office:value-type="float" office:value="1501" calcext:value-type="float">
            <text:p>1501,</text:p>
          </table:table-cell>
          <table:table-cell/>
          <table:table-cell table:formula="of:=PadeD*100+['Cookie B'.P24]" office:value-type="float" office:value="11208" calcext:value-type="float">
            <text:p>11208,</text:p>
          </table:table-cell>
          <table:table-cell/>
          <table:table-cell table:formula="of:=-1*(['Cookie B'.P$22]*100+['Cookie B'.Q24])" office:value-type="float" office:value="-1501" calcext:value-type="float">
            <text:p>-15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3" table:formula="of:=PadeC*100+['Cookie A'.G25]" office:value-type="float" office:value="11521" calcext:value-type="float">
            <text:p>11521,</text:p>
          </table:table-cell>
          <table:table-cell table:formula="of:=['Cookie A'.G$22]*100+['Cookie A'.H25]" office:value-type="float" office:value="1502" calcext:value-type="float">
            <text:p>1502,</text:p>
          </table:table-cell>
          <table:table-cell/>
          <table:table-cell table:formula="of:=PadeD*100+['Cookie B'.P25]" office:value-type="float" office:value="11210" calcext:value-type="float">
            <text:p>11210,</text:p>
          </table:table-cell>
          <table:table-cell/>
          <table:table-cell table:formula="of:=-1*(['Cookie B'.P$22]*100+['Cookie B'.Q25])" office:value-type="float" office:value="-1502" calcext:value-type="float">
            <text:p>-15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3" table:formula="of:=PadeC*100+['Cookie A'.G26]" office:value-type="float" office:value="11518" calcext:value-type="float">
            <text:p>11518,</text:p>
          </table:table-cell>
          <table:table-cell table:formula="of:=['Cookie A'.G$22]*100+['Cookie A'.H26]" office:value-type="float" office:value="1503" calcext:value-type="float">
            <text:p>1503,</text:p>
          </table:table-cell>
          <table:table-cell/>
          <table:table-cell table:formula="of:=PadeD*100+['Cookie B'.P26]" office:value-type="float" office:value="11215" calcext:value-type="float">
            <text:p>11215,</text:p>
          </table:table-cell>
          <table:table-cell/>
          <table:table-cell table:formula="of:=-1*(['Cookie B'.P$22]*100+['Cookie B'.Q26])" office:value-type="float" office:value="-1503" calcext:value-type="float">
            <text:p>-15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4" table:formula="of:=PadeC*100+['Cookie A'.G27]" office:value-type="float" office:value="11516" calcext:value-type="float">
            <text:p>11516,</text:p>
          </table:table-cell>
          <table:table-cell table:style-name="ce108" table:formula="of:=['Cookie A'.G$22]*100+['Cookie A'.H27]" office:value-type="float" office:value="1504" calcext:value-type="float">
            <text:p>1504,</text:p>
          </table:table-cell>
          <table:table-cell table:style-name="ce108"/>
          <table:table-cell table:style-name="ce108" table:formula="of:=PadeD*100+['Cookie B'.P27]" office:value-type="float" office:value="11213" calcext:value-type="float">
            <text:p>11213,</text:p>
          </table:table-cell>
          <table:table-cell table:style-name="ce108"/>
          <table:table-cell table:style-name="ce108" table:formula="of:=-1*(['Cookie B'.P$22]*100+['Cookie B'.Q27])" office:value-type="float" office:value="-1504" calcext:value-type="float">
            <text:p>-15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3" table:formula="of:=PadeC*100+['Cookie A'.I24]" office:value-type="float" office:value="11531" calcext:value-type="float">
            <text:p>11531,</text:p>
          </table:table-cell>
          <table:table-cell table:formula="of:=['Cookie A'.I$22]*100+['Cookie A'.J24]" office:value-type="float" office:value="1601" calcext:value-type="float">
            <text:p>1601,</text:p>
          </table:table-cell>
          <table:table-cell/>
          <table:table-cell table:formula="of:=PadeD*100+['Cookie B'.R24]" office:value-type="float" office:value="11200" calcext:value-type="float">
            <text:p>11200,</text:p>
          </table:table-cell>
          <table:table-cell/>
          <table:table-cell table:formula="of:=-1*(['Cookie B'.R$22]*100+['Cookie B'.S24])" office:value-type="float" office:value="-1601" calcext:value-type="float">
            <text:p>-16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3" table:formula="of:=PadeC*100+['Cookie A'.I25]" office:value-type="float" office:value="11529" calcext:value-type="float">
            <text:p>11529,</text:p>
          </table:table-cell>
          <table:table-cell table:formula="of:=['Cookie A'.I$22]*100+['Cookie A'.J25]" office:value-type="float" office:value="1602" calcext:value-type="float">
            <text:p>1602,</text:p>
          </table:table-cell>
          <table:table-cell/>
          <table:table-cell table:formula="of:=PadeD*100+['Cookie B'.R25]" office:value-type="float" office:value="11202" calcext:value-type="float">
            <text:p>11202,</text:p>
          </table:table-cell>
          <table:table-cell/>
          <table:table-cell table:formula="of:=-1*(['Cookie B'.R$22]*100+['Cookie B'.S25])" office:value-type="float" office:value="-1602" calcext:value-type="float">
            <text:p>-16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3" table:formula="of:=PadeC*100+['Cookie A'.I26]" office:value-type="float" office:value="11526" calcext:value-type="float">
            <text:p>11526,</text:p>
          </table:table-cell>
          <table:table-cell table:formula="of:=['Cookie A'.I$22]*100+['Cookie A'.J26]" office:value-type="float" office:value="1603" calcext:value-type="float">
            <text:p>1603,</text:p>
          </table:table-cell>
          <table:table-cell/>
          <table:table-cell table:formula="of:=PadeD*100+['Cookie B'.R26]" office:value-type="float" office:value="11205" calcext:value-type="float">
            <text:p>11205,</text:p>
          </table:table-cell>
          <table:table-cell/>
          <table:table-cell table:formula="of:=-1*(['Cookie B'.R$22]*100+['Cookie B'.S26])" office:value-type="float" office:value="-1603" calcext:value-type="float">
            <text:p>-16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3" table:formula="of:=PadeC*100+['Cookie A'.I27]" office:value-type="float" office:value="11524" calcext:value-type="float">
            <text:p>11524,</text:p>
          </table:table-cell>
          <table:table-cell table:formula="of:=['Cookie A'.I$22]*100+['Cookie A'.J27]" office:value-type="float" office:value="1604" calcext:value-type="float">
            <text:p>1604,</text:p>
          </table:table-cell>
          <table:table-cell table:style-name="Default"/>
          <table:table-cell table:formula="of:=PadeD*100+['Cookie B'.R27]" office:value-type="float" office:value="11207" calcext:value-type="float">
            <text:p>11207,</text:p>
          </table:table-cell>
          <table:table-cell/>
          <table:table-cell table:formula="of:=-1*(['Cookie B'.R$22]*100+['Cookie B'.S27])" office:value-type="float" office:value="-1604" calcext:value-type="float">
            <text:p>-1604,</text:p>
          </table:table-cell>
          <table:table-cell table:number-columns-repeated="6"/>
        </table:table-row>
      </table:table>
      <table:named-expressions>
        <table:named-range table:name="BoardA" table:base-cell-address="$Definitions.$B$1" table:cell-range-address="$Definitions.$B$1"/>
        <table:named-range table:name="BoardB" table:base-cell-address="$Definitions.$B$2" table:cell-range-address="$Definitions.$B$2"/>
        <table:named-range table:name="BoardC" table:base-cell-address="$Definitions.$B$3" table:cell-range-address="$Definitions.$B$3"/>
        <table:named-range table:name="BoardD" table:base-cell-address="$Definitions.$B$4" table:cell-range-address="$Definitions.$B$4"/>
        <table:named-range table:name="PadeA" table:base-cell-address="$MapAB.$I$3" table:cell-range-address="$MapAB.$L$3"/>
        <table:named-range table:name="PadeB" table:base-cell-address="$MapAB.$K$3" table:cell-range-address="$MapAB.$N$3"/>
        <table:named-range table:name="PadeC" table:base-cell-address="$MapAB.$I$4" table:cell-range-address="$MapAB.$L$4"/>
        <table:named-range table:name="PadeD" table:base-cell-address="$MapAB.$K$4" table:cell-range-address="$MapAB.$N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0" number:min-integer-digits="1" number:display-factor="1000"/>
    </number:number-style>
    <number:number-style style:name="N122">
      <number:number number:decimal-places="0" number:min-integer-digits="1"/>
      <number:text>,</number:text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5in" fo:page-height="11in" style:num-format="1" style:print-orientation="portrait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1">00/00/0000</text:date>, <text:time style:data-style-name="N2" text:time-value="09:31:08.3282425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Hirosky</meta:initial-creator>
    <meta:creation-date>2014-04-06T23:32:13.127558089</meta:creation-date>
    <dc:date>2014-11-01T14:02:23.637526030</dc:date>
    <meta:editing-duration>P1DT4H4M</meta:editing-duration>
    <meta:editing-cycles>144</meta:editing-cycles>
    <meta:generator>LibreOffice/4.2.6.3$Linux_X86_64 LibreOffice_project/420$Build-3</meta:generator>
    <meta:printed-by>Bob Hirosky</meta:printed-by>
    <meta:print-date>2014-04-12T13:34:49.151432710</meta:print-date>
    <meta:document-statistic meta:table-count="8" meta:cell-count="2079" meta:object-count="0"/>
  </office:meta>
</office:document-meta>
</file>